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width="0.053cm" svg:stroke-color="#3333ff" draw:marker-start-width="0.279cm" draw:marker-end-width="0.279cm" draw:fill="solid" draw:fill-color="#99ff99" draw:textarea-horizontal-align="justify" draw:textarea-vertical-align="middle" draw:auto-grow-height="false" fo:min-height="0.46cm" fo:min-width="2.496cm" fo:padding-top="0.151cm" fo:padding-bottom="0.151cm" fo:padding-left="0.276cm" fo:padding-right="0.276cm"/>
    </style:style>
    <style:style style:name="gr2" style:family="graphic" style:parent-style-name="standard">
      <style:graphic-properties svg:stroke-width="0.053cm" svg:stroke-color="#3333ff" draw:marker-start-width="0.279cm" draw:marker-end-width="0.279cm" draw:fill="none" draw:textarea-horizontal-align="justify" draw:textarea-vertical-align="middle" draw:auto-grow-height="false" fo:min-height="4.778cm" fo:min-width="3.258cm" fo:padding-top="0.151cm" fo:padding-bottom="0.151cm" fo:padding-left="0.276cm" fo:padding-right="0.276cm"/>
    </style:style>
    <style:style style:name="gr3" style:family="graphic" style:parent-style-name="objectwithoutfill">
      <style:graphic-properties svg:stroke-width="0.053cm" svg:stroke-color="#3333ff" draw:marker-start-width="0.28cm" draw:marker-end-width="0.28cm" draw:fill="none" draw:textarea-vertical-align="middle" fo:padding-top="0.152cm" fo:padding-bottom="0.152cm" fo:padding-left="0.277cm" fo:padding-right="0.277cm"/>
    </style:style>
    <style:style style:name="gr4" style:family="graphic" style:parent-style-name="standard">
      <style:graphic-properties draw:stroke="none" svg:stroke-color="#000000" draw:fill="none" draw:fill-color="#ffffff" fo:min-height="0.512cm"/>
    </style:style>
    <style:style style:name="gr5" style:family="graphic" style:parent-style-name="standard">
      <style:graphic-properties draw:stroke="none" svg:stroke-color="#000000" draw:fill="none" draw:fill-color="#ffffff" fo:min-height="0.475cm"/>
    </style:style>
    <style:style style:name="gr6" style:family="graphic" style:parent-style-name="standard">
      <style:graphic-properties draw:stroke="none" svg:stroke-color="#000000" draw:fill="none" draw:fill-color="#ffffff" fo:min-height="0.395cm"/>
    </style:style>
    <style:style style:name="gr7" style:family="graphic" style:parent-style-name="objectwithoutfill">
      <style:graphic-properties svg:stroke-width="0.106cm" svg:stroke-color="#3333ff" draw:marker-start="Arrow" draw:marker-start-width="0.359cm" draw:marker-end="Arrow" draw:marker-end-width="0.359cm" draw:fill="none" draw:textarea-vertical-align="middle" fo:padding-top="0.178cm" fo:padding-bottom="0.178cm" fo:padding-left="0.303cm" fo:padding-right="0.303cm"/>
    </style:style>
    <style:style style:name="gr8" style:family="graphic" style:parent-style-name="standard">
      <style:graphic-properties draw:stroke="none" svg:stroke-color="#000000" draw:fill="none" draw:fill-color="#ffffff" fo:min-height="6.481cm"/>
    </style:style>
    <style:style style:name="gr9" style:family="graphic" style:parent-style-name="objectwithoutfill">
      <style:graphic-properties svg:stroke-width="0.053cm" svg:stroke-color="#006600" draw:marker-start-width="0.28cm" draw:marker-end-width="0.28cm" draw:fill="none" draw:textarea-vertical-align="middle" fo:padding-top="0.152cm" fo:padding-bottom="0.152cm" fo:padding-left="0.277cm" fo:padding-right="0.277cm"/>
    </style:style>
    <style:style style:name="gr10" style:family="graphic" style:parent-style-name="standard">
      <style:graphic-properties draw:stroke="none" svg:stroke-color="#000000" draw:fill="none" draw:fill-color="#ffffff" fo:min-height="0.949cm"/>
    </style:style>
    <style:style style:name="gr11" style:family="graphic" style:parent-style-name="standard">
      <style:graphic-properties svg:stroke-width="0.053cm" svg:stroke-color="#3333ff" draw:marker-start-width="0.279cm" draw:marker-end-width="0.279cm" draw:fill="none" draw:textarea-horizontal-align="justify" draw:textarea-vertical-align="middle" draw:auto-grow-height="false" fo:min-height="4.778cm" fo:min-width="1.988cm" fo:padding-top="0.151cm" fo:padding-bottom="0.151cm" fo:padding-left="0.276cm" fo:padding-right="0.276cm"/>
    </style:style>
    <style:style style:name="gr12" style:family="graphic" style:parent-style-name="standard">
      <style:graphic-properties draw:stroke="none" svg:stroke-width="0.053cm" svg:stroke-color="#3333ff" draw:marker-start-width="0.279cm" draw:marker-end-width="0.279cm" draw:fill="solid" draw:fill-color="#ffffff" draw:textarea-horizontal-align="justify" draw:textarea-vertical-align="middle" draw:auto-grow-height="false" fo:min-height="0.46cm" fo:min-width="1.48cm" fo:padding-top="0.151cm" fo:padding-bottom="0.151cm" fo:padding-left="0.276cm" fo:padding-right="0.276cm"/>
    </style:style>
    <style:style style:name="gr13" style:family="graphic" style:parent-style-name="standard">
      <style:graphic-properties draw:stroke="none" svg:stroke-width="0.053cm" svg:stroke-color="#3333ff" draw:marker-start-width="0.279cm" draw:marker-end-width="0.279cm" draw:fill="solid" draw:fill-color="#ffffff" draw:textarea-horizontal-align="justify" draw:textarea-vertical-align="middle" draw:auto-grow-height="false" fo:min-height="0.46cm" fo:min-width="1.988cm" fo:padding-top="0.151cm" fo:padding-bottom="0.151cm" fo:padding-left="0.276cm" fo:padding-right="0.276cm"/>
    </style:style>
    <style:style style:name="gr14" style:family="graphic" style:parent-style-name="standard">
      <style:graphic-properties svg:stroke-width="0.053cm" svg:stroke-color="#3333ff" draw:marker-start-width="0.279cm" draw:marker-end-width="0.279cm" draw:fill="none" draw:textarea-horizontal-align="justify" draw:textarea-vertical-align="middle" draw:auto-grow-height="false" fo:min-height="4.778cm" fo:min-width="5.798cm" fo:padding-top="0.151cm" fo:padding-bottom="0.151cm" fo:padding-left="0.276cm" fo:padding-right="0.276cm"/>
    </style:style>
    <style:style style:name="gr15" style:family="graphic" style:parent-style-name="standard">
      <style:graphic-properties svg:stroke-width="0.053cm" svg:stroke-color="#ff6600" draw:marker-start-width="0.279cm" draw:marker-end-width="0.279cm" draw:fill="none" draw:textarea-horizontal-align="justify" draw:textarea-vertical-align="middle" draw:auto-grow-height="false" fo:min-height="0.46cm" fo:min-width="1.734cm" fo:padding-top="0.151cm" fo:padding-bottom="0.151cm" fo:padding-left="0.276cm" fo:padding-right="0.276cm"/>
    </style:style>
    <style:style style:name="gr16" style:family="graphic" style:parent-style-name="standard">
      <style:graphic-properties svg:stroke-width="0.053cm" svg:stroke-color="#3333ff" draw:marker-start-width="0.279cm" draw:marker-end-width="0.279cm" draw:fill="none" draw:textarea-horizontal-align="justify" draw:textarea-vertical-align="middle" draw:auto-grow-height="false" fo:min-height="0.46cm" fo:min-width="1.734cm" fo:padding-top="0.151cm" fo:padding-bottom="0.151cm" fo:padding-left="0.276cm" fo:padding-right="0.276cm"/>
    </style:style>
    <style:style style:name="gr17" style:family="graphic" style:parent-style-name="objectwithoutfill">
      <style:graphic-properties svg:stroke-width="0.053cm" svg:stroke-color="#66ccff" draw:marker-start-width="0.28cm" draw:marker-end-width="0.28cm" draw:fill="none" draw:textarea-vertical-align="middle" fo:padding-top="0.152cm" fo:padding-bottom="0.152cm" fo:padding-left="0.277cm" fo:padding-right="0.277cm"/>
    </style:style>
    <style:style style:name="gr18" style:family="graphic" style:parent-style-name="standard">
      <style:graphic-properties svg:stroke-width="0.053cm" svg:stroke-color="#66ccff" draw:marker-start-width="0.279cm" draw:marker-end-width="0.279cm" draw:fill="none" draw:textarea-horizontal-align="justify" draw:textarea-vertical-align="middle" draw:auto-grow-height="false" fo:min-height="4.778cm" fo:min-width="5.798cm" fo:padding-top="0.151cm" fo:padding-bottom="0.151cm" fo:padding-left="0.276cm" fo:padding-right="0.276cm"/>
    </style:style>
    <style:style style:name="gr19" style:family="graphic" style:parent-style-name="objectwithoutfill">
      <style:graphic-properties draw:stroke="dash" draw:stroke-dash="Ultrafine_20_Dashed" svg:stroke-width="0.106cm" svg:stroke-color="#ff6600" draw:marker-start-width="0.359cm" draw:marker-end-width="0.359cm" draw:fill="none" draw:textarea-vertical-align="middle" fo:padding-top="0.178cm" fo:padding-bottom="0.178cm" fo:padding-left="0.303cm" fo:padding-right="0.303cm"/>
    </style:style>
    <style:style style:name="gr20" style:family="graphic" style:parent-style-name="objectwithoutfill">
      <style:graphic-properties draw:stroke="dash" draw:stroke-dash="Ultrafine_20_Dashed" svg:stroke-width="0.106cm" svg:stroke-color="#ff6600" draw:marker-start="" draw:marker-start-width="0.359cm" draw:marker-end="" draw:marker-end-width="0.359cm" draw:fill="none" draw:textarea-vertical-align="middle" fo:padding-top="0.178cm" fo:padding-bottom="0.178cm" fo:padding-left="0.303cm" fo:padding-right="0.303cm"/>
    </style:style>
    <style:style style:name="gr21" style:family="graphic" style:parent-style-name="standard">
      <style:graphic-properties draw:stroke="none" svg:stroke-color="#66ccff" draw:fill="none" draw:fill-color="#ffffff" fo:min-height="0.475cm"/>
    </style:style>
    <style:style style:name="gr22" style:family="graphic" style:parent-style-name="objectwithoutfill">
      <style:graphic-properties svg:stroke-width="0.106cm" svg:stroke-color="#ff6600" draw:marker-start-width="0.359cm" draw:marker-end-width="0.359cm" draw:fill="none" draw:textarea-vertical-align="middle" fo:padding-top="0.178cm" fo:padding-bottom="0.178cm" fo:padding-left="0.303cm" fo:padding-right="0.303cm"/>
    </style:style>
    <style:style style:name="gr23" style:family="graphic" style:parent-style-name="objectwithoutfill">
      <style:graphic-properties svg:stroke-width="0.106cm" svg:stroke-color="#ff6600" draw:marker-start="Arrow" draw:marker-start-width="0.359cm" draw:marker-end-width="0.359cm" draw:fill="none" draw:textarea-vertical-align="middle" fo:padding-top="0.178cm" fo:padding-bottom="0.178cm" fo:padding-left="0.303cm" fo:padding-right="0.303cm"/>
    </style:style>
    <style:style style:name="gr24" style:family="graphic" style:parent-style-name="objectwithoutfill">
      <style:graphic-properties svg:stroke-width="0.106cm" svg:stroke-color="#ff6600" draw:marker-start="" draw:marker-start-width="0.359cm" draw:marker-end="" draw:marker-end-width="0.359cm" draw:fill="none" draw:textarea-vertical-align="middle" fo:padding-top="0.178cm" fo:padding-bottom="0.178cm" fo:padding-left="0.303cm" fo:padding-right="0.303cm"/>
    </style:style>
    <style:style style:name="gr25" style:family="graphic" style:parent-style-name="objectwithoutfill">
      <style:graphic-properties svg:stroke-width="0.106cm" svg:stroke-color="#ff6600" draw:marker-start="Arrow" draw:marker-start-width="0.359cm" draw:marker-end="" draw:marker-end-width="0.359cm" draw:fill="none" draw:textarea-vertical-align="middle" fo:padding-top="0.178cm" fo:padding-bottom="0.178cm" fo:padding-left="0.303cm" fo:padding-right="0.303cm"/>
    </style:style>
    <style:style style:name="gr26" style:family="graphic" style:parent-style-name="objectwithoutfill">
      <style:graphic-properties draw:stroke="dash" draw:stroke-dash="Ultrafine_20_Dashed" svg:stroke-width="0.106cm" svg:stroke-color="#ff6600" draw:marker-start="Arrow" draw:marker-start-width="0.359cm" draw:marker-end-width="0.359cm" draw:fill="none" draw:textarea-vertical-align="middle" fo:padding-top="0.178cm" fo:padding-bottom="0.178cm" fo:padding-left="0.303cm" fo:padding-right="0.303cm"/>
    </style:style>
    <style:style style:name="gr27" style:family="graphic" style:parent-style-name="standard">
      <style:graphic-properties svg:stroke-color="#ff6600" draw:fill-color="#ff6600" draw:textarea-horizontal-align="justify" draw:textarea-vertical-align="middle" draw:auto-grow-height="false" fo:min-height="0.512cm" fo:min-width="0.262cm"/>
    </style:style>
    <style:style style:name="gr28" style:family="graphic" style:parent-style-name="standard">
      <style:graphic-properties svg:stroke-width="0.053cm" svg:stroke-color="#3333ff" draw:marker-start-width="0.279cm" draw:marker-end-width="0.279cm" draw:fill="none" draw:textarea-horizontal-align="justify" draw:textarea-vertical-align="middle" draw:auto-grow-height="false" fo:min-height="0.968cm" fo:min-width="1.988cm" fo:padding-top="0.151cm" fo:padding-bottom="0.151cm" fo:padding-left="0.276cm" fo:padding-right="0.276cm"/>
    </style:style>
    <style:style style:name="gr29" style:family="graphic" style:parent-style-name="standard">
      <style:graphic-properties draw:stroke="none" svg:stroke-width="0.053cm" svg:stroke-color="#3333ff" draw:marker-start-width="0.279cm" draw:marker-end-width="0.279cm" draw:fill="solid" draw:fill-color="#99ff99" draw:textarea-horizontal-align="justify" draw:textarea-vertical-align="middle" draw:auto-grow-height="false" fo:min-height="0.968cm" fo:min-width="0.083cm" fo:padding-top="0.151cm" fo:padding-bottom="0.151cm" fo:padding-left="0.276cm" fo:padding-right="0.276cm"/>
    </style:style>
    <style:style style:name="gr30" style:family="graphic" style:parent-style-name="standard">
      <style:graphic-properties svg:stroke-width="0.053cm" svg:stroke-color="#3333ff" draw:marker-start-width="0.279cm" draw:marker-end-width="0.279cm" draw:fill="none" draw:textarea-horizontal-align="justify" draw:textarea-vertical-align="middle" draw:auto-grow-height="false" fo:min-height="0.968cm" fo:min-width="9.608cm" fo:padding-top="0.151cm" fo:padding-bottom="0.151cm" fo:padding-left="0.276cm" fo:padding-right="0.276cm"/>
    </style:style>
    <style:style style:name="gr31" style:family="graphic" style:parent-style-name="standard">
      <style:graphic-properties draw:stroke="none" svg:stroke-color="#000000" draw:fill="none" draw:fill-color="#ffffff" fo:min-height="3.56cm"/>
    </style:style>
    <style:style style:name="gr32" style:family="graphic" style:parent-style-name="standard">
      <style:graphic-properties draw:stroke="none" svg:stroke-color="#000000" draw:fill="none" draw:fill-color="#ffffff" fo:min-height="4.267cm"/>
    </style:style>
    <style:style style:name="gr33" style:family="graphic" style:parent-style-name="standard">
      <style:graphic-properties draw:stroke="none" svg:stroke-width="0.053cm" svg:stroke-color="#3333ff" draw:marker-start-width="0.279cm" draw:marker-end-width="0.279cm" draw:fill="solid" draw:fill-color="#99ff99" draw:textarea-horizontal-align="justify" draw:textarea-vertical-align="middle" draw:auto-grow-height="false" fo:min-height="0.968cm" fo:min-width="0.718cm" fo:padding-top="0.151cm" fo:padding-bottom="0.151cm" fo:padding-left="0.276cm" fo:padding-right="0.276cm"/>
    </style:style>
    <style:style style:name="gr34" style:family="graphic" style:parent-style-name="standard">
      <style:graphic-properties draw:stroke="none" svg:stroke-width="0.053cm" svg:stroke-color="#3333ff" draw:marker-start-width="0.279cm" draw:marker-end-width="0.279cm" draw:fill="solid" draw:fill-color="#99ff99" draw:textarea-horizontal-align="justify" draw:textarea-vertical-align="middle" draw:auto-grow-height="false" fo:min-height="0.968cm" fo:min-width="1.353cm" fo:padding-top="0.151cm" fo:padding-bottom="0.151cm" fo:padding-left="0.276cm" fo:padding-right="0.276cm"/>
    </style:style>
    <style:style style:name="gr35" style:family="graphic" style:parent-style-name="standard">
      <style:graphic-properties draw:stroke="none" svg:stroke-width="0.053cm" svg:stroke-color="#3333ff" draw:marker-start-width="0.279cm" draw:marker-end-width="0.279cm" draw:fill="solid" draw:fill-color="#99ff99" draw:textarea-horizontal-align="justify" draw:textarea-vertical-align="middle" draw:auto-grow-height="false" fo:min-height="0.968cm" fo:min-width="5.163cm" fo:padding-top="0.151cm" fo:padding-bottom="0.151cm" fo:padding-left="0.276cm" fo:padding-right="0.276cm"/>
    </style:style>
    <style:style style:name="P1" style:family="paragraph">
      <loext:graphic-properties draw:fill="solid" draw:fill-color="#99ff99"/>
      <style:paragraph-properties fo:text-align="center"/>
      <style:text-properties style:font-name="Ubuntu"/>
    </style:style>
    <style:style style:name="P2" style:family="paragraph">
      <loext:graphic-properties draw:fill="none"/>
      <style:paragraph-properties fo:text-align="center"/>
      <style:text-properties fo:color="#3333ff" style:font-name="Ubuntu"/>
    </style:style>
    <style:style style:name="P3" style:family="paragraph">
      <style:paragraph-properties fo:text-align="center"/>
    </style:style>
    <style:style style:name="P4" style:family="paragraph">
      <loext:graphic-properties draw:fill="none" draw:fill-color="#ffffff"/>
      <style:paragraph-properties fo:text-align="center"/>
      <style:text-properties fo:color="#3333ff" style:font-name="Ubuntu" fo:font-size="12pt" style:font-size-asian="12pt" style:font-size-complex="12pt"/>
    </style:style>
    <style:style style:name="P5" style:family="paragraph">
      <loext:graphic-properties draw:fill="none" draw:fill-color="#ffffff"/>
      <style:paragraph-properties fo:text-align="center"/>
      <style:text-properties fo:color="#3333ff" style:font-name="Ubuntu" fo:font-size="10pt" style:font-size-asian="10pt" style:font-size-complex="10pt"/>
    </style:style>
    <style:style style:name="P6" style:family="paragraph">
      <loext:graphic-properties draw:fill="none" draw:fill-color="#ffffff"/>
      <style:paragraph-properties fo:text-align="center"/>
      <style:text-properties fo:color="#3333ff" style:font-name="Ubuntu" fo:font-size="10pt" style:font-size-asian="12pt" style:font-size-complex="12pt"/>
    </style:style>
    <style:style style:name="P7" style:family="paragraph">
      <loext:graphic-properties draw:fill="none"/>
      <style:paragraph-properties fo:text-align="center"/>
      <style:text-properties style:font-name="Ubuntu"/>
    </style:style>
    <style:style style:name="P8" style:family="paragraph">
      <loext:graphic-properties draw:fill="none" draw:fill-color="#ffffff"/>
      <style:text-properties style:font-name="Ubuntu" fo:font-size="12pt" style:font-size-asian="12pt" style:font-size-complex="12pt"/>
    </style:style>
    <style:style style:name="P9" style:family="paragraph">
      <loext:graphic-properties draw:fill="none" draw:fill-color="#ffffff"/>
      <style:text-properties fo:color="#006600" style:font-name="Ubuntu" fo:font-size="12pt" style:font-size-asian="12pt" style:font-size-complex="12pt"/>
    </style:style>
    <style:style style:name="P10" style:family="paragraph">
      <loext:graphic-properties draw:fill="solid" draw:fill-color="#ffffff"/>
      <style:paragraph-properties fo:text-align="center"/>
      <style:text-properties fo:color="#3333ff" style:font-name="Ubuntu" fo:font-size="12pt"/>
    </style:style>
    <style:style style:name="P11" style:family="paragraph">
      <loext:graphic-properties draw:fill="none"/>
      <style:paragraph-properties fo:text-align="center"/>
      <style:text-properties fo:color="#ff6600" style:font-name="Ubuntu" fo:font-size="12pt"/>
    </style:style>
    <style:style style:name="P12" style:family="paragraph">
      <loext:graphic-properties draw:fill="none" draw:fill-color="#ffffff"/>
      <style:paragraph-properties fo:text-align="center"/>
      <style:text-properties fo:color="#ff6600" style:font-name="Ubuntu" fo:font-size="12pt" style:font-size-asian="12pt" style:font-size-complex="12pt"/>
    </style:style>
    <style:style style:name="P13" style:family="paragraph">
      <loext:graphic-properties draw:fill="none"/>
      <style:paragraph-properties fo:text-align="center"/>
      <style:text-properties fo:color="#3333ff" style:font-name="Ubuntu" fo:font-size="12pt"/>
    </style:style>
    <style:style style:name="P14" style:family="paragraph">
      <loext:graphic-properties draw:fill="none" draw:fill-color="#ffffff"/>
      <style:paragraph-properties fo:text-align="center"/>
      <style:text-properties fo:color="#3399ff" style:font-name="Ubuntu" fo:font-size="12pt" style:font-size-asian="12pt" style:font-size-complex="12pt"/>
    </style:style>
    <style:style style:name="P15" style:family="paragraph">
      <loext:graphic-properties draw:fill="none" draw:fill-color="#ffffff"/>
      <style:paragraph-properties fo:text-align="center"/>
      <style:text-properties fo:color="#66ccff" style:font-name="Ubuntu" fo:font-size="12pt" style:font-size-asian="12pt" style:font-size-complex="12pt"/>
    </style:style>
    <style:style style:name="P16" style:family="paragraph">
      <loext:graphic-properties draw:fill-color="#ff6600"/>
      <style:paragraph-properties fo:text-align="center"/>
    </style:style>
    <style:style style:name="T1" style:family="text">
      <style:text-properties fo:color="#3333ff" style:font-name="Ubuntu" fo:font-size="12pt" style:font-size-asian="12pt" style:font-size-complex="12pt"/>
    </style:style>
    <style:style style:name="T2" style:family="text">
      <style:text-properties fo:color="#3333ff" style:font-name="Ubuntu" fo:font-size="10pt" style:font-size-asian="10pt" style:font-size-complex="10pt"/>
    </style:style>
    <style:style style:name="T3" style:family="text">
      <style:text-properties fo:color="#3333ff" style:font-name="Ubuntu" fo:font-size="10pt" style:font-size-asian="12pt" style:font-size-complex="12pt"/>
    </style:style>
    <style:style style:name="T4" style:family="text">
      <style:text-properties style:font-name="Ubuntu" fo:font-size="12pt" style:font-size-asian="12pt" style:font-size-complex="12pt"/>
    </style:style>
    <style:style style:name="T5" style:family="text">
      <style:text-properties fo:color="#006600" style:font-name="Ubuntu" fo:font-size="12pt" style:font-size-asian="12pt" style:font-size-complex="12pt"/>
    </style:style>
    <style:style style:name="T6" style:family="text">
      <style:text-properties fo:color="#3333ff" style:font-name="Ubuntu" fo:font-size="12pt"/>
    </style:style>
    <style:style style:name="T7" style:family="text">
      <style:text-properties style:font-name="Ubuntu" fo:font-size="12pt" fo:font-weight="bold" style:font-size-asian="12pt" style:font-weight-asian="bold" style:font-size-complex="12pt" style:font-weight-complex="bold"/>
    </style:style>
    <style:style style:name="T8" style:family="text">
      <style:text-properties fo:color="#ff6600" style:font-name="Ubuntu" fo:font-size="12pt"/>
    </style:style>
    <style:style style:name="T9" style:family="text">
      <style:text-properties fo:color="#ff6600" style:font-name="Ubuntu" fo:font-size="12pt" style:font-size-asian="12pt" style:font-size-complex="12pt"/>
    </style:style>
    <style:style style:name="T10" style:family="text">
      <style:text-properties style:font-name="Ubuntu" fo:font-size="12pt" fo:font-style="italic" style:font-size-asian="12pt" style:font-style-asian="italic" style:font-size-complex="12pt" style:font-style-complex="italic"/>
    </style:style>
    <style:style style:name="T11" style:family="text">
      <style:text-properties fo:color="#3399ff" style:font-name="Ubuntu" fo:font-size="12pt" style:font-size-asian="12pt" style:font-size-complex="12pt"/>
    </style:style>
    <style:style style:name="T12" style:family="text">
      <style:text-properties fo:color="#66ccff" style:font-name="Ubuntu"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048cm" svg:height="0.762cm" svg:x="5.842cm" svg:y="3.81cm">
          <text:p/>
          <draw:enhanced-geometry svg:viewBox="0 0 21600 21600" draw:type="rectangle" draw:enhanced-path="M 0 0 L 21600 0 21600 21600 0 21600 0 0 Z N"/>
        </draw:custom-shape>
        <draw:custom-shape draw:style-name="gr2" draw:text-style-name="P2" draw:layer="layout" svg:width="3.81cm" svg:height="5.08cm" svg:x="5.08cm" svg:y="1.284cm">
          <text:p/>
          <draw:enhanced-geometry svg:viewBox="0 0 21600 21600" draw:type="rectangle" draw:enhanced-path="M 0 0 L 21600 0 21600 21600 0 21600 0 0 Z N"/>
        </draw:custom-shape>
        <draw:line draw:style-name="gr3" draw:text-style-name="P2" draw:layer="layout" svg:x1="5.08cm" svg:y1="5.348cm" svg:x2="8.89cm" svg:y2="5.348cm">
          <text:p/>
        </draw:line>
        <draw:line draw:style-name="gr3" draw:text-style-name="P2" draw:layer="layout" svg:x1="5.08cm" svg:y1="4.586cm" svg:x2="8.89cm" svg:y2="4.586cm">
          <text:p/>
        </draw:line>
        <draw:frame draw:style-name="gr4" draw:text-style-name="P4" draw:layer="layout" svg:width="3.81cm" svg:height="0.762cm" svg:x="5.08cm" svg:y="5.475cm">
          <draw:text-box>
            <text:p text:style-name="P3"><text:span text:style-name="T1">OS</text:span></text:p>
          </draw:text-box>
        </draw:frame>
        <draw:frame draw:style-name="gr5" draw:text-style-name="P4" draw:layer="layout" svg:width="3.81cm" svg:height="0.725cm" svg:x="5.08cm" svg:y="4.586cm">
          <draw:text-box>
            <text:p text:style-name="P3"><text:span text:style-name="T1">paho</text:span></text:p>
          </draw:text-box>
        </draw:frame>
        <draw:frame draw:style-name="gr5" draw:text-style-name="P4" draw:layer="layout" svg:width="2.286cm" svg:height="0.725cm" svg:x="5.842cm" svg:y="3.062cm">
          <draw:text-box>
            <text:p text:style-name="P3"><text:span text:style-name="T1">n</text:span><text:span text:style-name="T1">e</text:span><text:span text:style-name="T1">t</text:span></text:p>
          </draw:text-box>
        </draw:frame>
        <draw:frame draw:style-name="gr6" draw:text-style-name="P5" draw:layer="layout" svg:width="3.298cm" svg:height="0.645cm" draw:transform="rotate (1.58912228394084) translate (5.127cm 4.586cm)">
          <draw:text-box>
            <text:p text:style-name="P3"><text:span text:style-name="T2">BAC</text:span><text:span text:style-name="T2">pyp</text:span><text:span text:style-name="T2">es</text:span></text:p>
          </draw:text-box>
        </draw:frame>
        <draw:line draw:style-name="gr3" draw:text-style-name="P2" draw:layer="layout" svg:x1="5.842cm" svg:y1="1.284cm" svg:x2="5.842cm" svg:y2="4.586cm">
          <text:p/>
        </draw:line>
        <draw:frame draw:style-name="gr5" draw:text-style-name="P4" draw:layer="layout" svg:width="2.286cm" svg:height="0.725cm" svg:x="5.842cm" svg:y="3.824cm">
          <draw:text-box>
            <text:p text:style-name="P3"><text:span text:style-name="T1">bvll</text:span></text:p>
          </draw:text-box>
        </draw:frame>
        <draw:line draw:style-name="gr3" draw:text-style-name="P2" draw:layer="layout" svg:x1="5.842cm" svg:y1="3.824cm" svg:x2="8.89cm" svg:y2="3.824cm">
          <text:p/>
        </draw:line>
        <draw:line draw:style-name="gr3" draw:text-style-name="P2" draw:layer="layout" svg:x1="5.842cm" svg:y1="2.009cm" svg:x2="8.89cm" svg:y2="2.009cm">
          <text:p/>
        </draw:line>
        <draw:frame draw:style-name="gr5" draw:text-style-name="P6" draw:layer="layout" svg:width="2.286cm" svg:height="0.725cm" svg:x="5.842cm" svg:y="1.284cm">
          <draw:text-box>
            <text:p text:style-name="P3"><text:span text:style-name="T3">c</text:span><text:span text:style-name="T3">o</text:span><text:span text:style-name="T3">n</text:span><text:span text:style-name="T3">s</text:span><text:span text:style-name="T3">o</text:span><text:span text:style-name="T3">l</text:span><text:span text:style-name="T3">e</text:span></text:p>
          </draw:text-box>
        </draw:frame>
        <draw:line draw:style-name="gr7" draw:text-style-name="P7" draw:layer="layout" svg:x1="8.128cm" svg:y1="1.665cm" svg:x2="8.128cm" svg:y2="4.191cm">
          <text:p/>
        </draw:line>
        <draw:frame draw:style-name="gr5" draw:text-style-name="P4" draw:layer="layout" svg:width="2.286cm" svg:height="0.725cm" svg:x="5.842cm" svg:y="2.173cm">
          <draw:text-box>
            <text:p text:style-name="P3"><text:span text:style-name="T1">a</text:span><text:span text:style-name="T1">p</text:span><text:span text:style-name="T1">p</text:span></text:p>
          </draw:text-box>
        </draw:frame>
        <draw:line draw:style-name="gr3" draw:text-style-name="P2" draw:layer="layout" svg:x1="5.842cm" svg:y1="3.062cm" svg:x2="8.89cm" svg:y2="3.062cm">
          <text:p/>
        </draw:line>
        <draw:frame draw:style-name="gr5" draw:text-style-name="P4" draw:layer="layout" svg:width="3.81cm" svg:height="0.725cm" svg:x="5.08cm" svg:y="0.522cm">
          <draw:text-box>
            <text:p text:style-name="P3"><text:span text:style-name="T1">Console</text:span></text:p>
          </draw:text-box>
        </draw:frame>
        <draw:frame draw:style-name="gr8" draw:text-style-name="P8" draw:layer="layout" svg:width="6.35cm" svg:height="6.731cm" svg:x="12.7cm" svg:y="7.621cm">
          <draw:text-box>
            <text:p><text:span text:style-name="T4">The sample </text:span><text:span text:style-name="T4">console </text:span><text:span text:style-name="T4">application is </text:span><text:span text:style-name="T4">a Python </text:span><text:span text:style-name="T4">application </text:span><text:span text:style-name="T4">that uses the </text:span><text:span text:style-name="T4">paho library </text:span><text:span text:style-name="T4">from the </text:span><text:span text:style-name="T4">Eclipse </text:span><text:span text:style-name="T4">project. <text:s/>It </text:span><text:span text:style-name="T4">has the same </text:span><text:span text:style-name="T4">structure as </text:span><text:span text:style-name="T4">BACnet/IP </text:span><text:span text:style-name="T4">applications </text:span><text:span text:style-name="T4">but rather </text:span><text:span text:style-name="T4">than using </text:span><text:span text:style-name="T4">UDP sockets </text:span><text:span text:style-name="T4">uses MQTT </text:span><text:span text:style-name="T4">for </text:span><text:span text:style-name="T4">messaging.</text:span></text:p>
          </draw:text-box>
        </draw:frame>
        <draw:line draw:style-name="gr9" draw:text-style-name="P2" draw:layer="layout" svg:x1="8.89cm" svg:y1="4.191cm" svg:x2="10.16cm" svg:y2="4.191cm">
          <text:p/>
        </draw:line>
        <draw:frame draw:style-name="gr10" draw:text-style-name="P9" draw:layer="layout" svg:width="7.62cm" svg:height="1.199cm" svg:x="10.16cm" svg:y="3.81cm">
          <draw:text-box>
            <text:p><text:span text:style-name="T5">New BVLL </text:span><text:span text:style-name="T5">layer</text:span></text:p>
          </draw:text-box>
        </draw:frame>
      </draw:page>
      <draw:page draw:name="page2" draw:style-name="dp1" draw:master-page-name="Default">
        <draw:custom-shape draw:style-name="gr2" draw:text-style-name="P2" draw:layer="layout" svg:width="3.81cm" svg:height="5.08cm" svg:x="5.08cm" svg:y="1.284cm">
          <text:p/>
          <draw:enhanced-geometry svg:viewBox="0 0 21600 21600" draw:type="rectangle" draw:enhanced-path="M 0 0 L 21600 0 21600 21600 0 21600 0 0 Z N"/>
        </draw:custom-shape>
        <draw:line draw:style-name="gr3" draw:text-style-name="P2" draw:layer="layout" svg:x1="5.08cm" svg:y1="5.348cm" svg:x2="8.89cm" svg:y2="5.348cm">
          <text:p/>
        </draw:line>
        <draw:line draw:style-name="gr3" draw:text-style-name="P2" draw:layer="layout" svg:x1="5.08cm" svg:y1="4.586cm" svg:x2="8.89cm" svg:y2="4.586cm">
          <text:p/>
        </draw:line>
        <draw:custom-shape draw:style-name="gr11" draw:text-style-name="P7" draw:layer="layout" svg:width="2.54cm" svg:height="5.08cm" svg:x="13.97cm" svg:y="1.284cm">
          <text:p/>
          <draw:enhanced-geometry svg:viewBox="0 0 21600 21600" draw:type="rectangle" draw:enhanced-path="M 0 0 L 21600 0 21600 21600 0 21600 0 0 Z N"/>
        </draw:custom-shape>
        <draw:frame draw:style-name="gr4" draw:text-style-name="P4" draw:layer="layout" svg:width="3.81cm" svg:height="0.762cm" svg:x="5.08cm" svg:y="5.475cm">
          <draw:text-box>
            <text:p text:style-name="P3"><text:span text:style-name="T1">OS</text:span></text:p>
          </draw:text-box>
        </draw:frame>
        <draw:frame draw:style-name="gr5" draw:text-style-name="P4" draw:layer="layout" svg:width="3.81cm" svg:height="0.725cm" svg:x="5.08cm" svg:y="4.586cm">
          <draw:text-box>
            <text:p text:style-name="P3"><text:span text:style-name="T1">paho</text:span></text:p>
          </draw:text-box>
        </draw:frame>
        <draw:frame draw:style-name="gr5" draw:text-style-name="P4" draw:layer="layout" svg:width="2.286cm" svg:height="0.725cm" svg:x="5.842cm" svg:y="3.062cm">
          <draw:text-box>
            <text:p text:style-name="P3"><text:span text:style-name="T1">net</text:span></text:p>
          </draw:text-box>
        </draw:frame>
        <draw:frame draw:style-name="gr6" draw:text-style-name="P5" draw:layer="layout" svg:width="3.298cm" svg:height="0.645cm" draw:transform="rotate (1.58912228394084) translate (5.127cm 4.586cm)">
          <draw:text-box>
            <text:p text:style-name="P3"><text:span text:style-name="T2">BACpypes</text:span></text:p>
          </draw:text-box>
        </draw:frame>
        <draw:line draw:style-name="gr3" draw:text-style-name="P2" draw:layer="layout" svg:x1="5.842cm" svg:y1="1.284cm" svg:x2="5.842cm" svg:y2="4.586cm">
          <text:p/>
        </draw:line>
        <draw:frame draw:style-name="gr5" draw:text-style-name="P4" draw:layer="layout" svg:width="2.286cm" svg:height="0.725cm" svg:x="5.842cm" svg:y="3.824cm">
          <draw:text-box>
            <text:p text:style-name="P3"><text:span text:style-name="T1">bvll</text:span></text:p>
          </draw:text-box>
        </draw:frame>
        <draw:line draw:style-name="gr3" draw:text-style-name="P2" draw:layer="layout" svg:x1="5.842cm" svg:y1="3.824cm" svg:x2="8.89cm" svg:y2="3.824cm">
          <text:p/>
        </draw:line>
        <draw:line draw:style-name="gr3" draw:text-style-name="P2" draw:layer="layout" svg:x1="5.842cm" svg:y1="2.009cm" svg:x2="8.89cm" svg:y2="2.009cm">
          <text:p/>
        </draw:line>
        <draw:frame draw:style-name="gr5" draw:text-style-name="P6" draw:layer="layout" svg:width="3.048cm" svg:height="0.725cm" svg:x="5.842cm" svg:y="1.284cm">
          <draw:text-box>
            <text:p text:style-name="P3"><text:span text:style-name="T3">console</text:span></text:p>
          </draw:text-box>
        </draw:frame>
        <draw:frame draw:style-name="gr5" draw:text-style-name="P4" draw:layer="layout" svg:width="2.286cm" svg:height="0.725cm" svg:x="5.842cm" svg:y="2.173cm">
          <draw:text-box>
            <text:p text:style-name="P3"><text:span text:style-name="T1">app</text:span></text:p>
          </draw:text-box>
        </draw:frame>
        <draw:line draw:style-name="gr3" draw:text-style-name="P2" draw:layer="layout" svg:x1="5.842cm" svg:y1="3.062cm" svg:x2="8.89cm" svg:y2="3.062cm">
          <text:p/>
        </draw:line>
        <draw:line draw:style-name="gr3" draw:text-style-name="P2" draw:layer="layout" svg:x1="16.002cm" svg:y1="1.284cm" svg:x2="16.002cm" svg:y2="4.586cm">
          <text:p/>
        </draw:line>
        <draw:line draw:style-name="gr3" draw:text-style-name="P2" draw:layer="layout" svg:x1="13.97cm" svg:y1="2.046cm" svg:x2="16.002cm" svg:y2="2.046cm">
          <text:p/>
        </draw:line>
        <draw:line draw:style-name="gr3" draw:text-style-name="P2" draw:layer="layout" svg:x1="13.97cm" svg:y1="3.062cm" svg:x2="16.002cm" svg:y2="3.062cm">
          <text:p/>
        </draw:line>
        <draw:line draw:style-name="gr3" draw:text-style-name="P2" draw:layer="layout" svg:x1="13.97cm" svg:y1="3.824cm" svg:x2="16.002cm" svg:y2="3.824cm">
          <text:p/>
        </draw:line>
        <draw:line draw:style-name="gr3" draw:text-style-name="P2" draw:layer="layout" svg:x1="13.97cm" svg:y1="4.586cm" svg:x2="16.51cm" svg:y2="4.586cm">
          <text:p/>
        </draw:line>
        <draw:line draw:style-name="gr3" draw:text-style-name="P2" draw:layer="layout" svg:x1="13.97cm" svg:y1="5.348cm" svg:x2="16.51cm" svg:y2="5.348cm">
          <text:p/>
        </draw:line>
        <draw:line draw:style-name="gr7" draw:text-style-name="P7" draw:layer="layout" svg:x1="8.509cm" svg:y1="2.554cm" svg:x2="14.351cm" svg:y2="2.554cm">
          <text:p/>
        </draw:line>
        <draw:line draw:style-name="gr7" draw:text-style-name="P7" draw:layer="layout" svg:x1="8.509cm" svg:y1="3.443cm" svg:x2="14.351cm" svg:y2="3.443cm">
          <text:p/>
        </draw:line>
        <draw:line draw:style-name="gr7" draw:text-style-name="P7" draw:layer="layout" svg:x1="8.509cm" svg:y1="4.205cm" svg:x2="14.351cm" svg:y2="4.205cm">
          <text:p/>
        </draw:line>
        <draw:frame draw:style-name="gr5" draw:text-style-name="P4" draw:layer="layout" svg:width="3.81cm" svg:height="0.725cm" svg:x="5.08cm" svg:y="0.522cm">
          <draw:text-box>
            <text:p text:style-name="P3"><text:span text:style-name="T1">Console</text:span></text:p>
          </draw:text-box>
        </draw:frame>
        <draw:frame draw:style-name="gr5" draw:text-style-name="P4" draw:layer="layout" svg:width="2.54cm" svg:height="0.725cm" svg:x="13.97cm" svg:y="0.522cm">
          <draw:text-box>
            <text:p text:style-name="P3"><text:span text:style-name="T1">Console</text:span></text:p>
          </draw:text-box>
        </draw:frame>
        <draw:custom-shape draw:style-name="gr12" draw:text-style-name="P10" draw:layer="layout" svg:width="2.032cm" svg:height="0.762cm" svg:x="10.414cm" svg:y="2.173cm">
          <text:p text:style-name="P3"><text:span text:style-name="T6">APDU</text:span></text:p>
          <draw:enhanced-geometry svg:viewBox="0 0 21600 21600" draw:type="rectangle" draw:enhanced-path="M 0 0 L 21600 0 21600 21600 0 21600 0 0 Z N"/>
        </draw:custom-shape>
        <draw:custom-shape draw:style-name="gr12" draw:text-style-name="P10" draw:layer="layout" svg:width="2.032cm" svg:height="0.762cm" svg:x="10.414cm" svg:y="3.062cm">
          <text:p text:style-name="P3"><text:span text:style-name="T6">NPDU</text:span></text:p>
          <draw:enhanced-geometry svg:viewBox="0 0 21600 21600" draw:type="rectangle" draw:enhanced-path="M 0 0 L 21600 0 21600 21600 0 21600 0 0 Z N"/>
        </draw:custom-shape>
        <draw:custom-shape draw:style-name="gr13" draw:text-style-name="P10" draw:layer="layout" svg:width="2.54cm" svg:height="0.762cm" svg:x="10.16cm" svg:y="3.824cm">
          <text:p text:style-name="P3"><text:span text:style-name="T6">B</text:span><text:span text:style-name="T6">V</text:span><text:span text:style-name="T6">L</text:span><text:span text:style-name="T6">P</text:span><text:span text:style-name="T6">D</text:span><text:span text:style-name="T6">U</text:span></text:p>
          <draw:enhanced-geometry svg:viewBox="0 0 21600 21600" draw:type="rectangle" draw:enhanced-path="M 0 0 L 21600 0 21600 21600 0 21600 0 0 Z N"/>
        </draw:custom-shape>
        <draw:frame draw:style-name="gr8" draw:text-style-name="P8" draw:layer="layout" svg:width="6.35cm" svg:height="6.731cm" svg:x="12.7cm" svg:y="7.621cm">
          <draw:text-box>
            <text:p><text:span text:style-name="T4">Like all BACnet applications, each of the layers in a stack is designed to exchange some content with its peers in other stacks. <text:s/>The application layer exchanges information about objects and properties using APDUs, network layers exchange topology information.</text:span></text:p>
            <text:p><text:span text:style-name="T4"/></text:p>
            <text:p><text:span text:style-name="T4">The BACnet Virtual Link Layer is similar to BACnet/IP.</text:span></text:p>
          </draw:text-box>
        </draw:frame>
      </draw:page>
      <draw:page draw:name="page3" draw:style-name="dp1" draw:master-page-name="Default">
        <draw:custom-shape draw:style-name="gr14" draw:text-style-name="P7" draw:layer="layout" svg:width="6.35cm" svg:height="5.08cm" svg:x="2.54cm" svg:y="8.89cm">
          <text:p/>
          <draw:enhanced-geometry svg:viewBox="0 0 21600 21600" draw:type="rectangle" draw:enhanced-path="M 0 0 L 21600 0 21600 21600 0 21600 0 0 Z N"/>
        </draw:custom-shape>
        <draw:custom-shape draw:style-name="gr2" draw:text-style-name="P2" draw:layer="layout" svg:width="3.81cm" svg:height="5.08cm" svg:x="5.08cm" svg:y="1.27cm">
          <text:p/>
          <draw:enhanced-geometry svg:viewBox="0 0 21600 21600" draw:type="rectangle" draw:enhanced-path="M 0 0 L 21600 0 21600 21600 0 21600 0 0 Z N"/>
        </draw:custom-shape>
        <draw:line draw:style-name="gr3" draw:text-style-name="P2" draw:layer="layout" svg:x1="5.08cm" svg:y1="5.334cm" svg:x2="8.89cm" svg:y2="5.334cm">
          <text:p/>
        </draw:line>
        <draw:line draw:style-name="gr3" draw:text-style-name="P2" draw:layer="layout" svg:x1="5.08cm" svg:y1="4.572cm" svg:x2="8.89cm" svg:y2="4.572cm">
          <text:p/>
        </draw:line>
        <draw:line draw:style-name="gr3" draw:text-style-name="P7" draw:layer="layout" svg:x1="8.89cm" svg:y1="6.096cm" svg:x2="9.906cm" svg:y2="6.096cm">
          <text:p/>
        </draw:line>
        <draw:line draw:style-name="gr3" draw:text-style-name="P7" draw:layer="layout" svg:x1="8.89cm" svg:y1="5.588cm" svg:x2="10.414cm" svg:y2="5.588cm">
          <text:p/>
        </draw:line>
        <draw:line draw:style-name="gr3" draw:text-style-name="P7" draw:layer="layout" svg:x1="8.89cm" svg:y1="9.779cm" svg:x2="10.414cm" svg:y2="9.779cm">
          <text:p/>
        </draw:line>
        <draw:line draw:style-name="gr3" draw:text-style-name="P7" draw:layer="layout" svg:x1="8.89cm" svg:y1="9.271cm" svg:x2="9.906cm" svg:y2="9.271cm">
          <text:p/>
        </draw:line>
        <draw:frame draw:style-name="gr4" draw:text-style-name="P4" draw:layer="layout" svg:width="3.81cm" svg:height="0.762cm" svg:x="5.08cm" svg:y="5.461cm">
          <draw:text-box>
            <text:p text:style-name="P3"><text:span text:style-name="T1">OS</text:span></text:p>
          </draw:text-box>
        </draw:frame>
        <draw:frame draw:style-name="gr5" draw:text-style-name="P4" draw:layer="layout" svg:width="3.81cm" svg:height="0.725cm" svg:x="5.08cm" svg:y="4.572cm">
          <draw:text-box>
            <text:p text:style-name="P3"><text:span text:style-name="T1">paho</text:span></text:p>
          </draw:text-box>
        </draw:frame>
        <draw:frame draw:style-name="gr5" draw:text-style-name="P4" draw:layer="layout" svg:width="3.048cm" svg:height="0.725cm" svg:x="5.842cm" svg:y="3.048cm">
          <draw:text-box>
            <text:p text:style-name="P3"><text:span text:style-name="T1">net</text:span></text:p>
          </draw:text-box>
        </draw:frame>
        <draw:line draw:style-name="gr3" draw:text-style-name="P7" draw:layer="layout" svg:x1="9.906cm" svg:y1="6.096cm" svg:x2="9.906cm" svg:y2="9.271cm">
          <text:p/>
        </draw:line>
        <draw:line draw:style-name="gr3" draw:text-style-name="P7" draw:layer="layout" svg:x1="10.414cm" svg:y1="5.588cm" svg:x2="10.414cm" svg:y2="9.779cm">
          <text:p/>
        </draw:line>
        <draw:frame draw:style-name="gr6" draw:text-style-name="P5" draw:layer="layout" svg:width="3.298cm" svg:height="0.645cm" draw:transform="rotate (1.58912228394084) translate (5.127cm 4.572cm)">
          <draw:text-box>
            <text:p text:style-name="P3"><text:span text:style-name="T2">BACpypes</text:span></text:p>
          </draw:text-box>
        </draw:frame>
        <draw:line draw:style-name="gr3" draw:text-style-name="P2" draw:layer="layout" svg:x1="5.842cm" svg:y1="1.27cm" svg:x2="5.842cm" svg:y2="4.572cm">
          <text:p/>
        </draw:line>
        <draw:frame draw:style-name="gr5" draw:text-style-name="P4" draw:layer="layout" svg:width="3.048cm" svg:height="0.725cm" svg:x="5.842cm" svg:y="3.81cm">
          <draw:text-box>
            <text:p text:style-name="P3"><text:span text:style-name="T1">bvll</text:span></text:p>
          </draw:text-box>
        </draw:frame>
        <draw:line draw:style-name="gr3" draw:text-style-name="P2" draw:layer="layout" svg:x1="5.842cm" svg:y1="3.81cm" svg:x2="8.89cm" svg:y2="3.81cm">
          <text:p/>
        </draw:line>
        <draw:line draw:style-name="gr3" draw:text-style-name="P2" draw:layer="layout" svg:x1="5.842cm" svg:y1="1.995cm" svg:x2="8.89cm" svg:y2="1.995cm">
          <text:p/>
        </draw:line>
        <draw:frame draw:style-name="gr5" draw:text-style-name="P6" draw:layer="layout" svg:width="3.048cm" svg:height="0.725cm" svg:x="5.842cm" svg:y="1.27cm">
          <draw:text-box>
            <text:p text:style-name="P3"><text:span text:style-name="T3">console</text:span></text:p>
          </draw:text-box>
        </draw:frame>
        <draw:frame draw:style-name="gr5" draw:text-style-name="P4" draw:layer="layout" svg:width="3.048cm" svg:height="0.725cm" svg:x="5.842cm" svg:y="2.159cm">
          <draw:text-box>
            <text:p text:style-name="P3"><text:span text:style-name="T1">app</text:span></text:p>
          </draw:text-box>
        </draw:frame>
        <draw:line draw:style-name="gr3" draw:text-style-name="P2" draw:layer="layout" svg:x1="5.842cm" svg:y1="3.048cm" svg:x2="8.89cm" svg:y2="3.048cm">
          <text:p/>
        </draw:line>
        <draw:frame draw:style-name="gr5" draw:text-style-name="P4" draw:layer="layout" svg:width="6.35cm" svg:height="0.725cm" svg:x="2.54cm" svg:y="8.128cm">
          <draw:text-box>
            <text:p text:style-name="P3"><text:span text:style-name="T1">MQTT Broker</text:span></text:p>
          </draw:text-box>
        </draw:frame>
        <draw:frame draw:style-name="gr5" draw:text-style-name="P4" draw:layer="layout" svg:width="3.81cm" svg:height="0.725cm" svg:x="5.08cm" svg:y="0.508cm">
          <draw:text-box>
            <text:p text:style-name="P3"><text:span text:style-name="T1">Console</text:span></text:p>
          </draw:text-box>
        </draw:frame>
        <draw:frame draw:style-name="gr8" draw:text-style-name="P8" draw:layer="layout" svg:width="6.35cm" svg:height="6.731cm" svg:x="12.7cm" svg:y="7.621cm">
          <draw:text-box>
            <text:p><text:span text:style-name="T4">BACnet/MQTT peers are TCP clients of a </text:span><text:span text:style-name="T7">broker</text:span><text:span text:style-name="T4"> which provides a </text:span><text:span text:style-name="T7">publish/subscribe</text:span><text:span text:style-name="T4"> service organized into </text:span><text:span text:style-name="T7">topics</text:span><text:span text:style-name="T4">. <text:s/>MQTT provides few restrictions on topic names, no restriction on what clients can publish to which topics, or which clients can subscribe to topics. Some implementations provide that as an additional service, along with automatic failover and clustering.</text:span></text:p>
          </draw:text-box>
        </draw:frame>
      </draw:page>
      <draw:page draw:name="page4" draw:style-name="dp1" draw:master-page-name="Default">
        <draw:custom-shape draw:style-name="gr14" draw:text-style-name="P7" draw:layer="layout" svg:width="6.35cm" svg:height="5.08cm" svg:x="2.527cm" svg:y="8.89cm">
          <text:p/>
          <draw:enhanced-geometry svg:viewBox="0 0 21600 21600" draw:type="rectangle" draw:enhanced-path="M 0 0 L 21600 0 21600 21600 0 21600 0 0 Z N"/>
        </draw:custom-shape>
        <draw:custom-shape draw:style-name="gr2" draw:text-style-name="P2" draw:layer="layout" svg:width="3.81cm" svg:height="5.08cm" svg:x="5.067cm" svg:y="1.27cm">
          <text:p/>
          <draw:enhanced-geometry svg:viewBox="0 0 21600 21600" draw:type="rectangle" draw:enhanced-path="M 0 0 L 21600 0 21600 21600 0 21600 0 0 Z N"/>
        </draw:custom-shape>
        <draw:line draw:style-name="gr3" draw:text-style-name="P2" draw:layer="layout" svg:x1="5.067cm" svg:y1="5.334cm" svg:x2="8.877cm" svg:y2="5.334cm">
          <text:p/>
        </draw:line>
        <draw:line draw:style-name="gr3" draw:text-style-name="P2" draw:layer="layout" svg:x1="5.067cm" svg:y1="4.572cm" svg:x2="8.877cm" svg:y2="4.572cm">
          <text:p/>
        </draw:line>
        <draw:custom-shape draw:style-name="gr15" draw:text-style-name="P11" draw:layer="layout" svg:width="2.286cm" svg:height="0.762cm" svg:x="4.826cm" svg:y="9.144cm">
          <text:p text:style-name="P3"><text:span text:style-name="T8">123</text:span></text:p>
          <draw:enhanced-geometry svg:viewBox="0 0 21600 21600" draw:type="rectangle" draw:enhanced-path="M 0 0 L 21600 0 21600 21600 0 21600 0 0 Z N"/>
        </draw:custom-shape>
        <draw:line draw:style-name="gr3" draw:text-style-name="P7" draw:layer="layout" svg:x1="8.877cm" svg:y1="6.096cm" svg:x2="9.893cm" svg:y2="6.096cm">
          <text:p/>
        </draw:line>
        <draw:line draw:style-name="gr3" draw:text-style-name="P7" draw:layer="layout" svg:x1="8.877cm" svg:y1="5.588cm" svg:x2="10.401cm" svg:y2="5.588cm">
          <text:p/>
        </draw:line>
        <draw:line draw:style-name="gr3" draw:text-style-name="P7" draw:layer="layout" svg:x1="8.877cm" svg:y1="9.779cm" svg:x2="10.401cm" svg:y2="9.779cm">
          <text:p/>
        </draw:line>
        <draw:line draw:style-name="gr3" draw:text-style-name="P7" draw:layer="layout" svg:x1="8.877cm" svg:y1="9.271cm" svg:x2="9.893cm" svg:y2="9.271cm">
          <text:p/>
        </draw:line>
        <draw:frame draw:style-name="gr4" draw:text-style-name="P4" draw:layer="layout" svg:width="3.823cm" svg:height="0.762cm" svg:x="5.067cm" svg:y="5.461cm">
          <draw:text-box>
            <text:p text:style-name="P3"><text:span text:style-name="T1">OS</text:span></text:p>
          </draw:text-box>
        </draw:frame>
        <draw:frame draw:style-name="gr5" draw:text-style-name="P4" draw:layer="layout" svg:width="3.823cm" svg:height="0.725cm" svg:x="5.067cm" svg:y="4.572cm">
          <draw:text-box>
            <text:p text:style-name="P3"><text:span text:style-name="T1">paho</text:span></text:p>
          </draw:text-box>
        </draw:frame>
        <draw:frame draw:style-name="gr5" draw:text-style-name="P4" draw:layer="layout" svg:width="3.061cm" svg:height="0.725cm" svg:x="5.829cm" svg:y="3.048cm">
          <draw:text-box>
            <text:p text:style-name="P3"><text:span text:style-name="T1">net</text:span></text:p>
          </draw:text-box>
        </draw:frame>
        <draw:line draw:style-name="gr3" draw:text-style-name="P7" draw:layer="layout" svg:x1="9.893cm" svg:y1="6.096cm" svg:x2="9.893cm" svg:y2="9.271cm">
          <text:p/>
        </draw:line>
        <draw:line draw:style-name="gr3" draw:text-style-name="P7" draw:layer="layout" svg:x1="10.401cm" svg:y1="5.588cm" svg:x2="10.401cm" svg:y2="9.779cm">
          <text:p/>
        </draw:line>
        <draw:frame draw:style-name="gr5" draw:text-style-name="P12" draw:layer="layout" svg:width="2.286cm" svg:height="0.725cm" svg:x="2.54cm" svg:y="9.144cm">
          <draw:text-box>
            <text:p text:style-name="P3"><text:span text:style-name="T9">Net</text:span></text:p>
          </draw:text-box>
        </draw:frame>
        <draw:frame draw:style-name="gr6" draw:text-style-name="P5" draw:layer="layout" svg:width="3.298cm" svg:height="0.645cm" draw:transform="rotate (1.58912228394084) translate (5.114cm 4.572cm)">
          <draw:text-box>
            <text:p text:style-name="P3"><text:span text:style-name="T2">BACpypes</text:span></text:p>
          </draw:text-box>
        </draw:frame>
        <draw:line draw:style-name="gr3" draw:text-style-name="P2" draw:layer="layout" svg:x1="5.829cm" svg:y1="1.27cm" svg:x2="5.829cm" svg:y2="4.572cm">
          <text:p/>
        </draw:line>
        <draw:frame draw:style-name="gr5" draw:text-style-name="P4" draw:layer="layout" svg:width="3.061cm" svg:height="0.725cm" svg:x="5.829cm" svg:y="3.81cm">
          <draw:text-box>
            <text:p text:style-name="P3"><text:span text:style-name="T1">bvll</text:span></text:p>
          </draw:text-box>
        </draw:frame>
        <draw:line draw:style-name="gr3" draw:text-style-name="P2" draw:layer="layout" svg:x1="5.829cm" svg:y1="3.81cm" svg:x2="8.877cm" svg:y2="3.81cm">
          <text:p/>
        </draw:line>
        <draw:line draw:style-name="gr3" draw:text-style-name="P2" draw:layer="layout" svg:x1="5.829cm" svg:y1="1.995cm" svg:x2="8.877cm" svg:y2="1.995cm">
          <text:p/>
        </draw:line>
        <draw:frame draw:style-name="gr5" draw:text-style-name="P6" draw:layer="layout" svg:width="3.061cm" svg:height="0.725cm" svg:x="5.829cm" svg:y="1.27cm">
          <draw:text-box>
            <text:p text:style-name="P3"><text:span text:style-name="T3">console</text:span></text:p>
          </draw:text-box>
        </draw:frame>
        <draw:frame draw:style-name="gr5" draw:text-style-name="P4" draw:layer="layout" svg:width="3.061cm" svg:height="0.725cm" svg:x="5.829cm" svg:y="2.159cm">
          <draw:text-box>
            <text:p text:style-name="P3"><text:span text:style-name="T1">app</text:span></text:p>
          </draw:text-box>
        </draw:frame>
        <draw:line draw:style-name="gr3" draw:text-style-name="P2" draw:layer="layout" svg:x1="5.829cm" svg:y1="3.048cm" svg:x2="8.877cm" svg:y2="3.048cm">
          <text:p/>
        </draw:line>
        <draw:frame draw:style-name="gr5" draw:text-style-name="P4" draw:layer="layout" svg:width="6.35cm" svg:height="0.725cm" svg:x="2.527cm" svg:y="8.128cm">
          <draw:text-box>
            <text:p text:style-name="P3"><text:span text:style-name="T1">MQTT Broker</text:span></text:p>
          </draw:text-box>
        </draw:frame>
        <draw:frame draw:style-name="gr5" draw:text-style-name="P4" draw:layer="layout" svg:width="3.81cm" svg:height="0.725cm" svg:x="5.067cm" svg:y="0.508cm">
          <draw:text-box>
            <text:p text:style-name="P3"><text:span text:style-name="T1">Console</text:span></text:p>
          </draw:text-box>
        </draw:frame>
        <draw:frame draw:style-name="gr8" draw:text-style-name="P8" draw:layer="layout" svg:width="6.35cm" svg:height="6.731cm" svg:x="12.687cm" svg:y="7.621cm">
          <draw:text-box>
            <text:p><text:span text:style-name="T4">MQTT Topics are structured in a hierarchy similar to folders and files in a file system using the forward slash ( / ) as a delimiter. <text:s/>BACnet/MQTT divides that into a </text:span><text:span text:style-name="T7">network</text:span><text:span text:style-name="T4"> and an </text:span><text:span text:style-name="T7">address</text:span><text:span text:style-name="T4">, where the network name is unrestricted and the address is the virtual MAC address of the client, decimal encoded.</text:span></text:p>
            <text:p><text:span text:style-name="T4"/></text:p>
            <text:p><text:span text:style-name="T10">Topic names are case sensitive.</text:span></text:p>
          </draw:text-box>
        </draw:frame>
        <draw:frame draw:style-name="gr5" draw:text-style-name="P12" draw:layer="layout" svg:width="5.334cm" svg:height="0.725cm" svg:x="3.048cm" svg:y="10.197cm">
          <draw:text-box>
            <text:p text:style-name="P3"><text:span text:style-name="T9">b/123</text:span></text:p>
          </draw:text-box>
        </draw:frame>
      </draw:page>
      <draw:page draw:name="page5" draw:style-name="dp1" draw:master-page-name="Default">
        <draw:custom-shape draw:style-name="gr14" draw:text-style-name="P7" draw:layer="layout" svg:width="6.35cm" svg:height="5.08cm" svg:x="2.54cm" svg:y="8.89cm">
          <text:p/>
          <draw:enhanced-geometry svg:viewBox="0 0 21600 21600" draw:type="rectangle" draw:enhanced-path="M 0 0 L 21600 0 21600 21600 0 21600 0 0 Z N"/>
        </draw:custom-shape>
        <draw:custom-shape draw:style-name="gr2" draw:text-style-name="P2" draw:layer="layout" svg:width="3.81cm" svg:height="5.08cm" svg:x="5.08cm" svg:y="1.27cm">
          <text:p/>
          <draw:enhanced-geometry svg:viewBox="0 0 21600 21600" draw:type="rectangle" draw:enhanced-path="M 0 0 L 21600 0 21600 21600 0 21600 0 0 Z N"/>
        </draw:custom-shape>
        <draw:line draw:style-name="gr3" draw:text-style-name="P2" draw:layer="layout" svg:x1="5.08cm" svg:y1="5.334cm" svg:x2="8.89cm" svg:y2="5.334cm">
          <text:p/>
        </draw:line>
        <draw:line draw:style-name="gr3" draw:text-style-name="P2" draw:layer="layout" svg:x1="5.08cm" svg:y1="4.572cm" svg:x2="8.89cm" svg:y2="4.572cm">
          <text:p/>
        </draw:line>
        <draw:custom-shape draw:style-name="gr16" draw:text-style-name="P13" draw:layer="layout" svg:width="2.286cm" svg:height="0.762cm" svg:x="4.826cm" svg:y="9.145cm">
          <text:p text:style-name="P3"><text:span text:style-name="T6">123</text:span></text:p>
          <draw:enhanced-geometry svg:viewBox="0 0 21600 21600" draw:type="rectangle" draw:enhanced-path="M 0 0 L 21600 0 21600 21600 0 21600 0 0 Z N"/>
        </draw:custom-shape>
        <draw:line draw:style-name="gr3" draw:text-style-name="P7" draw:layer="layout" svg:x1="8.89cm" svg:y1="6.096cm" svg:x2="9.906cm" svg:y2="6.096cm">
          <text:p/>
        </draw:line>
        <draw:line draw:style-name="gr3" draw:text-style-name="P7" draw:layer="layout" svg:x1="8.89cm" svg:y1="5.588cm" svg:x2="10.414cm" svg:y2="5.588cm">
          <text:p/>
        </draw:line>
        <draw:line draw:style-name="gr3" draw:text-style-name="P7" draw:layer="layout" svg:x1="8.89cm" svg:y1="9.779cm" svg:x2="10.414cm" svg:y2="9.779cm">
          <text:p/>
        </draw:line>
        <draw:line draw:style-name="gr3" draw:text-style-name="P7" draw:layer="layout" svg:x1="8.89cm" svg:y1="9.271cm" svg:x2="9.906cm" svg:y2="9.271cm">
          <text:p/>
        </draw:line>
        <draw:custom-shape draw:style-name="gr15" draw:text-style-name="P11" draw:layer="layout" svg:width="2.286cm" svg:height="0.762cm" svg:x="4.826cm" svg:y="12.955cm">
          <text:p text:style-name="P3"><text:span text:style-name="T8">b</text:span></text:p>
          <draw:enhanced-geometry svg:viewBox="0 0 21600 21600" draw:type="rectangle" draw:enhanced-path="M 0 0 L 21600 0 21600 21600 0 21600 0 0 Z N"/>
        </draw:custom-shape>
        <draw:frame draw:style-name="gr4" draw:text-style-name="P4" draw:layer="layout" svg:width="3.81cm" svg:height="0.762cm" svg:x="5.08cm" svg:y="5.461cm">
          <draw:text-box>
            <text:p text:style-name="P3"><text:span text:style-name="T1">OS</text:span></text:p>
          </draw:text-box>
        </draw:frame>
        <draw:frame draw:style-name="gr5" draw:text-style-name="P4" draw:layer="layout" svg:width="3.81cm" svg:height="0.725cm" svg:x="5.08cm" svg:y="4.572cm">
          <draw:text-box>
            <text:p text:style-name="P3"><text:span text:style-name="T1">paho</text:span></text:p>
          </draw:text-box>
        </draw:frame>
        <draw:frame draw:style-name="gr5" draw:text-style-name="P4" draw:layer="layout" svg:width="3.048cm" svg:height="0.725cm" svg:x="5.842cm" svg:y="3.048cm">
          <draw:text-box>
            <text:p text:style-name="P3"><text:span text:style-name="T1">net</text:span></text:p>
          </draw:text-box>
        </draw:frame>
        <draw:line draw:style-name="gr3" draw:text-style-name="P7" draw:layer="layout" svg:x1="9.906cm" svg:y1="6.096cm" svg:x2="9.906cm" svg:y2="9.271cm">
          <text:p/>
        </draw:line>
        <draw:line draw:style-name="gr3" draw:text-style-name="P7" draw:layer="layout" svg:x1="10.414cm" svg:y1="5.588cm" svg:x2="10.414cm" svg:y2="9.779cm">
          <text:p/>
        </draw:line>
        <draw:frame draw:style-name="gr5" draw:text-style-name="P4" draw:layer="layout" svg:width="2.286cm" svg:height="0.725cm" svg:x="2.54cm" svg:y="9.144cm">
          <draw:text-box>
            <text:p text:style-name="P3"><text:span text:style-name="T1">Net</text:span></text:p>
          </draw:text-box>
        </draw:frame>
        <draw:frame draw:style-name="gr6" draw:text-style-name="P5" draw:layer="layout" svg:width="3.298cm" svg:height="0.645cm" draw:transform="rotate (1.58912228394084) translate (5.127cm 4.572cm)">
          <draw:text-box>
            <text:p text:style-name="P3"><text:span text:style-name="T2">BACpypes</text:span></text:p>
          </draw:text-box>
        </draw:frame>
        <draw:line draw:style-name="gr3" draw:text-style-name="P2" draw:layer="layout" svg:x1="5.842cm" svg:y1="1.27cm" svg:x2="5.842cm" svg:y2="4.572cm">
          <text:p/>
        </draw:line>
        <draw:frame draw:style-name="gr5" draw:text-style-name="P4" draw:layer="layout" svg:width="3.048cm" svg:height="0.725cm" svg:x="5.842cm" svg:y="3.81cm">
          <draw:text-box>
            <text:p text:style-name="P3"><text:span text:style-name="T1">bvll</text:span></text:p>
          </draw:text-box>
        </draw:frame>
        <draw:line draw:style-name="gr3" draw:text-style-name="P2" draw:layer="layout" svg:x1="5.842cm" svg:y1="3.81cm" svg:x2="8.89cm" svg:y2="3.81cm">
          <text:p/>
        </draw:line>
        <draw:line draw:style-name="gr3" draw:text-style-name="P2" draw:layer="layout" svg:x1="5.842cm" svg:y1="1.995cm" svg:x2="8.89cm" svg:y2="1.995cm">
          <text:p/>
        </draw:line>
        <draw:frame draw:style-name="gr5" draw:text-style-name="P6" draw:layer="layout" svg:width="3.048cm" svg:height="0.725cm" svg:x="5.842cm" svg:y="1.27cm">
          <draw:text-box>
            <text:p text:style-name="P3"><text:span text:style-name="T3">console</text:span></text:p>
          </draw:text-box>
        </draw:frame>
        <draw:frame draw:style-name="gr5" draw:text-style-name="P4" draw:layer="layout" svg:width="3.048cm" svg:height="0.725cm" svg:x="5.842cm" svg:y="2.159cm">
          <draw:text-box>
            <text:p text:style-name="P3"><text:span text:style-name="T1">app</text:span></text:p>
          </draw:text-box>
        </draw:frame>
        <draw:line draw:style-name="gr3" draw:text-style-name="P2" draw:layer="layout" svg:x1="5.842cm" svg:y1="3.048cm" svg:x2="8.89cm" svg:y2="3.048cm">
          <text:p/>
        </draw:line>
        <draw:frame draw:style-name="gr5" draw:text-style-name="P4" draw:layer="layout" svg:width="6.35cm" svg:height="0.725cm" svg:x="2.54cm" svg:y="8.128cm">
          <draw:text-box>
            <text:p text:style-name="P3"><text:span text:style-name="T1">MQTT Broker</text:span></text:p>
          </draw:text-box>
        </draw:frame>
        <draw:frame draw:style-name="gr5" draw:text-style-name="P4" draw:layer="layout" svg:width="3.81cm" svg:height="0.725cm" svg:x="5.08cm" svg:y="0.508cm">
          <draw:text-box>
            <text:p text:style-name="P3"><text:span text:style-name="T1">Console</text:span></text:p>
          </draw:text-box>
        </draw:frame>
        <draw:frame draw:style-name="gr8" draw:text-style-name="P8" draw:layer="layout" svg:width="6.35cm" svg:height="6.731cm" svg:x="12.7cm" svg:y="7.62cm">
          <draw:text-box>
            <text:p><text:span text:style-name="T4">BACnet/MQTT reserves a special </text:span><text:span text:style-name="T7">broadcast topic</text:span><text:span text:style-name="T4"> that is shared by all of the clients and functions as the broadcast MAC address for the virtual network.</text:span></text:p>
          </draw:text-box>
        </draw:frame>
      </draw:page>
      <draw:page draw:name="page6" draw:style-name="dp1" draw:master-page-name="Default">
        <draw:line draw:style-name="gr17" draw:text-style-name="P7" draw:layer="layout" svg:x1="8.89cm" svg:y1="6.093cm" svg:x2="9.906cm" svg:y2="6.093cm">
          <text:p/>
        </draw:line>
        <draw:line draw:style-name="gr17" draw:text-style-name="P7" draw:layer="layout" svg:x1="8.89cm" svg:y1="5.585cm" svg:x2="10.414cm" svg:y2="5.585cm">
          <text:p/>
        </draw:line>
        <draw:custom-shape draw:style-name="gr18" draw:text-style-name="P7" draw:layer="layout" svg:width="6.35cm" svg:height="5.08cm" svg:x="2.54cm" svg:y="8.887cm">
          <text:p/>
          <draw:enhanced-geometry svg:viewBox="0 0 21600 21600" draw:type="rectangle" draw:enhanced-path="M 0 0 L 21600 0 21600 21600 0 21600 0 0 Z N"/>
        </draw:custom-shape>
        <draw:custom-shape draw:style-name="gr2" draw:text-style-name="P2" draw:layer="layout" svg:width="3.81cm" svg:height="5.08cm" svg:x="5.08cm" svg:y="1.267cm">
          <text:p/>
          <draw:enhanced-geometry svg:viewBox="0 0 21600 21600" draw:type="rectangle" draw:enhanced-path="M 0 0 L 21600 0 21600 21600 0 21600 0 0 Z N"/>
        </draw:custom-shape>
        <draw:line draw:style-name="gr19" draw:text-style-name="P7" draw:layer="layout" svg:x1="8.128cm" svg:y1="5.839cm" svg:x2="10.16cm" svg:y2="5.839cm">
          <text:p/>
        </draw:line>
        <draw:line draw:style-name="gr19" draw:text-style-name="P7" draw:layer="layout" svg:x1="10.16cm" svg:y1="5.839cm" svg:x2="10.16cm" svg:y2="9.522cm">
          <text:p/>
        </draw:line>
        <draw:line draw:style-name="gr3" draw:text-style-name="P2" draw:layer="layout" svg:x1="5.08cm" svg:y1="5.331cm" svg:x2="8.89cm" svg:y2="5.331cm">
          <text:p/>
        </draw:line>
        <draw:line draw:style-name="gr3" draw:text-style-name="P2" draw:layer="layout" svg:x1="5.08cm" svg:y1="4.569cm" svg:x2="8.89cm" svg:y2="4.569cm">
          <text:p/>
        </draw:line>
        <draw:custom-shape draw:style-name="gr16" draw:text-style-name="P13" draw:layer="layout" svg:width="2.286cm" svg:height="0.762cm" svg:x="4.826cm" svg:y="9.144cm">
          <text:p text:style-name="P3"><text:span text:style-name="T6">123</text:span></text:p>
          <draw:enhanced-geometry svg:viewBox="0 0 21600 21600" draw:type="rectangle" draw:enhanced-path="M 0 0 L 21600 0 21600 21600 0 21600 0 0 Z N"/>
        </draw:custom-shape>
        <draw:line draw:style-name="gr19" draw:text-style-name="P7" draw:layer="layout" svg:x1="8.128cm" svg:y1="9.522cm" svg:x2="10.16cm" svg:y2="9.522cm">
          <text:p/>
        </draw:line>
        <draw:line draw:style-name="gr17" draw:text-style-name="P7" draw:layer="layout" svg:x1="8.89cm" svg:y1="9.776cm" svg:x2="10.414cm" svg:y2="9.776cm">
          <text:p/>
        </draw:line>
        <draw:line draw:style-name="gr17" draw:text-style-name="P7" draw:layer="layout" svg:x1="8.89cm" svg:y1="9.268cm" svg:x2="9.906cm" svg:y2="9.268cm">
          <text:p/>
        </draw:line>
        <draw:custom-shape draw:style-name="gr16" draw:text-style-name="P13" draw:layer="layout" svg:width="2.286cm" svg:height="0.762cm" svg:x="4.826cm" svg:y="12.954cm">
          <text:p text:style-name="P3"><text:span text:style-name="T6">b</text:span></text:p>
          <draw:enhanced-geometry svg:viewBox="0 0 21600 21600" draw:type="rectangle" draw:enhanced-path="M 0 0 L 21600 0 21600 21600 0 21600 0 0 Z N"/>
        </draw:custom-shape>
        <draw:line draw:style-name="gr19" draw:text-style-name="P7" draw:layer="layout" svg:x1="7.112cm" svg:y1="13.335cm" svg:x2="8.128cm" svg:y2="13.332cm">
          <text:p/>
        </draw:line>
        <draw:frame draw:style-name="gr4" draw:text-style-name="P4" draw:layer="layout" svg:width="3.048cm" svg:height="0.762cm" svg:x="5.08cm" svg:y="5.458cm">
          <draw:text-box>
            <text:p text:style-name="P3"><text:span text:style-name="T1">OS</text:span></text:p>
          </draw:text-box>
        </draw:frame>
        <draw:frame draw:style-name="gr5" draw:text-style-name="P4" draw:layer="layout" svg:width="3.048cm" svg:height="0.725cm" svg:x="5.08cm" svg:y="4.569cm">
          <draw:text-box>
            <text:p text:style-name="P3"><text:span text:style-name="T1">paho</text:span></text:p>
          </draw:text-box>
        </draw:frame>
        <draw:frame draw:style-name="gr5" draw:text-style-name="P4" draw:layer="layout" svg:width="3.048cm" svg:height="0.725cm" svg:x="5.842cm" svg:y="3.045cm">
          <draw:text-box>
            <text:p text:style-name="P3"><text:span text:style-name="T1">net</text:span></text:p>
          </draw:text-box>
        </draw:frame>
        <draw:line draw:style-name="gr17" draw:text-style-name="P7" draw:layer="layout" svg:x1="9.906cm" svg:y1="6.093cm" svg:x2="9.906cm" svg:y2="9.268cm">
          <text:p/>
        </draw:line>
        <draw:line draw:style-name="gr17" draw:text-style-name="P7" draw:layer="layout" svg:x1="10.414cm" svg:y1="5.585cm" svg:x2="10.414cm" svg:y2="9.776cm">
          <text:p/>
        </draw:line>
        <draw:line draw:style-name="gr19" draw:text-style-name="P7" draw:layer="layout" svg:x1="8.128cm" svg:y1="9.522cm" svg:x2="8.128cm" svg:y2="13.332cm">
          <text:p/>
        </draw:line>
        <draw:frame draw:style-name="gr5" draw:text-style-name="P4" draw:layer="layout" svg:width="2.286cm" svg:height="0.725cm" svg:x="2.54cm" svg:y="9.141cm">
          <draw:text-box>
            <text:p text:style-name="P3"><text:span text:style-name="T1">Net</text:span></text:p>
          </draw:text-box>
        </draw:frame>
        <draw:frame draw:style-name="gr6" draw:text-style-name="P5" draw:layer="layout" svg:width="3.298cm" svg:height="0.645cm" draw:transform="rotate (1.58912228394084) translate (5.127cm 4.569cm)">
          <draw:text-box>
            <text:p text:style-name="P3"><text:span text:style-name="T2">BACpypes</text:span></text:p>
          </draw:text-box>
        </draw:frame>
        <draw:line draw:style-name="gr3" draw:text-style-name="P2" draw:layer="layout" svg:x1="5.842cm" svg:y1="1.267cm" svg:x2="5.842cm" svg:y2="4.569cm">
          <text:p/>
        </draw:line>
        <draw:frame draw:style-name="gr5" draw:text-style-name="P4" draw:layer="layout" svg:width="2.286cm" svg:height="0.725cm" svg:x="5.842cm" svg:y="3.807cm">
          <draw:text-box>
            <text:p text:style-name="P3"><text:span text:style-name="T1">bvll</text:span></text:p>
          </draw:text-box>
        </draw:frame>
        <draw:line draw:style-name="gr3" draw:text-style-name="P2" draw:layer="layout" svg:x1="5.842cm" svg:y1="3.807cm" svg:x2="8.89cm" svg:y2="3.807cm">
          <text:p/>
        </draw:line>
        <draw:line draw:style-name="gr3" draw:text-style-name="P2" draw:layer="layout" svg:x1="5.842cm" svg:y1="1.992cm" svg:x2="8.89cm" svg:y2="1.992cm">
          <text:p/>
        </draw:line>
        <draw:frame draw:style-name="gr5" draw:text-style-name="P6" draw:layer="layout" svg:width="3.048cm" svg:height="0.725cm" svg:x="5.842cm" svg:y="1.267cm">
          <draw:text-box>
            <text:p text:style-name="P3"><text:span text:style-name="T3">console</text:span></text:p>
          </draw:text-box>
        </draw:frame>
        <draw:line draw:style-name="gr20" draw:text-style-name="P7" draw:layer="layout" svg:x1="8.128cm" svg:y1="4.174cm" svg:x2="8.128cm" svg:y2="5.839cm">
          <text:p/>
        </draw:line>
        <draw:frame draw:style-name="gr5" draw:text-style-name="P4" draw:layer="layout" svg:width="3.048cm" svg:height="0.725cm" svg:x="5.842cm" svg:y="2.156cm">
          <draw:text-box>
            <text:p text:style-name="P3"><text:span text:style-name="T1">app</text:span></text:p>
          </draw:text-box>
        </draw:frame>
        <draw:line draw:style-name="gr3" draw:text-style-name="P2" draw:layer="layout" svg:x1="5.842cm" svg:y1="3.045cm" svg:x2="8.89cm" svg:y2="3.045cm">
          <text:p/>
        </draw:line>
        <draw:frame draw:style-name="gr5" draw:text-style-name="P14" draw:layer="layout" svg:width="6.35cm" svg:height="0.725cm" svg:x="2.54cm" svg:y="8.125cm">
          <draw:text-box>
            <text:p text:style-name="P3"><text:span text:style-name="T11">MQTT Broker</text:span></text:p>
          </draw:text-box>
        </draw:frame>
        <draw:frame draw:style-name="gr5" draw:text-style-name="P4" draw:layer="layout" svg:width="3.81cm" svg:height="0.725cm" svg:x="5.08cm" svg:y="0.505cm">
          <draw:text-box>
            <text:p text:style-name="P3"><text:span text:style-name="T1">Console</text:span></text:p>
          </draw:text-box>
        </draw:frame>
        <draw:frame draw:style-name="gr8" draw:text-style-name="P8" draw:layer="layout" svg:width="6.35cm" svg:height="6.731cm" svg:x="12.7cm" svg:y="7.621cm">
          <draw:text-box>
            <text:p><text:span text:style-name="T4">After establishing the connection, a BACnet/MQTT node subscribes to the broadcast topic. <text:s/>It may start receiving broadcast messages even before completing its setup process.</text:span></text:p>
          </draw:text-box>
        </draw:frame>
      </draw:page>
      <draw:page draw:name="page7" draw:style-name="dp1" draw:master-page-name="Default">
        <draw:custom-shape draw:style-name="gr18" draw:text-style-name="P7" draw:layer="layout" svg:width="6.35cm" svg:height="5.08cm" svg:x="2.54cm" svg:y="8.89cm">
          <text:p/>
          <draw:enhanced-geometry svg:viewBox="0 0 21600 21600" draw:mirror-horizontal="false" draw:mirror-vertical="false" draw:type="rectangle" draw:enhanced-path="M 0 0 L 21600 0 21600 21600 0 21600 0 0 Z N"/>
        </draw:custom-shape>
        <draw:custom-shape draw:style-name="gr2" draw:text-style-name="P2" draw:layer="layout" svg:width="3.81cm" svg:height="5.08cm" svg:x="5.08cm" svg:y="1.27cm">
          <text:p/>
          <draw:enhanced-geometry svg:viewBox="0 0 21600 21600" draw:type="rectangle" draw:enhanced-path="M 0 0 L 21600 0 21600 21600 0 21600 0 0 Z N"/>
        </draw:custom-shape>
        <draw:line draw:style-name="gr19" draw:text-style-name="P7" draw:layer="layout" svg:x1="8.128cm" svg:y1="5.842cm" svg:x2="10.16cm" svg:y2="5.842cm">
          <text:p/>
        </draw:line>
        <draw:line draw:style-name="gr19" draw:text-style-name="P7" draw:layer="layout" svg:x1="10.16cm" svg:y1="5.842cm" svg:x2="10.16cm" svg:y2="9.525cm">
          <text:p/>
        </draw:line>
        <draw:line draw:style-name="gr3" draw:text-style-name="P2" draw:layer="layout" svg:x1="5.08cm" svg:y1="5.334cm" svg:x2="8.89cm" svg:y2="5.334cm">
          <text:p/>
        </draw:line>
        <draw:line draw:style-name="gr3" draw:text-style-name="P2" draw:layer="layout" svg:x1="5.08cm" svg:y1="4.572cm" svg:x2="8.89cm" svg:y2="4.572cm">
          <text:p/>
        </draw:line>
        <draw:custom-shape draw:style-name="gr16" draw:text-style-name="P13" draw:layer="layout" svg:width="2.286cm" svg:height="0.762cm" svg:x="4.826cm" svg:y="9.144cm">
          <text:p text:style-name="P3"><text:span text:style-name="T6">123</text:span></text:p>
          <draw:enhanced-geometry svg:viewBox="0 0 21600 21600" draw:type="rectangle" draw:enhanced-path="M 0 0 L 21600 0 21600 21600 0 21600 0 0 Z N"/>
        </draw:custom-shape>
        <draw:line draw:style-name="gr19" draw:text-style-name="P7" draw:layer="layout" svg:x1="7.112cm" svg:y1="9.525cm" svg:x2="10.16cm" svg:y2="9.525cm">
          <text:p/>
        </draw:line>
        <draw:line draw:style-name="gr17" draw:text-style-name="P7" draw:layer="layout" svg:x1="8.89cm" svg:y1="6.096cm" svg:x2="9.906cm" svg:y2="6.096cm">
          <text:p/>
        </draw:line>
        <draw:line draw:style-name="gr17" draw:text-style-name="P7" draw:layer="layout" svg:x1="8.89cm" svg:y1="5.588cm" svg:x2="10.414cm" svg:y2="5.588cm">
          <text:p/>
        </draw:line>
        <draw:line draw:style-name="gr17" draw:text-style-name="P7" draw:layer="layout" svg:x1="8.89cm" svg:y1="9.779cm" svg:x2="10.414cm" svg:y2="9.779cm">
          <text:p/>
        </draw:line>
        <draw:line draw:style-name="gr17" draw:text-style-name="P7" draw:layer="layout" svg:x1="8.89cm" svg:y1="9.271cm" svg:x2="9.906cm" svg:y2="9.271cm">
          <text:p/>
        </draw:line>
        <draw:custom-shape draw:style-name="gr16" draw:text-style-name="P13" draw:layer="layout" svg:width="2.286cm" svg:height="0.762cm" svg:x="4.826cm" svg:y="12.954cm">
          <text:p text:style-name="P3"><text:span text:style-name="T6">b</text:span></text:p>
          <draw:enhanced-geometry svg:viewBox="0 0 21600 21600" draw:type="rectangle" draw:enhanced-path="M 0 0 L 21600 0 21600 21600 0 21600 0 0 Z N"/>
        </draw:custom-shape>
        <draw:frame draw:style-name="gr4" draw:text-style-name="P4" draw:layer="layout" svg:width="3.048cm" svg:height="0.762cm" svg:x="5.08cm" svg:y="5.461cm">
          <draw:text-box>
            <text:p text:style-name="P3"><text:span text:style-name="T1">OS</text:span></text:p>
          </draw:text-box>
        </draw:frame>
        <draw:frame draw:style-name="gr5" draw:text-style-name="P4" draw:layer="layout" svg:width="3.048cm" svg:height="0.725cm" svg:x="5.08cm" svg:y="4.572cm">
          <draw:text-box>
            <text:p text:style-name="P3"><text:span text:style-name="T1">paho</text:span></text:p>
          </draw:text-box>
        </draw:frame>
        <draw:frame draw:style-name="gr5" draw:text-style-name="P4" draw:layer="layout" svg:width="3.048cm" svg:height="0.725cm" svg:x="5.842cm" svg:y="3.048cm">
          <draw:text-box>
            <text:p text:style-name="P3"><text:span text:style-name="T1">net</text:span></text:p>
          </draw:text-box>
        </draw:frame>
        <draw:line draw:style-name="gr17" draw:text-style-name="P7" draw:layer="layout" svg:x1="9.906cm" svg:y1="6.096cm" svg:x2="9.906cm" svg:y2="9.271cm">
          <text:p/>
        </draw:line>
        <draw:line draw:style-name="gr17" draw:text-style-name="P7" draw:layer="layout" svg:x1="10.414cm" svg:y1="5.588cm" svg:x2="10.414cm" svg:y2="9.779cm">
          <text:p/>
        </draw:line>
        <draw:frame draw:style-name="gr5" draw:text-style-name="P4" draw:layer="layout" svg:width="2.286cm" svg:height="0.725cm" svg:x="2.54cm" svg:y="9.144cm">
          <draw:text-box>
            <text:p text:style-name="P3"><text:span text:style-name="T1">Net</text:span></text:p>
          </draw:text-box>
        </draw:frame>
        <draw:frame draw:style-name="gr6" draw:text-style-name="P5" draw:layer="layout" svg:width="3.298cm" svg:height="0.645cm" draw:transform="rotate (1.58912228394084) translate (5.127cm 4.572cm)">
          <draw:text-box>
            <text:p text:style-name="P3"><text:span text:style-name="T2">BACpypes</text:span></text:p>
          </draw:text-box>
        </draw:frame>
        <draw:line draw:style-name="gr3" draw:text-style-name="P2" draw:layer="layout" svg:x1="5.842cm" svg:y1="1.27cm" svg:x2="5.842cm" svg:y2="4.572cm">
          <text:p/>
        </draw:line>
        <draw:frame draw:style-name="gr5" draw:text-style-name="P4" draw:layer="layout" svg:width="2.286cm" svg:height="0.725cm" svg:x="5.842cm" svg:y="3.81cm">
          <draw:text-box>
            <text:p text:style-name="P3"><text:span text:style-name="T1">bvll</text:span></text:p>
          </draw:text-box>
        </draw:frame>
        <draw:line draw:style-name="gr3" draw:text-style-name="P2" draw:layer="layout" svg:x1="5.842cm" svg:y1="3.81cm" svg:x2="8.89cm" svg:y2="3.81cm">
          <text:p/>
        </draw:line>
        <draw:line draw:style-name="gr3" draw:text-style-name="P2" draw:layer="layout" svg:x1="5.842cm" svg:y1="1.995cm" svg:x2="8.89cm" svg:y2="1.995cm">
          <text:p/>
        </draw:line>
        <draw:frame draw:style-name="gr5" draw:text-style-name="P6" draw:layer="layout" svg:width="3.048cm" svg:height="0.725cm" svg:x="5.842cm" svg:y="1.27cm">
          <draw:text-box>
            <text:p text:style-name="P3"><text:span text:style-name="T3">console</text:span></text:p>
          </draw:text-box>
        </draw:frame>
        <draw:line draw:style-name="gr20" draw:text-style-name="P7" draw:layer="layout" svg:x1="8.128cm" svg:y1="4.177cm" svg:x2="8.128cm" svg:y2="5.842cm">
          <text:p/>
        </draw:line>
        <draw:frame draw:style-name="gr5" draw:text-style-name="P4" draw:layer="layout" svg:width="3.048cm" svg:height="0.725cm" svg:x="5.842cm" svg:y="2.159cm">
          <draw:text-box>
            <text:p text:style-name="P3"><text:span text:style-name="T1">app</text:span></text:p>
          </draw:text-box>
        </draw:frame>
        <draw:line draw:style-name="gr3" draw:text-style-name="P2" draw:layer="layout" svg:x1="5.842cm" svg:y1="3.048cm" svg:x2="8.89cm" svg:y2="3.048cm">
          <text:p/>
        </draw:line>
        <draw:frame draw:style-name="gr21" draw:text-style-name="P15" draw:layer="layout" svg:width="6.35cm" svg:height="0.725cm" svg:x="2.54cm" svg:y="8.128cm">
          <draw:text-box>
            <text:p text:style-name="P3"><text:span text:style-name="T12">MQTT Broker</text:span></text:p>
          </draw:text-box>
        </draw:frame>
        <draw:frame draw:style-name="gr5" draw:text-style-name="P4" draw:layer="layout" svg:width="3.81cm" svg:height="0.725cm" svg:x="5.08cm" svg:y="0.508cm">
          <draw:text-box>
            <text:p text:style-name="P3"><text:span text:style-name="T1">Console</text:span></text:p>
          </draw:text-box>
        </draw:frame>
        <draw:frame draw:style-name="gr8" draw:text-style-name="P8" draw:layer="layout" svg:width="6.35cm" svg:height="6.731cm" svg:x="12.7cm" svg:y="7.622cm">
          <draw:text-box>
            <text:p><text:span text:style-name="T4">The node then subscribes to its </text:span><text:span text:style-name="T7">client topic</text:span><text:span text:style-name="T4"> with a configured address. <text:s/>It is now ready to receive both broadcast and unicast traffic.</text:span></text:p>
            <text:p><text:span text:style-name="T4"/></text:p>
            <text:p><text:span text:style-name="T4">There is an additional service procedure and messages for assigning a randomly generated address.</text:span></text:p>
          </draw:text-box>
        </draw:frame>
      </draw:page>
      <draw:page draw:name="page8" draw:style-name="dp1" draw:master-page-name="Default">
        <draw:custom-shape draw:style-name="gr18" draw:text-style-name="P7" draw:layer="layout" svg:width="6.35cm" svg:height="5.08cm" svg:x="2.54cm" svg:y="8.89cm">
          <text:p/>
          <draw:enhanced-geometry svg:viewBox="0 0 21600 21600" draw:type="rectangle" draw:enhanced-path="M 0 0 L 21600 0 21600 21600 0 21600 0 0 Z N"/>
        </draw:custom-shape>
        <draw:custom-shape draw:style-name="gr2" draw:text-style-name="P2" draw:layer="layout" svg:width="3.81cm" svg:height="5.08cm" svg:x="5.08cm" svg:y="1.27cm">
          <text:p/>
          <draw:enhanced-geometry svg:viewBox="0 0 21600 21600" draw:type="rectangle" draw:enhanced-path="M 0 0 L 21600 0 21600 21600 0 21600 0 0 Z N"/>
        </draw:custom-shape>
        <draw:line draw:style-name="gr3" draw:text-style-name="P2" draw:layer="layout" svg:x1="5.08cm" svg:y1="5.334cm" svg:x2="8.89cm" svg:y2="5.334cm">
          <text:p/>
        </draw:line>
        <draw:line draw:style-name="gr3" draw:text-style-name="P2" draw:layer="layout" svg:x1="5.08cm" svg:y1="4.572cm" svg:x2="8.89cm" svg:y2="4.572cm">
          <text:p/>
        </draw:line>
        <draw:custom-shape draw:style-name="gr16" draw:text-style-name="P13" draw:layer="layout" svg:width="2.286cm" svg:height="0.762cm" svg:x="4.826cm" svg:y="9.144cm">
          <text:p text:style-name="P3"><text:span text:style-name="T6">123</text:span></text:p>
          <draw:enhanced-geometry svg:viewBox="0 0 21600 21600" draw:type="rectangle" draw:enhanced-path="M 0 0 L 21600 0 21600 21600 0 21600 0 0 Z N"/>
        </draw:custom-shape>
        <draw:custom-shape draw:style-name="gr16" draw:text-style-name="P13" draw:layer="layout" svg:width="2.286cm" svg:height="0.762cm" svg:x="4.826cm" svg:y="10.414cm">
          <text:p text:style-name="P3"><text:span text:style-name="T6">234</text:span></text:p>
          <draw:enhanced-geometry svg:viewBox="0 0 21600 21600" draw:type="rectangle" draw:enhanced-path="M 0 0 L 21600 0 21600 21600 0 21600 0 0 Z N"/>
        </draw:custom-shape>
        <draw:line draw:style-name="gr17" draw:text-style-name="P7" draw:layer="layout" svg:x1="8.89cm" svg:y1="6.096cm" svg:x2="9.906cm" svg:y2="6.096cm">
          <text:p/>
        </draw:line>
        <draw:line draw:style-name="gr17" draw:text-style-name="P7" draw:layer="layout" svg:x1="8.89cm" svg:y1="5.588cm" svg:x2="10.414cm" svg:y2="5.588cm">
          <text:p/>
        </draw:line>
        <draw:line draw:style-name="gr17" draw:text-style-name="P7" draw:layer="layout" svg:x1="8.89cm" svg:y1="9.779cm" svg:x2="10.414cm" svg:y2="9.779cm">
          <text:p/>
        </draw:line>
        <draw:line draw:style-name="gr17" draw:text-style-name="P7" draw:layer="layout" svg:x1="8.89cm" svg:y1="9.271cm" svg:x2="9.906cm" svg:y2="9.271cm">
          <text:p/>
        </draw:line>
        <draw:custom-shape draw:style-name="gr16" draw:text-style-name="P13" draw:layer="layout" svg:width="2.286cm" svg:height="0.762cm" svg:x="4.826cm" svg:y="12.954cm">
          <text:p text:style-name="P3"><text:span text:style-name="T6">b</text:span></text:p>
          <draw:enhanced-geometry svg:viewBox="0 0 21600 21600" draw:type="rectangle" draw:enhanced-path="M 0 0 L 21600 0 21600 21600 0 21600 0 0 Z N"/>
        </draw:custom-shape>
        <draw:custom-shape draw:style-name="gr11" draw:text-style-name="P7" draw:layer="layout" svg:width="2.54cm" svg:height="5.08cm" svg:x="13.97cm" svg:y="1.27cm">
          <text:p/>
          <draw:enhanced-geometry svg:viewBox="0 0 21600 21600" draw:type="rectangle" draw:enhanced-path="M 0 0 L 21600 0 21600 21600 0 21600 0 0 Z N"/>
        </draw:custom-shape>
        <draw:line draw:style-name="gr17" draw:text-style-name="P7" draw:layer="layout" svg:x1="11.684cm" svg:y1="6.096cm" svg:x2="13.97cm" svg:y2="6.096cm">
          <text:p/>
        </draw:line>
        <draw:line draw:style-name="gr17" draw:text-style-name="P7" draw:layer="layout" svg:x1="11.176cm" svg:y1="5.588cm" svg:x2="13.97cm" svg:y2="5.588cm">
          <text:p/>
        </draw:line>
        <draw:line draw:style-name="gr17" draw:text-style-name="P7" draw:layer="layout" svg:x1="8.89cm" svg:y1="11.049cm" svg:x2="11.684cm" svg:y2="11.049cm">
          <text:p/>
        </draw:line>
        <draw:line draw:style-name="gr17" draw:text-style-name="P7" draw:layer="layout" svg:x1="8.89cm" svg:y1="10.541cm" svg:x2="11.176cm" svg:y2="10.541cm">
          <text:p/>
        </draw:line>
        <draw:frame draw:style-name="gr4" draw:text-style-name="P4" draw:layer="layout" svg:width="3.81cm" svg:height="0.762cm" svg:x="5.08cm" svg:y="5.461cm">
          <draw:text-box>
            <text:p text:style-name="P3"><text:span text:style-name="T1">OS</text:span></text:p>
          </draw:text-box>
        </draw:frame>
        <draw:frame draw:style-name="gr5" draw:text-style-name="P4" draw:layer="layout" svg:width="3.81cm" svg:height="0.725cm" svg:x="5.08cm" svg:y="4.572cm">
          <draw:text-box>
            <text:p text:style-name="P3"><text:span text:style-name="T1">paho</text:span></text:p>
          </draw:text-box>
        </draw:frame>
        <draw:frame draw:style-name="gr5" draw:text-style-name="P4" draw:layer="layout" svg:width="3.048cm" svg:height="0.725cm" svg:x="5.842cm" svg:y="3.048cm">
          <draw:text-box>
            <text:p text:style-name="P3"><text:span text:style-name="T1">net</text:span></text:p>
          </draw:text-box>
        </draw:frame>
        <draw:line draw:style-name="gr17" draw:text-style-name="P7" draw:layer="layout" svg:x1="9.906cm" svg:y1="6.096cm" svg:x2="9.906cm" svg:y2="9.271cm">
          <text:p/>
        </draw:line>
        <draw:line draw:style-name="gr17" draw:text-style-name="P7" draw:layer="layout" svg:x1="10.414cm" svg:y1="5.588cm" svg:x2="10.414cm" svg:y2="9.779cm">
          <text:p/>
        </draw:line>
        <draw:line draw:style-name="gr17" draw:text-style-name="P7" draw:layer="layout" svg:x1="11.176cm" svg:y1="5.588cm" svg:x2="11.176cm" svg:y2="10.541cm">
          <text:p/>
        </draw:line>
        <draw:line draw:style-name="gr17" draw:text-style-name="P7" draw:layer="layout" svg:x1="11.684cm" svg:y1="6.096cm" svg:x2="11.684cm" svg:y2="11.049cm">
          <text:p/>
        </draw:line>
        <draw:frame draw:style-name="gr5" draw:text-style-name="P4" draw:layer="layout" svg:width="2.286cm" svg:height="0.725cm" svg:x="2.54cm" svg:y="9.144cm">
          <draw:text-box>
            <text:p text:style-name="P3"><text:span text:style-name="T1">Net</text:span></text:p>
          </draw:text-box>
        </draw:frame>
        <draw:frame draw:style-name="gr6" draw:text-style-name="P5" draw:layer="layout" svg:width="3.298cm" svg:height="0.645cm" draw:transform="rotate (1.58912228394084) translate (5.127cm 4.572cm)">
          <draw:text-box>
            <text:p text:style-name="P3"><text:span text:style-name="T2">BACpypes</text:span></text:p>
          </draw:text-box>
        </draw:frame>
        <draw:line draw:style-name="gr3" draw:text-style-name="P2" draw:layer="layout" svg:x1="5.842cm" svg:y1="1.27cm" svg:x2="5.842cm" svg:y2="4.572cm">
          <text:p/>
        </draw:line>
        <draw:frame draw:style-name="gr5" draw:text-style-name="P4" draw:layer="layout" svg:width="3.048cm" svg:height="0.725cm" svg:x="5.842cm" svg:y="3.81cm">
          <draw:text-box>
            <text:p text:style-name="P3"><text:span text:style-name="T1">bvll</text:span></text:p>
          </draw:text-box>
        </draw:frame>
        <draw:line draw:style-name="gr3" draw:text-style-name="P2" draw:layer="layout" svg:x1="5.842cm" svg:y1="3.81cm" svg:x2="8.89cm" svg:y2="3.81cm">
          <text:p/>
        </draw:line>
        <draw:line draw:style-name="gr3" draw:text-style-name="P2" draw:layer="layout" svg:x1="5.842cm" svg:y1="1.995cm" svg:x2="8.89cm" svg:y2="1.995cm">
          <text:p/>
        </draw:line>
        <draw:frame draw:style-name="gr5" draw:text-style-name="P6" draw:layer="layout" svg:width="3.048cm" svg:height="0.725cm" svg:x="5.842cm" svg:y="1.27cm">
          <draw:text-box>
            <text:p text:style-name="P3"><text:span text:style-name="T3">console</text:span></text:p>
          </draw:text-box>
        </draw:frame>
        <draw:frame draw:style-name="gr5" draw:text-style-name="P4" draw:layer="layout" svg:width="3.048cm" svg:height="0.725cm" svg:x="5.842cm" svg:y="2.159cm">
          <draw:text-box>
            <text:p text:style-name="P3"><text:span text:style-name="T1">app</text:span></text:p>
          </draw:text-box>
        </draw:frame>
        <draw:line draw:style-name="gr3" draw:text-style-name="P2" draw:layer="layout" svg:x1="5.842cm" svg:y1="3.048cm" svg:x2="8.89cm" svg:y2="3.048cm">
          <text:p/>
        </draw:line>
        <draw:line draw:style-name="gr3" draw:text-style-name="P2" draw:layer="layout" svg:x1="16.002cm" svg:y1="1.27cm" svg:x2="16.002cm" svg:y2="4.572cm">
          <text:p/>
        </draw:line>
        <draw:line draw:style-name="gr3" draw:text-style-name="P2" draw:layer="layout" svg:x1="13.97cm" svg:y1="2.032cm" svg:x2="16.002cm" svg:y2="2.032cm">
          <text:p/>
        </draw:line>
        <draw:line draw:style-name="gr3" draw:text-style-name="P2" draw:layer="layout" svg:x1="13.97cm" svg:y1="3.048cm" svg:x2="16.002cm" svg:y2="3.048cm">
          <text:p/>
        </draw:line>
        <draw:line draw:style-name="gr3" draw:text-style-name="P2" draw:layer="layout" svg:x1="13.97cm" svg:y1="3.81cm" svg:x2="16.002cm" svg:y2="3.81cm">
          <text:p/>
        </draw:line>
        <draw:line draw:style-name="gr3" draw:text-style-name="P2" draw:layer="layout" svg:x1="13.97cm" svg:y1="4.572cm" svg:x2="16.51cm" svg:y2="4.572cm">
          <text:p/>
        </draw:line>
        <draw:line draw:style-name="gr3" draw:text-style-name="P2" draw:layer="layout" svg:x1="13.97cm" svg:y1="5.334cm" svg:x2="16.51cm" svg:y2="5.334cm">
          <text:p/>
        </draw:line>
        <draw:frame draw:style-name="gr5" draw:text-style-name="P15" draw:layer="layout" svg:width="6.35cm" svg:height="0.725cm" svg:x="2.54cm" svg:y="8.128cm">
          <draw:text-box>
            <text:p text:style-name="P3"><text:span text:style-name="T12">MQTT Broker</text:span></text:p>
          </draw:text-box>
        </draw:frame>
        <draw:frame draw:style-name="gr5" draw:text-style-name="P4" draw:layer="layout" svg:width="3.81cm" svg:height="0.725cm" svg:x="5.08cm" svg:y="0.508cm">
          <draw:text-box>
            <text:p text:style-name="P3"><text:span text:style-name="T1">Console</text:span></text:p>
          </draw:text-box>
        </draw:frame>
        <draw:frame draw:style-name="gr5" draw:text-style-name="P4" draw:layer="layout" svg:width="2.54cm" svg:height="0.725cm" svg:x="13.97cm" svg:y="0.508cm">
          <draw:text-box>
            <text:p text:style-name="P3"><text:span text:style-name="T1">Console</text:span></text:p>
          </draw:text-box>
        </draw:frame>
        <draw:frame draw:style-name="gr8" draw:text-style-name="P8" draw:layer="layout" svg:width="6.35cm" svg:height="6.731cm" svg:x="12.7cm" svg:y="7.623cm">
          <draw:text-box>
            <text:p><text:span text:style-name="T4">Each client establishes its own connection to the broker using the same TCP name resolution that is familiar to HTTP servers with DNS names for hosts and default ports.</text:span></text:p>
            <text:p><text:span text:style-name="T4"/></text:p>
            <text:p><text:span text:style-name="T4">Most broker implementations support TLS security, may or may not require client certificates, and provide username/password authentication.</text:span></text:p>
          </draw:text-box>
        </draw:frame>
      </draw:page>
      <draw:page draw:name="page9" draw:style-name="dp1" draw:master-page-name="Default">
        <draw:custom-shape draw:style-name="gr18" draw:text-style-name="P7" draw:layer="layout" svg:width="6.35cm" svg:height="5.08cm" svg:x="2.54cm" svg:y="8.89cm">
          <text:p/>
          <draw:enhanced-geometry svg:viewBox="0 0 21600 21600" draw:type="rectangle" draw:enhanced-path="M 0 0 L 21600 0 21600 21600 0 21600 0 0 Z N"/>
        </draw:custom-shape>
        <draw:custom-shape draw:style-name="gr2" draw:text-style-name="P2" draw:layer="layout" svg:width="3.81cm" svg:height="5.08cm" svg:x="5.08cm" svg:y="1.27cm">
          <text:p/>
          <draw:enhanced-geometry svg:viewBox="0 0 21600 21600" draw:type="rectangle" draw:enhanced-path="M 0 0 L 21600 0 21600 21600 0 21600 0 0 Z N"/>
        </draw:custom-shape>
        <draw:line draw:style-name="gr3" draw:text-style-name="P2" draw:layer="layout" svg:x1="5.08cm" svg:y1="5.334cm" svg:x2="8.89cm" svg:y2="5.334cm">
          <text:p/>
        </draw:line>
        <draw:line draw:style-name="gr3" draw:text-style-name="P2" draw:layer="layout" svg:x1="5.08cm" svg:y1="4.572cm" svg:x2="8.89cm" svg:y2="4.572cm">
          <text:p/>
        </draw:line>
        <draw:custom-shape draw:style-name="gr16" draw:text-style-name="P13" draw:layer="layout" svg:width="2.286cm" svg:height="0.762cm" svg:x="4.826cm" svg:y="9.144cm">
          <text:p text:style-name="P3"><text:span text:style-name="T6">123</text:span></text:p>
          <draw:enhanced-geometry svg:viewBox="0 0 21600 21600" draw:type="rectangle" draw:enhanced-path="M 0 0 L 21600 0 21600 21600 0 21600 0 0 Z N"/>
        </draw:custom-shape>
        <draw:custom-shape draw:style-name="gr16" draw:text-style-name="P13" draw:layer="layout" svg:width="2.286cm" svg:height="0.762cm" svg:x="4.826cm" svg:y="10.414cm">
          <text:p text:style-name="P3"><text:span text:style-name="T6">234</text:span></text:p>
          <draw:enhanced-geometry svg:viewBox="0 0 21600 21600" draw:type="rectangle" draw:enhanced-path="M 0 0 L 21600 0 21600 21600 0 21600 0 0 Z N"/>
        </draw:custom-shape>
        <draw:line draw:style-name="gr17" draw:text-style-name="P7" draw:layer="layout" svg:x1="8.89cm" svg:y1="6.096cm" svg:x2="9.906cm" svg:y2="6.096cm">
          <text:p/>
        </draw:line>
        <draw:line draw:style-name="gr17" draw:text-style-name="P7" draw:layer="layout" svg:x1="8.89cm" svg:y1="5.588cm" svg:x2="10.414cm" svg:y2="5.588cm">
          <text:p/>
        </draw:line>
        <draw:line draw:style-name="gr17" draw:text-style-name="P7" draw:layer="layout" svg:x1="8.89cm" svg:y1="9.779cm" svg:x2="10.414cm" svg:y2="9.779cm">
          <text:p/>
        </draw:line>
        <draw:line draw:style-name="gr17" draw:text-style-name="P7" draw:layer="layout" svg:x1="8.89cm" svg:y1="9.271cm" svg:x2="9.906cm" svg:y2="9.271cm">
          <text:p/>
        </draw:line>
        <draw:custom-shape draw:style-name="gr16" draw:text-style-name="P13" draw:layer="layout" svg:width="2.286cm" svg:height="0.762cm" svg:x="4.826cm" svg:y="12.954cm">
          <text:p text:style-name="P3"><text:span text:style-name="T6">b</text:span></text:p>
          <draw:enhanced-geometry svg:viewBox="0 0 21600 21600" draw:type="rectangle" draw:enhanced-path="M 0 0 L 21600 0 21600 21600 0 21600 0 0 Z N"/>
        </draw:custom-shape>
        <draw:custom-shape draw:style-name="gr11" draw:text-style-name="P7" draw:layer="layout" svg:width="2.54cm" svg:height="5.08cm" svg:x="13.97cm" svg:y="1.27cm">
          <text:p/>
          <draw:enhanced-geometry svg:viewBox="0 0 21600 21600" draw:type="rectangle" draw:enhanced-path="M 0 0 L 21600 0 21600 21600 0 21600 0 0 Z N"/>
        </draw:custom-shape>
        <draw:line draw:style-name="gr19" draw:text-style-name="P7" draw:layer="layout" svg:x1="11.43cm" svg:y1="5.842cm" svg:x2="14.605cm" svg:y2="5.842cm">
          <text:p/>
        </draw:line>
        <draw:line draw:style-name="gr17" draw:text-style-name="P7" draw:layer="layout" svg:x1="11.684cm" svg:y1="6.096cm" svg:x2="13.97cm" svg:y2="6.096cm">
          <text:p/>
        </draw:line>
        <draw:line draw:style-name="gr17" draw:text-style-name="P7" draw:layer="layout" svg:x1="11.176cm" svg:y1="5.588cm" svg:x2="13.97cm" svg:y2="5.588cm">
          <text:p/>
        </draw:line>
        <draw:line draw:style-name="gr19" draw:text-style-name="P7" draw:layer="layout" svg:x1="8.128cm" svg:y1="10.795cm" svg:x2="11.43cm" svg:y2="10.795cm">
          <text:p/>
        </draw:line>
        <draw:line draw:style-name="gr17" draw:text-style-name="P7" draw:layer="layout" svg:x1="8.89cm" svg:y1="11.049cm" svg:x2="11.684cm" svg:y2="11.049cm">
          <text:p/>
        </draw:line>
        <draw:line draw:style-name="gr17" draw:text-style-name="P7" draw:layer="layout" svg:x1="8.89cm" svg:y1="10.541cm" svg:x2="11.176cm" svg:y2="10.541cm">
          <text:p/>
        </draw:line>
        <draw:line draw:style-name="gr19" draw:text-style-name="P7" draw:layer="layout" svg:x1="7.112cm" svg:y1="13.335cm" svg:x2="8.128cm" svg:y2="13.335cm">
          <text:p/>
        </draw:line>
        <draw:frame draw:style-name="gr4" draw:text-style-name="P4" draw:layer="layout" svg:width="3.81cm" svg:height="0.762cm" svg:x="5.08cm" svg:y="5.461cm">
          <draw:text-box>
            <text:p text:style-name="P3"><text:span text:style-name="T1">OS</text:span></text:p>
          </draw:text-box>
        </draw:frame>
        <draw:frame draw:style-name="gr5" draw:text-style-name="P4" draw:layer="layout" svg:width="3.81cm" svg:height="0.725cm" svg:x="5.08cm" svg:y="4.572cm">
          <draw:text-box>
            <text:p text:style-name="P3"><text:span text:style-name="T1">paho</text:span></text:p>
          </draw:text-box>
        </draw:frame>
        <draw:frame draw:style-name="gr5" draw:text-style-name="P4" draw:layer="layout" svg:width="3.048cm" svg:height="0.725cm" svg:x="5.842cm" svg:y="3.048cm">
          <draw:text-box>
            <text:p text:style-name="P3"><text:span text:style-name="T1">net</text:span></text:p>
          </draw:text-box>
        </draw:frame>
        <draw:line draw:style-name="gr17" draw:text-style-name="P7" draw:layer="layout" svg:x1="9.906cm" svg:y1="6.096cm" svg:x2="9.906cm" svg:y2="9.271cm">
          <text:p/>
        </draw:line>
        <draw:line draw:style-name="gr17" draw:text-style-name="P7" draw:layer="layout" svg:x1="10.414cm" svg:y1="5.588cm" svg:x2="10.414cm" svg:y2="9.779cm">
          <text:p/>
        </draw:line>
        <draw:line draw:style-name="gr19" draw:text-style-name="P7" draw:layer="layout" svg:x1="11.43cm" svg:y1="5.842cm" svg:x2="11.43cm" svg:y2="10.795cm">
          <text:p/>
        </draw:line>
        <draw:line draw:style-name="gr17" draw:text-style-name="P7" draw:layer="layout" svg:x1="11.176cm" svg:y1="5.588cm" svg:x2="11.176cm" svg:y2="10.541cm">
          <text:p/>
        </draw:line>
        <draw:line draw:style-name="gr17" draw:text-style-name="P7" draw:layer="layout" svg:x1="11.684cm" svg:y1="6.096cm" svg:x2="11.684cm" svg:y2="11.049cm">
          <text:p/>
        </draw:line>
        <draw:line draw:style-name="gr19" draw:text-style-name="P7" draw:layer="layout" svg:x1="8.128cm" svg:y1="10.781cm" svg:x2="8.128cm" svg:y2="13.335cm">
          <text:p/>
        </draw:line>
        <draw:frame draw:style-name="gr5" draw:text-style-name="P4" draw:layer="layout" svg:width="2.286cm" svg:height="0.725cm" svg:x="2.54cm" svg:y="9.144cm">
          <draw:text-box>
            <text:p text:style-name="P3"><text:span text:style-name="T1">Net</text:span></text:p>
          </draw:text-box>
        </draw:frame>
        <draw:frame draw:style-name="gr6" draw:text-style-name="P5" draw:layer="layout" svg:width="3.298cm" svg:height="0.645cm" draw:transform="rotate (1.58912228394084) translate (5.127cm 4.572cm)">
          <draw:text-box>
            <text:p text:style-name="P3"><text:span text:style-name="T2">BACpypes</text:span></text:p>
          </draw:text-box>
        </draw:frame>
        <draw:line draw:style-name="gr3" draw:text-style-name="P2" draw:layer="layout" svg:x1="5.842cm" svg:y1="1.27cm" svg:x2="5.842cm" svg:y2="4.572cm">
          <text:p/>
        </draw:line>
        <draw:frame draw:style-name="gr5" draw:text-style-name="P4" draw:layer="layout" svg:width="3.048cm" svg:height="0.725cm" svg:x="5.842cm" svg:y="3.81cm">
          <draw:text-box>
            <text:p text:style-name="P3"><text:span text:style-name="T1">bvll</text:span></text:p>
          </draw:text-box>
        </draw:frame>
        <draw:line draw:style-name="gr3" draw:text-style-name="P2" draw:layer="layout" svg:x1="5.842cm" svg:y1="3.81cm" svg:x2="8.89cm" svg:y2="3.81cm">
          <text:p/>
        </draw:line>
        <draw:line draw:style-name="gr3" draw:text-style-name="P2" draw:layer="layout" svg:x1="5.842cm" svg:y1="1.995cm" svg:x2="8.89cm" svg:y2="1.995cm">
          <text:p/>
        </draw:line>
        <draw:frame draw:style-name="gr5" draw:text-style-name="P6" draw:layer="layout" svg:width="3.048cm" svg:height="0.725cm" svg:x="5.842cm" svg:y="1.27cm">
          <draw:text-box>
            <text:p text:style-name="P3"><text:span text:style-name="T3">console</text:span></text:p>
          </draw:text-box>
        </draw:frame>
        <draw:frame draw:style-name="gr5" draw:text-style-name="P4" draw:layer="layout" svg:width="3.048cm" svg:height="0.725cm" svg:x="5.842cm" svg:y="2.159cm">
          <draw:text-box>
            <text:p text:style-name="P3"><text:span text:style-name="T1">app</text:span></text:p>
          </draw:text-box>
        </draw:frame>
        <draw:line draw:style-name="gr3" draw:text-style-name="P2" draw:layer="layout" svg:x1="5.842cm" svg:y1="3.048cm" svg:x2="8.89cm" svg:y2="3.048cm">
          <text:p/>
        </draw:line>
        <draw:line draw:style-name="gr3" draw:text-style-name="P2" draw:layer="layout" svg:x1="16.002cm" svg:y1="1.27cm" svg:x2="16.002cm" svg:y2="4.572cm">
          <text:p/>
        </draw:line>
        <draw:line draw:style-name="gr3" draw:text-style-name="P2" draw:layer="layout" svg:x1="13.97cm" svg:y1="2.032cm" svg:x2="16.002cm" svg:y2="2.032cm">
          <text:p/>
        </draw:line>
        <draw:line draw:style-name="gr3" draw:text-style-name="P2" draw:layer="layout" svg:x1="13.97cm" svg:y1="3.048cm" svg:x2="16.002cm" svg:y2="3.048cm">
          <text:p/>
        </draw:line>
        <draw:line draw:style-name="gr3" draw:text-style-name="P2" draw:layer="layout" svg:x1="13.97cm" svg:y1="3.81cm" svg:x2="16.002cm" svg:y2="3.81cm">
          <text:p/>
        </draw:line>
        <draw:line draw:style-name="gr3" draw:text-style-name="P2" draw:layer="layout" svg:x1="13.97cm" svg:y1="4.572cm" svg:x2="16.51cm" svg:y2="4.572cm">
          <text:p/>
        </draw:line>
        <draw:line draw:style-name="gr3" draw:text-style-name="P2" draw:layer="layout" svg:x1="13.97cm" svg:y1="5.334cm" svg:x2="16.51cm" svg:y2="5.334cm">
          <text:p/>
        </draw:line>
        <draw:line draw:style-name="gr19" draw:text-style-name="P7" draw:layer="layout" svg:x1="14.605cm" svg:y1="4.191cm" svg:x2="14.605cm" svg:y2="5.842cm">
          <text:p/>
        </draw:line>
        <draw:frame draw:style-name="gr5" draw:text-style-name="P15" draw:layer="layout" svg:width="6.35cm" svg:height="0.725cm" svg:x="2.54cm" svg:y="8.128cm">
          <draw:text-box>
            <text:p text:style-name="P3"><text:span text:style-name="T12">MQTT Broker</text:span></text:p>
          </draw:text-box>
        </draw:frame>
        <draw:frame draw:style-name="gr5" draw:text-style-name="P4" draw:layer="layout" svg:width="3.81cm" svg:height="0.725cm" svg:x="5.08cm" svg:y="0.508cm">
          <draw:text-box>
            <text:p text:style-name="P3"><text:span text:style-name="T1">Console</text:span></text:p>
          </draw:text-box>
        </draw:frame>
        <draw:frame draw:style-name="gr5" draw:text-style-name="P4" draw:layer="layout" svg:width="2.54cm" svg:height="0.725cm" svg:x="13.97cm" svg:y="0.508cm">
          <draw:text-box>
            <text:p text:style-name="P3"><text:span text:style-name="T1">Console</text:span></text:p>
          </draw:text-box>
        </draw:frame>
        <draw:frame draw:style-name="gr8" draw:text-style-name="P8" draw:layer="layout" svg:width="6.35cm" svg:height="6.731cm" svg:x="12.7cm" svg:y="7.624cm">
          <draw:text-box>
            <text:p><text:span text:style-name="T4">All the clients that participate in the same network subscribe to the same broadcast topic.</text:span></text:p>
            <text:p><text:span text:style-name="T4"/></text:p>
            <text:p><text:span text:style-name="T4">A single broker can provide BACnet/MQTT services to multiple virtual networks by using separate network names. <text:s/>Routing traffic between two virtual networks is identical to classic BACnet router functionality.</text:span></text:p>
          </draw:text-box>
        </draw:frame>
      </draw:page>
      <draw:page draw:name="page10" draw:style-name="dp1" draw:master-page-name="Default">
        <draw:custom-shape draw:style-name="gr18" draw:text-style-name="P7" draw:layer="layout" svg:width="6.35cm" svg:height="5.08cm" svg:x="2.54cm" svg:y="8.89cm">
          <text:p/>
          <draw:enhanced-geometry svg:viewBox="0 0 21600 21600" draw:type="rectangle" draw:enhanced-path="M 0 0 L 21600 0 21600 21600 0 21600 0 0 Z N"/>
        </draw:custom-shape>
        <draw:custom-shape draw:style-name="gr2" draw:text-style-name="P2" draw:layer="layout" svg:width="3.81cm" svg:height="5.08cm" svg:x="5.08cm" svg:y="1.27cm">
          <text:p/>
          <draw:enhanced-geometry svg:viewBox="0 0 21600 21600" draw:type="rectangle" draw:enhanced-path="M 0 0 L 21600 0 21600 21600 0 21600 0 0 Z N"/>
        </draw:custom-shape>
        <draw:line draw:style-name="gr3" draw:text-style-name="P2" draw:layer="layout" svg:x1="5.08cm" svg:y1="5.334cm" svg:x2="8.89cm" svg:y2="5.334cm">
          <text:p/>
        </draw:line>
        <draw:line draw:style-name="gr3" draw:text-style-name="P2" draw:layer="layout" svg:x1="5.08cm" svg:y1="4.572cm" svg:x2="8.89cm" svg:y2="4.572cm">
          <text:p/>
        </draw:line>
        <draw:custom-shape draw:style-name="gr16" draw:text-style-name="P13" draw:layer="layout" svg:width="2.286cm" svg:height="0.762cm" svg:x="4.826cm" svg:y="9.144cm">
          <text:p text:style-name="P3"><text:span text:style-name="T6">123</text:span></text:p>
          <draw:enhanced-geometry svg:viewBox="0 0 21600 21600" draw:type="rectangle" draw:enhanced-path="M 0 0 L 21600 0 21600 21600 0 21600 0 0 Z N"/>
        </draw:custom-shape>
        <draw:custom-shape draw:style-name="gr16" draw:text-style-name="P13" draw:layer="layout" svg:width="2.286cm" svg:height="0.762cm" svg:x="4.826cm" svg:y="10.414cm">
          <text:p text:style-name="P3"><text:span text:style-name="T6">234</text:span></text:p>
          <draw:enhanced-geometry svg:viewBox="0 0 21600 21600" draw:type="rectangle" draw:enhanced-path="M 0 0 L 21600 0 21600 21600 0 21600 0 0 Z N"/>
        </draw:custom-shape>
        <draw:line draw:style-name="gr17" draw:text-style-name="P7" draw:layer="layout" svg:x1="8.89cm" svg:y1="6.096cm" svg:x2="9.906cm" svg:y2="6.096cm">
          <text:p/>
        </draw:line>
        <draw:line draw:style-name="gr17" draw:text-style-name="P7" draw:layer="layout" svg:x1="8.89cm" svg:y1="5.588cm" svg:x2="10.414cm" svg:y2="5.588cm">
          <text:p/>
        </draw:line>
        <draw:line draw:style-name="gr17" draw:text-style-name="P7" draw:layer="layout" svg:x1="8.89cm" svg:y1="9.779cm" svg:x2="10.414cm" svg:y2="9.779cm">
          <text:p/>
        </draw:line>
        <draw:line draw:style-name="gr17" draw:text-style-name="P7" draw:layer="layout" svg:x1="8.89cm" svg:y1="9.271cm" svg:x2="9.906cm" svg:y2="9.271cm">
          <text:p/>
        </draw:line>
        <draw:custom-shape draw:style-name="gr16" draw:text-style-name="P13" draw:layer="layout" svg:width="2.286cm" svg:height="0.762cm" svg:x="4.826cm" svg:y="12.954cm">
          <text:p text:style-name="P3"><text:span text:style-name="T6">b</text:span></text:p>
          <draw:enhanced-geometry svg:viewBox="0 0 21600 21600" draw:type="rectangle" draw:enhanced-path="M 0 0 L 21600 0 21600 21600 0 21600 0 0 Z N"/>
        </draw:custom-shape>
        <draw:custom-shape draw:style-name="gr11" draw:text-style-name="P7" draw:layer="layout" svg:width="2.54cm" svg:height="5.08cm" svg:x="13.97cm" svg:y="1.27cm">
          <text:p/>
          <draw:enhanced-geometry svg:viewBox="0 0 21600 21600" draw:type="rectangle" draw:enhanced-path="M 0 0 L 21600 0 21600 21600 0 21600 0 0 Z N"/>
        </draw:custom-shape>
        <draw:line draw:style-name="gr19" draw:text-style-name="P7" draw:layer="layout" svg:x1="11.43cm" svg:y1="5.842cm" svg:x2="14.605cm" svg:y2="5.842cm">
          <text:p/>
        </draw:line>
        <draw:line draw:style-name="gr17" draw:text-style-name="P7" draw:layer="layout" svg:x1="11.684cm" svg:y1="6.096cm" svg:x2="13.97cm" svg:y2="6.096cm">
          <text:p/>
        </draw:line>
        <draw:line draw:style-name="gr17" draw:text-style-name="P7" draw:layer="layout" svg:x1="11.176cm" svg:y1="5.588cm" svg:x2="13.97cm" svg:y2="5.588cm">
          <text:p/>
        </draw:line>
        <draw:line draw:style-name="gr19" draw:text-style-name="P7" draw:layer="layout" svg:x1="7.112cm" svg:y1="10.795cm" svg:x2="11.43cm" svg:y2="10.795cm">
          <text:p/>
        </draw:line>
        <draw:line draw:style-name="gr17" draw:text-style-name="P7" draw:layer="layout" svg:x1="8.89cm" svg:y1="11.049cm" svg:x2="11.684cm" svg:y2="11.049cm">
          <text:p/>
        </draw:line>
        <draw:line draw:style-name="gr17" draw:text-style-name="P7" draw:layer="layout" svg:x1="8.89cm" svg:y1="10.541cm" svg:x2="11.176cm" svg:y2="10.541cm">
          <text:p/>
        </draw:line>
        <draw:frame draw:style-name="gr4" draw:text-style-name="P4" draw:layer="layout" svg:width="3.81cm" svg:height="0.762cm" svg:x="5.08cm" svg:y="5.461cm">
          <draw:text-box>
            <text:p text:style-name="P3"><text:span text:style-name="T1">OS</text:span></text:p>
          </draw:text-box>
        </draw:frame>
        <draw:frame draw:style-name="gr5" draw:text-style-name="P4" draw:layer="layout" svg:width="3.81cm" svg:height="0.725cm" svg:x="5.08cm" svg:y="4.572cm">
          <draw:text-box>
            <text:p text:style-name="P3"><text:span text:style-name="T1">paho</text:span></text:p>
          </draw:text-box>
        </draw:frame>
        <draw:frame draw:style-name="gr5" draw:text-style-name="P4" draw:layer="layout" svg:width="3.048cm" svg:height="0.725cm" svg:x="5.842cm" svg:y="3.048cm">
          <draw:text-box>
            <text:p text:style-name="P3"><text:span text:style-name="T1">net</text:span></text:p>
          </draw:text-box>
        </draw:frame>
        <draw:line draw:style-name="gr17" draw:text-style-name="P7" draw:layer="layout" svg:x1="9.906cm" svg:y1="6.096cm" svg:x2="9.906cm" svg:y2="9.271cm">
          <text:p/>
        </draw:line>
        <draw:line draw:style-name="gr17" draw:text-style-name="P7" draw:layer="layout" svg:x1="10.414cm" svg:y1="5.588cm" svg:x2="10.414cm" svg:y2="9.779cm">
          <text:p/>
        </draw:line>
        <draw:line draw:style-name="gr19" draw:text-style-name="P7" draw:layer="layout" svg:x1="11.43cm" svg:y1="5.842cm" svg:x2="11.43cm" svg:y2="10.795cm">
          <text:p/>
        </draw:line>
        <draw:line draw:style-name="gr17" draw:text-style-name="P7" draw:layer="layout" svg:x1="11.176cm" svg:y1="5.588cm" svg:x2="11.176cm" svg:y2="10.541cm">
          <text:p/>
        </draw:line>
        <draw:line draw:style-name="gr17" draw:text-style-name="P7" draw:layer="layout" svg:x1="11.684cm" svg:y1="6.096cm" svg:x2="11.684cm" svg:y2="11.049cm">
          <text:p/>
        </draw:line>
        <draw:frame draw:style-name="gr5" draw:text-style-name="P4" draw:layer="layout" svg:width="2.286cm" svg:height="0.725cm" svg:x="2.54cm" svg:y="9.144cm">
          <draw:text-box>
            <text:p text:style-name="P3"><text:span text:style-name="T1">Net</text:span></text:p>
          </draw:text-box>
        </draw:frame>
        <draw:frame draw:style-name="gr6" draw:text-style-name="P5" draw:layer="layout" svg:width="3.298cm" svg:height="0.645cm" draw:transform="rotate (1.58912228394084) translate (5.127cm 4.572cm)">
          <draw:text-box>
            <text:p text:style-name="P3"><text:span text:style-name="T2">BACpypes</text:span></text:p>
          </draw:text-box>
        </draw:frame>
        <draw:line draw:style-name="gr3" draw:text-style-name="P2" draw:layer="layout" svg:x1="5.842cm" svg:y1="1.27cm" svg:x2="5.842cm" svg:y2="4.572cm">
          <text:p/>
        </draw:line>
        <draw:frame draw:style-name="gr5" draw:text-style-name="P4" draw:layer="layout" svg:width="3.048cm" svg:height="0.725cm" svg:x="5.842cm" svg:y="3.81cm">
          <draw:text-box>
            <text:p text:style-name="P3"><text:span text:style-name="T1">bvll</text:span></text:p>
          </draw:text-box>
        </draw:frame>
        <draw:line draw:style-name="gr3" draw:text-style-name="P2" draw:layer="layout" svg:x1="5.842cm" svg:y1="3.81cm" svg:x2="8.89cm" svg:y2="3.81cm">
          <text:p/>
        </draw:line>
        <draw:line draw:style-name="gr3" draw:text-style-name="P2" draw:layer="layout" svg:x1="5.842cm" svg:y1="1.995cm" svg:x2="8.89cm" svg:y2="1.995cm">
          <text:p/>
        </draw:line>
        <draw:frame draw:style-name="gr5" draw:text-style-name="P6" draw:layer="layout" svg:width="3.048cm" svg:height="0.725cm" svg:x="5.842cm" svg:y="1.27cm">
          <draw:text-box>
            <text:p text:style-name="P3"><text:span text:style-name="T3">console</text:span></text:p>
          </draw:text-box>
        </draw:frame>
        <draw:frame draw:style-name="gr5" draw:text-style-name="P4" draw:layer="layout" svg:width="3.048cm" svg:height="0.725cm" svg:x="5.842cm" svg:y="2.159cm">
          <draw:text-box>
            <text:p text:style-name="P3"><text:span text:style-name="T1">app</text:span></text:p>
          </draw:text-box>
        </draw:frame>
        <draw:line draw:style-name="gr3" draw:text-style-name="P2" draw:layer="layout" svg:x1="5.842cm" svg:y1="3.048cm" svg:x2="8.89cm" svg:y2="3.048cm">
          <text:p/>
        </draw:line>
        <draw:line draw:style-name="gr3" draw:text-style-name="P2" draw:layer="layout" svg:x1="16.002cm" svg:y1="1.27cm" svg:x2="16.002cm" svg:y2="4.572cm">
          <text:p/>
        </draw:line>
        <draw:line draw:style-name="gr3" draw:text-style-name="P2" draw:layer="layout" svg:x1="13.97cm" svg:y1="2.032cm" svg:x2="16.002cm" svg:y2="2.032cm">
          <text:p/>
        </draw:line>
        <draw:line draw:style-name="gr3" draw:text-style-name="P2" draw:layer="layout" svg:x1="13.97cm" svg:y1="3.048cm" svg:x2="16.002cm" svg:y2="3.048cm">
          <text:p/>
        </draw:line>
        <draw:line draw:style-name="gr3" draw:text-style-name="P2" draw:layer="layout" svg:x1="13.97cm" svg:y1="3.81cm" svg:x2="16.002cm" svg:y2="3.81cm">
          <text:p/>
        </draw:line>
        <draw:line draw:style-name="gr3" draw:text-style-name="P2" draw:layer="layout" svg:x1="13.97cm" svg:y1="4.572cm" svg:x2="16.51cm" svg:y2="4.572cm">
          <text:p/>
        </draw:line>
        <draw:line draw:style-name="gr3" draw:text-style-name="P2" draw:layer="layout" svg:x1="13.97cm" svg:y1="5.334cm" svg:x2="16.51cm" svg:y2="5.334cm">
          <text:p/>
        </draw:line>
        <draw:line draw:style-name="gr19" draw:text-style-name="P7" draw:layer="layout" svg:x1="14.605cm" svg:y1="4.191cm" svg:x2="14.605cm" svg:y2="5.842cm">
          <text:p/>
        </draw:line>
        <draw:frame draw:style-name="gr5" draw:text-style-name="P15" draw:layer="layout" svg:width="6.35cm" svg:height="0.725cm" svg:x="2.54cm" svg:y="8.128cm">
          <draw:text-box>
            <text:p text:style-name="P3"><text:span text:style-name="T12">MQTT Broker</text:span></text:p>
          </draw:text-box>
        </draw:frame>
        <draw:frame draw:style-name="gr5" draw:text-style-name="P4" draw:layer="layout" svg:width="3.81cm" svg:height="0.725cm" svg:x="5.08cm" svg:y="0.508cm">
          <draw:text-box>
            <text:p text:style-name="P3"><text:span text:style-name="T1">Console</text:span></text:p>
          </draw:text-box>
        </draw:frame>
        <draw:frame draw:style-name="gr5" draw:text-style-name="P4" draw:layer="layout" svg:width="2.54cm" svg:height="0.725cm" svg:x="13.97cm" svg:y="0.508cm">
          <draw:text-box>
            <text:p text:style-name="P3"><text:span text:style-name="T1">Console</text:span></text:p>
          </draw:text-box>
        </draw:frame>
        <draw:frame draw:style-name="gr8" draw:text-style-name="P8" draw:layer="layout" svg:width="6.35cm" svg:height="6.731cm" svg:x="12.7cm" svg:y="7.625cm">
          <draw:text-box>
            <text:p><text:span text:style-name="T4">The client subscribes to its own client topic for unicast traffic.</text:span></text:p>
          </draw:text-box>
        </draw:frame>
      </draw:page>
      <draw:page draw:name="page11" draw:style-name="dp1" draw:master-page-name="Default">
        <draw:custom-shape draw:style-name="gr18" draw:text-style-name="P7" draw:layer="layout" svg:width="6.35cm" svg:height="5.08cm" svg:x="2.54cm" svg:y="8.89cm">
          <text:p/>
          <draw:enhanced-geometry svg:viewBox="0 0 21600 21600" draw:type="rectangle" draw:enhanced-path="M 0 0 L 21600 0 21600 21600 0 21600 0 0 Z N"/>
        </draw:custom-shape>
        <draw:custom-shape draw:style-name="gr2" draw:text-style-name="P2" draw:layer="layout" svg:width="3.81cm" svg:height="5.08cm" svg:x="5.08cm" svg:y="1.27cm">
          <text:p/>
          <draw:enhanced-geometry svg:viewBox="0 0 21600 21600" draw:type="rectangle" draw:enhanced-path="M 0 0 L 21600 0 21600 21600 0 21600 0 0 Z N"/>
        </draw:custom-shape>
        <draw:line draw:style-name="gr22" draw:text-style-name="P7" draw:layer="layout" svg:x1="8.128cm" svg:y1="5.842cm" svg:x2="10.16cm" svg:y2="5.842cm">
          <text:p/>
        </draw:line>
        <draw:line draw:style-name="gr22" draw:text-style-name="P7" draw:layer="layout" svg:x1="10.16cm" svg:y1="5.842cm" svg:x2="10.16cm" svg:y2="9.525cm">
          <text:p/>
        </draw:line>
        <draw:line draw:style-name="gr3" draw:text-style-name="P2" draw:layer="layout" svg:x1="5.08cm" svg:y1="5.334cm" svg:x2="8.89cm" svg:y2="5.334cm">
          <text:p/>
        </draw:line>
        <draw:line draw:style-name="gr3" draw:text-style-name="P2" draw:layer="layout" svg:x1="5.08cm" svg:y1="4.572cm" svg:x2="8.89cm" svg:y2="4.572cm">
          <text:p/>
        </draw:line>
        <draw:custom-shape draw:style-name="gr16" draw:text-style-name="P13" draw:layer="layout" svg:width="2.286cm" svg:height="0.762cm" svg:x="4.826cm" svg:y="9.144cm">
          <text:p text:style-name="P3"><text:span text:style-name="T6">123</text:span></text:p>
          <draw:enhanced-geometry svg:viewBox="0 0 21600 21600" draw:type="rectangle" draw:enhanced-path="M 0 0 L 21600 0 21600 21600 0 21600 0 0 Z N"/>
        </draw:custom-shape>
        <draw:custom-shape draw:style-name="gr16" draw:text-style-name="P13" draw:layer="layout" svg:width="2.286cm" svg:height="0.762cm" svg:x="4.826cm" svg:y="10.414cm">
          <text:p text:style-name="P3"><text:span text:style-name="T6">234</text:span></text:p>
          <draw:enhanced-geometry svg:viewBox="0 0 21600 21600" draw:type="rectangle" draw:enhanced-path="M 0 0 L 21600 0 21600 21600 0 21600 0 0 Z N"/>
        </draw:custom-shape>
        <draw:line draw:style-name="gr22" draw:text-style-name="P7" draw:layer="layout" svg:x1="8.128cm" svg:y1="9.525cm" svg:x2="10.16cm" svg:y2="9.525cm">
          <text:p/>
        </draw:line>
        <draw:line draw:style-name="gr17" draw:text-style-name="P7" draw:layer="layout" svg:x1="8.89cm" svg:y1="6.096cm" svg:x2="9.906cm" svg:y2="6.096cm">
          <text:p/>
        </draw:line>
        <draw:line draw:style-name="gr17" draw:text-style-name="P7" draw:layer="layout" svg:x1="8.89cm" svg:y1="5.588cm" svg:x2="10.414cm" svg:y2="5.588cm">
          <text:p/>
        </draw:line>
        <draw:line draw:style-name="gr17" draw:text-style-name="P7" draw:layer="layout" svg:x1="8.89cm" svg:y1="9.779cm" svg:x2="10.414cm" svg:y2="9.779cm">
          <text:p/>
        </draw:line>
        <draw:line draw:style-name="gr17" draw:text-style-name="P7" draw:layer="layout" svg:x1="8.89cm" svg:y1="9.271cm" svg:x2="9.906cm" svg:y2="9.271cm">
          <text:p/>
        </draw:line>
        <draw:custom-shape draw:style-name="gr16" draw:text-style-name="P13" draw:layer="layout" svg:width="2.286cm" svg:height="0.762cm" svg:x="4.826cm" svg:y="12.954cm">
          <text:p text:style-name="P3"><text:span text:style-name="T6">b</text:span></text:p>
          <draw:enhanced-geometry svg:viewBox="0 0 21600 21600" draw:type="rectangle" draw:enhanced-path="M 0 0 L 21600 0 21600 21600 0 21600 0 0 Z N"/>
        </draw:custom-shape>
        <draw:custom-shape draw:style-name="gr11" draw:text-style-name="P7" draw:layer="layout" svg:width="2.54cm" svg:height="5.08cm" svg:x="13.97cm" svg:y="1.27cm">
          <text:p/>
          <draw:enhanced-geometry svg:viewBox="0 0 21600 21600" draw:type="rectangle" draw:enhanced-path="M 0 0 L 21600 0 21600 21600 0 21600 0 0 Z N"/>
        </draw:custom-shape>
        <draw:line draw:style-name="gr17" draw:text-style-name="P7" draw:layer="layout" svg:x1="11.684cm" svg:y1="6.096cm" svg:x2="13.97cm" svg:y2="6.096cm">
          <text:p/>
        </draw:line>
        <draw:line draw:style-name="gr17" draw:text-style-name="P7" draw:layer="layout" svg:x1="11.176cm" svg:y1="5.588cm" svg:x2="13.97cm" svg:y2="5.588cm">
          <text:p/>
        </draw:line>
        <draw:line draw:style-name="gr17" draw:text-style-name="P7" draw:layer="layout" svg:x1="8.89cm" svg:y1="11.049cm" svg:x2="11.684cm" svg:y2="11.049cm">
          <text:p/>
        </draw:line>
        <draw:line draw:style-name="gr17" draw:text-style-name="P7" draw:layer="layout" svg:x1="8.89cm" svg:y1="10.541cm" svg:x2="11.176cm" svg:y2="10.541cm">
          <text:p/>
        </draw:line>
        <draw:line draw:style-name="gr23" draw:text-style-name="P7" draw:layer="layout" svg:x1="7.112cm" svg:y1="13.335cm" svg:x2="8.128cm" svg:y2="13.335cm">
          <text:p/>
        </draw:line>
        <draw:frame draw:style-name="gr4" draw:text-style-name="P4" draw:layer="layout" svg:width="3.048cm" svg:height="0.762cm" svg:x="5.08cm" svg:y="5.461cm">
          <draw:text-box>
            <text:p text:style-name="P3"><text:span text:style-name="T1">OS</text:span></text:p>
          </draw:text-box>
        </draw:frame>
        <draw:frame draw:style-name="gr5" draw:text-style-name="P4" draw:layer="layout" svg:width="3.048cm" svg:height="0.725cm" svg:x="5.08cm" svg:y="4.572cm">
          <draw:text-box>
            <text:p text:style-name="P3"><text:span text:style-name="T1">paho</text:span></text:p>
          </draw:text-box>
        </draw:frame>
        <draw:frame draw:style-name="gr5" draw:text-style-name="P4" draw:layer="layout" svg:width="3.048cm" svg:height="0.725cm" svg:x="5.842cm" svg:y="3.048cm">
          <draw:text-box>
            <text:p text:style-name="P3"><text:span text:style-name="T1">net</text:span></text:p>
          </draw:text-box>
        </draw:frame>
        <draw:line draw:style-name="gr17" draw:text-style-name="P7" draw:layer="layout" svg:x1="9.906cm" svg:y1="6.096cm" svg:x2="9.906cm" svg:y2="9.271cm">
          <text:p/>
        </draw:line>
        <draw:line draw:style-name="gr17" draw:text-style-name="P7" draw:layer="layout" svg:x1="10.414cm" svg:y1="5.588cm" svg:x2="10.414cm" svg:y2="9.779cm">
          <text:p/>
        </draw:line>
        <draw:line draw:style-name="gr17" draw:text-style-name="P7" draw:layer="layout" svg:x1="11.176cm" svg:y1="5.588cm" svg:x2="11.176cm" svg:y2="10.541cm">
          <text:p/>
        </draw:line>
        <draw:line draw:style-name="gr17" draw:text-style-name="P7" draw:layer="layout" svg:x1="11.684cm" svg:y1="6.096cm" svg:x2="11.684cm" svg:y2="11.049cm">
          <text:p/>
        </draw:line>
        <draw:line draw:style-name="gr22" draw:text-style-name="P7" draw:layer="layout" svg:x1="8.128cm" svg:y1="9.525cm" svg:x2="8.128cm" svg:y2="13.335cm">
          <text:p/>
        </draw:line>
        <draw:frame draw:style-name="gr5" draw:text-style-name="P4" draw:layer="layout" svg:width="2.286cm" svg:height="0.725cm" svg:x="2.54cm" svg:y="9.144cm">
          <draw:text-box>
            <text:p text:style-name="P3"><text:span text:style-name="T1">Net</text:span></text:p>
          </draw:text-box>
        </draw:frame>
        <draw:frame draw:style-name="gr6" draw:text-style-name="P5" draw:layer="layout" svg:width="3.298cm" svg:height="0.645cm" draw:transform="rotate (1.58912228394084) translate (5.127cm 4.572cm)">
          <draw:text-box>
            <text:p text:style-name="P3"><text:span text:style-name="T2">BACpypes</text:span></text:p>
          </draw:text-box>
        </draw:frame>
        <draw:line draw:style-name="gr3" draw:text-style-name="P2" draw:layer="layout" svg:x1="5.842cm" svg:y1="1.27cm" svg:x2="5.842cm" svg:y2="4.572cm">
          <text:p/>
        </draw:line>
        <draw:frame draw:style-name="gr5" draw:text-style-name="P4" draw:layer="layout" svg:width="2.286cm" svg:height="0.725cm" svg:x="5.842cm" svg:y="3.81cm">
          <draw:text-box>
            <text:p text:style-name="P3"><text:span text:style-name="T1">bvll</text:span></text:p>
          </draw:text-box>
        </draw:frame>
        <draw:line draw:style-name="gr3" draw:text-style-name="P2" draw:layer="layout" svg:x1="5.842cm" svg:y1="3.81cm" svg:x2="8.89cm" svg:y2="3.81cm">
          <text:p/>
        </draw:line>
        <draw:line draw:style-name="gr3" draw:text-style-name="P2" draw:layer="layout" svg:x1="5.842cm" svg:y1="1.995cm" svg:x2="8.89cm" svg:y2="1.995cm">
          <text:p/>
        </draw:line>
        <draw:frame draw:style-name="gr5" draw:text-style-name="P6" draw:layer="layout" svg:width="3.048cm" svg:height="0.725cm" svg:x="5.842cm" svg:y="1.27cm">
          <draw:text-box>
            <text:p text:style-name="P3"><text:span text:style-name="T3">console</text:span></text:p>
          </draw:text-box>
        </draw:frame>
        <draw:line draw:style-name="gr24" draw:text-style-name="P7" draw:layer="layout" svg:x1="8.128cm" svg:y1="4.191cm" svg:x2="8.128cm" svg:y2="5.842cm">
          <text:p/>
        </draw:line>
        <draw:frame draw:style-name="gr5" draw:text-style-name="P4" draw:layer="layout" svg:width="3.048cm" svg:height="0.725cm" svg:x="5.842cm" svg:y="2.159cm">
          <draw:text-box>
            <text:p text:style-name="P3"><text:span text:style-name="T1">app</text:span></text:p>
          </draw:text-box>
        </draw:frame>
        <draw:line draw:style-name="gr3" draw:text-style-name="P2" draw:layer="layout" svg:x1="5.842cm" svg:y1="3.048cm" svg:x2="8.89cm" svg:y2="3.048cm">
          <text:p/>
        </draw:line>
        <draw:line draw:style-name="gr3" draw:text-style-name="P2" draw:layer="layout" svg:x1="16.002cm" svg:y1="1.27cm" svg:x2="16.002cm" svg:y2="4.572cm">
          <text:p/>
        </draw:line>
        <draw:line draw:style-name="gr3" draw:text-style-name="P2" draw:layer="layout" svg:x1="13.97cm" svg:y1="2.032cm" svg:x2="16.002cm" svg:y2="2.032cm">
          <text:p/>
        </draw:line>
        <draw:line draw:style-name="gr3" draw:text-style-name="P2" draw:layer="layout" svg:x1="13.97cm" svg:y1="3.048cm" svg:x2="16.002cm" svg:y2="3.048cm">
          <text:p/>
        </draw:line>
        <draw:line draw:style-name="gr3" draw:text-style-name="P2" draw:layer="layout" svg:x1="13.97cm" svg:y1="3.81cm" svg:x2="16.002cm" svg:y2="3.81cm">
          <text:p/>
        </draw:line>
        <draw:line draw:style-name="gr3" draw:text-style-name="P2" draw:layer="layout" svg:x1="13.97cm" svg:y1="4.572cm" svg:x2="16.51cm" svg:y2="4.572cm">
          <text:p/>
        </draw:line>
        <draw:line draw:style-name="gr3" draw:text-style-name="P2" draw:layer="layout" svg:x1="13.97cm" svg:y1="5.334cm" svg:x2="16.51cm" svg:y2="5.334cm">
          <text:p/>
        </draw:line>
        <draw:frame draw:style-name="gr5" draw:text-style-name="P15" draw:layer="layout" svg:width="6.35cm" svg:height="0.725cm" svg:x="2.54cm" svg:y="8.128cm">
          <draw:text-box>
            <text:p text:style-name="P3"><text:span text:style-name="T12">MQTT Broker</text:span></text:p>
          </draw:text-box>
        </draw:frame>
        <draw:frame draw:style-name="gr5" draw:text-style-name="P4" draw:layer="layout" svg:width="3.81cm" svg:height="0.725cm" svg:x="5.08cm" svg:y="0.508cm">
          <draw:text-box>
            <text:p text:style-name="P3"><text:span text:style-name="T1">Console</text:span></text:p>
          </draw:text-box>
        </draw:frame>
        <draw:frame draw:style-name="gr5" draw:text-style-name="P4" draw:layer="layout" svg:width="2.54cm" svg:height="0.725cm" svg:x="13.97cm" svg:y="0.508cm">
          <draw:text-box>
            <text:p text:style-name="P3"><text:span text:style-name="T1">Console</text:span></text:p>
          </draw:text-box>
        </draw:frame>
        <draw:frame draw:style-name="gr8" draw:text-style-name="P8" draw:layer="layout" svg:width="6.35cm" svg:height="6.731cm" svg:x="12.7cm" svg:y="7.625cm">
          <draw:text-box>
            <text:p><text:span text:style-name="T4">After the subscriptions are acknowledged by the broker, the client will broadcast an </text:span><text:span text:style-name="T7">Online</text:span><text:span text:style-name="T4"> message, which means publishing the message to the broadcast topic.</text:span></text:p>
            <text:p><text:span text:style-name="T4"/></text:p>
            <text:p><text:span text:style-name="T4">This is functionally similar to an application broadcasting an I-Am APDU at startup, and a router broadcasting an I-Am-Router-To-Network NPDU also at startup.</text:span></text:p>
          </draw:text-box>
        </draw:frame>
      </draw:page>
      <draw:page draw:name="page12" draw:style-name="dp1" draw:master-page-name="Default">
        <draw:custom-shape draw:style-name="gr18" draw:text-style-name="P7" draw:layer="layout" svg:width="6.35cm" svg:height="5.08cm" svg:x="2.54cm" svg:y="8.89cm">
          <text:p/>
          <draw:enhanced-geometry svg:viewBox="0 0 21600 21600" draw:type="rectangle" draw:enhanced-path="M 0 0 L 21600 0 21600 21600 0 21600 0 0 Z N"/>
        </draw:custom-shape>
        <draw:custom-shape draw:style-name="gr2" draw:text-style-name="P2" draw:layer="layout" svg:width="3.81cm" svg:height="5.08cm" svg:x="5.08cm" svg:y="1.27cm">
          <text:p/>
          <draw:enhanced-geometry svg:viewBox="0 0 21600 21600" draw:type="rectangle" draw:enhanced-path="M 0 0 L 21600 0 21600 21600 0 21600 0 0 Z N"/>
        </draw:custom-shape>
        <draw:line draw:style-name="gr22" draw:text-style-name="P7" draw:layer="layout" svg:x1="8.128cm" svg:y1="5.842cm" svg:x2="10.16cm" svg:y2="5.842cm">
          <text:p/>
        </draw:line>
        <draw:line draw:style-name="gr22" draw:text-style-name="P7" draw:layer="layout" svg:x1="10.16cm" svg:y1="5.842cm" svg:x2="10.16cm" svg:y2="9.525cm">
          <text:p/>
        </draw:line>
        <draw:line draw:style-name="gr3" draw:text-style-name="P2" draw:layer="layout" svg:x1="5.08cm" svg:y1="5.334cm" svg:x2="8.89cm" svg:y2="5.334cm">
          <text:p/>
        </draw:line>
        <draw:line draw:style-name="gr3" draw:text-style-name="P2" draw:layer="layout" svg:x1="5.08cm" svg:y1="4.572cm" svg:x2="8.89cm" svg:y2="4.572cm">
          <text:p/>
        </draw:line>
        <draw:custom-shape draw:style-name="gr16" draw:text-style-name="P13" draw:layer="layout" svg:width="2.286cm" svg:height="0.762cm" svg:x="4.826cm" svg:y="9.144cm">
          <text:p text:style-name="P3"><text:span text:style-name="T6">123</text:span></text:p>
          <draw:enhanced-geometry svg:viewBox="0 0 21600 21600" draw:type="rectangle" draw:enhanced-path="M 0 0 L 21600 0 21600 21600 0 21600 0 0 Z N"/>
        </draw:custom-shape>
        <draw:custom-shape draw:style-name="gr16" draw:text-style-name="P13" draw:layer="layout" svg:width="2.286cm" svg:height="0.762cm" svg:x="4.826cm" svg:y="10.414cm">
          <text:p text:style-name="P3"><text:span text:style-name="T6">234</text:span></text:p>
          <draw:enhanced-geometry svg:viewBox="0 0 21600 21600" draw:type="rectangle" draw:enhanced-path="M 0 0 L 21600 0 21600 21600 0 21600 0 0 Z N"/>
        </draw:custom-shape>
        <draw:line draw:style-name="gr22" draw:text-style-name="P7" draw:layer="layout" svg:x1="8.128cm" svg:y1="9.525cm" svg:x2="10.16cm" svg:y2="9.525cm">
          <text:p/>
        </draw:line>
        <draw:line draw:style-name="gr17" draw:text-style-name="P7" draw:layer="layout" svg:x1="8.89cm" svg:y1="6.096cm" svg:x2="9.906cm" svg:y2="6.096cm">
          <text:p/>
        </draw:line>
        <draw:line draw:style-name="gr17" draw:text-style-name="P7" draw:layer="layout" svg:x1="8.89cm" svg:y1="5.588cm" svg:x2="10.414cm" svg:y2="5.588cm">
          <text:p/>
        </draw:line>
        <draw:line draw:style-name="gr17" draw:text-style-name="P7" draw:layer="layout" svg:x1="8.89cm" svg:y1="9.779cm" svg:x2="10.414cm" svg:y2="9.779cm">
          <text:p/>
        </draw:line>
        <draw:line draw:style-name="gr17" draw:text-style-name="P7" draw:layer="layout" svg:x1="8.89cm" svg:y1="9.271cm" svg:x2="9.906cm" svg:y2="9.271cm">
          <text:p/>
        </draw:line>
        <draw:custom-shape draw:style-name="gr16" draw:text-style-name="P13" draw:layer="layout" svg:width="2.286cm" svg:height="0.762cm" svg:x="4.826cm" svg:y="12.954cm">
          <text:p text:style-name="P3"><text:span text:style-name="T6">b</text:span></text:p>
          <draw:enhanced-geometry svg:viewBox="0 0 21600 21600" draw:type="rectangle" draw:enhanced-path="M 0 0 L 21600 0 21600 21600 0 21600 0 0 Z N"/>
        </draw:custom-shape>
        <draw:custom-shape draw:style-name="gr11" draw:text-style-name="P7" draw:layer="layout" svg:width="2.54cm" svg:height="5.08cm" svg:x="13.97cm" svg:y="1.27cm">
          <text:p/>
          <draw:enhanced-geometry svg:viewBox="0 0 21600 21600" draw:type="rectangle" draw:enhanced-path="M 0 0 L 21600 0 21600 21600 0 21600 0 0 Z N"/>
        </draw:custom-shape>
        <draw:line draw:style-name="gr22" draw:text-style-name="P7" draw:layer="layout" svg:x1="11.43cm" svg:y1="5.842cm" svg:x2="14.605cm" svg:y2="5.842cm">
          <text:p/>
        </draw:line>
        <draw:line draw:style-name="gr17" draw:text-style-name="P7" draw:layer="layout" svg:x1="11.684cm" svg:y1="6.096cm" svg:x2="13.97cm" svg:y2="6.096cm">
          <text:p/>
        </draw:line>
        <draw:line draw:style-name="gr17" draw:text-style-name="P7" draw:layer="layout" svg:x1="11.176cm" svg:y1="5.588cm" svg:x2="13.97cm" svg:y2="5.588cm">
          <text:p/>
        </draw:line>
        <draw:line draw:style-name="gr22" draw:text-style-name="P7" draw:layer="layout" svg:x1="8.128cm" svg:y1="10.795cm" svg:x2="11.43cm" svg:y2="10.795cm">
          <text:p/>
        </draw:line>
        <draw:line draw:style-name="gr17" draw:text-style-name="P7" draw:layer="layout" svg:x1="8.89cm" svg:y1="11.049cm" svg:x2="11.684cm" svg:y2="11.049cm">
          <text:p/>
        </draw:line>
        <draw:line draw:style-name="gr17" draw:text-style-name="P7" draw:layer="layout" svg:x1="8.89cm" svg:y1="10.541cm" svg:x2="11.176cm" svg:y2="10.541cm">
          <text:p/>
        </draw:line>
        <draw:line draw:style-name="gr22" draw:text-style-name="P7" draw:layer="layout" svg:x1="7.112cm" svg:y1="13.335cm" svg:x2="8.128cm" svg:y2="13.335cm">
          <text:p/>
        </draw:line>
        <draw:frame draw:style-name="gr4" draw:text-style-name="P4" draw:layer="layout" svg:width="3.048cm" svg:height="0.762cm" svg:x="5.08cm" svg:y="5.461cm">
          <draw:text-box>
            <text:p text:style-name="P3"><text:span text:style-name="T1">OS</text:span></text:p>
          </draw:text-box>
        </draw:frame>
        <draw:frame draw:style-name="gr5" draw:text-style-name="P4" draw:layer="layout" svg:width="3.048cm" svg:height="0.725cm" svg:x="5.08cm" svg:y="4.572cm">
          <draw:text-box>
            <text:p text:style-name="P3"><text:span text:style-name="T1">paho</text:span></text:p>
          </draw:text-box>
        </draw:frame>
        <draw:frame draw:style-name="gr5" draw:text-style-name="P4" draw:layer="layout" svg:width="3.048cm" svg:height="0.725cm" svg:x="5.842cm" svg:y="3.048cm">
          <draw:text-box>
            <text:p text:style-name="P3"><text:span text:style-name="T1">net</text:span></text:p>
          </draw:text-box>
        </draw:frame>
        <draw:line draw:style-name="gr17" draw:text-style-name="P7" draw:layer="layout" svg:x1="9.906cm" svg:y1="6.096cm" svg:x2="9.906cm" svg:y2="9.271cm">
          <text:p/>
        </draw:line>
        <draw:line draw:style-name="gr17" draw:text-style-name="P7" draw:layer="layout" svg:x1="10.414cm" svg:y1="5.588cm" svg:x2="10.414cm" svg:y2="9.779cm">
          <text:p/>
        </draw:line>
        <draw:line draw:style-name="gr22" draw:text-style-name="P7" draw:layer="layout" svg:x1="11.43cm" svg:y1="5.842cm" svg:x2="11.43cm" svg:y2="10.795cm">
          <text:p/>
        </draw:line>
        <draw:line draw:style-name="gr17" draw:text-style-name="P7" draw:layer="layout" svg:x1="11.176cm" svg:y1="5.588cm" svg:x2="11.176cm" svg:y2="10.541cm">
          <text:p/>
        </draw:line>
        <draw:line draw:style-name="gr17" draw:text-style-name="P7" draw:layer="layout" svg:x1="11.684cm" svg:y1="6.096cm" svg:x2="11.684cm" svg:y2="11.049cm">
          <text:p/>
        </draw:line>
        <draw:line draw:style-name="gr22" draw:text-style-name="P7" draw:layer="layout" svg:x1="8.128cm" svg:y1="9.525cm" svg:x2="8.128cm" svg:y2="13.335cm">
          <text:p/>
        </draw:line>
        <draw:frame draw:style-name="gr5" draw:text-style-name="P4" draw:layer="layout" svg:width="2.286cm" svg:height="0.725cm" svg:x="2.54cm" svg:y="9.144cm">
          <draw:text-box>
            <text:p text:style-name="P3"><text:span text:style-name="T1">Net</text:span></text:p>
          </draw:text-box>
        </draw:frame>
        <draw:frame draw:style-name="gr6" draw:text-style-name="P5" draw:layer="layout" svg:width="3.298cm" svg:height="0.645cm" draw:transform="rotate (1.58912228394084) translate (5.127cm 4.572cm)">
          <draw:text-box>
            <text:p text:style-name="P3"><text:span text:style-name="T2">BACpypes</text:span></text:p>
          </draw:text-box>
        </draw:frame>
        <draw:line draw:style-name="gr3" draw:text-style-name="P2" draw:layer="layout" svg:x1="5.842cm" svg:y1="1.27cm" svg:x2="5.842cm" svg:y2="4.572cm">
          <text:p/>
        </draw:line>
        <draw:frame draw:style-name="gr5" draw:text-style-name="P4" draw:layer="layout" svg:width="2.286cm" svg:height="0.725cm" svg:x="5.842cm" svg:y="3.81cm">
          <draw:text-box>
            <text:p text:style-name="P3"><text:span text:style-name="T1">bvll</text:span></text:p>
          </draw:text-box>
        </draw:frame>
        <draw:line draw:style-name="gr3" draw:text-style-name="P2" draw:layer="layout" svg:x1="5.842cm" svg:y1="3.81cm" svg:x2="8.89cm" svg:y2="3.81cm">
          <text:p/>
        </draw:line>
        <draw:line draw:style-name="gr3" draw:text-style-name="P2" draw:layer="layout" svg:x1="5.842cm" svg:y1="1.995cm" svg:x2="8.89cm" svg:y2="1.995cm">
          <text:p/>
        </draw:line>
        <draw:frame draw:style-name="gr5" draw:text-style-name="P6" draw:layer="layout" svg:width="3.048cm" svg:height="0.725cm" svg:x="5.842cm" svg:y="1.27cm">
          <draw:text-box>
            <text:p text:style-name="P3"><text:span text:style-name="T3">console</text:span></text:p>
          </draw:text-box>
        </draw:frame>
        <draw:line draw:style-name="gr25" draw:text-style-name="P7" draw:layer="layout" svg:x1="8.128cm" svg:y1="4.191cm" svg:x2="8.128cm" svg:y2="5.842cm">
          <text:p/>
        </draw:line>
        <draw:frame draw:style-name="gr5" draw:text-style-name="P4" draw:layer="layout" svg:width="3.048cm" svg:height="0.725cm" svg:x="5.842cm" svg:y="2.159cm">
          <draw:text-box>
            <text:p text:style-name="P3"><text:span text:style-name="T1">app</text:span></text:p>
          </draw:text-box>
        </draw:frame>
        <draw:line draw:style-name="gr3" draw:text-style-name="P2" draw:layer="layout" svg:x1="5.842cm" svg:y1="3.048cm" svg:x2="8.89cm" svg:y2="3.048cm">
          <text:p/>
        </draw:line>
        <draw:line draw:style-name="gr3" draw:text-style-name="P2" draw:layer="layout" svg:x1="16.002cm" svg:y1="1.27cm" svg:x2="16.002cm" svg:y2="4.572cm">
          <text:p/>
        </draw:line>
        <draw:line draw:style-name="gr3" draw:text-style-name="P2" draw:layer="layout" svg:x1="13.97cm" svg:y1="2.032cm" svg:x2="16.002cm" svg:y2="2.032cm">
          <text:p/>
        </draw:line>
        <draw:line draw:style-name="gr3" draw:text-style-name="P2" draw:layer="layout" svg:x1="13.97cm" svg:y1="3.048cm" svg:x2="16.002cm" svg:y2="3.048cm">
          <text:p/>
        </draw:line>
        <draw:line draw:style-name="gr3" draw:text-style-name="P2" draw:layer="layout" svg:x1="13.97cm" svg:y1="3.81cm" svg:x2="16.002cm" svg:y2="3.81cm">
          <text:p/>
        </draw:line>
        <draw:line draw:style-name="gr3" draw:text-style-name="P2" draw:layer="layout" svg:x1="13.97cm" svg:y1="4.572cm" svg:x2="16.51cm" svg:y2="4.572cm">
          <text:p/>
        </draw:line>
        <draw:line draw:style-name="gr3" draw:text-style-name="P2" draw:layer="layout" svg:x1="13.97cm" svg:y1="5.334cm" svg:x2="16.51cm" svg:y2="5.334cm">
          <text:p/>
        </draw:line>
        <draw:line draw:style-name="gr25" draw:text-style-name="P7" draw:layer="layout" svg:x1="14.605cm" svg:y1="4.191cm" svg:x2="14.605cm" svg:y2="5.842cm">
          <text:p/>
        </draw:line>
        <draw:frame draw:style-name="gr5" draw:text-style-name="P15" draw:layer="layout" svg:width="6.35cm" svg:height="0.725cm" svg:x="2.54cm" svg:y="8.128cm">
          <draw:text-box>
            <text:p text:style-name="P3"><text:span text:style-name="T12">MQTT Broker</text:span></text:p>
          </draw:text-box>
        </draw:frame>
        <draw:frame draw:style-name="gr5" draw:text-style-name="P4" draw:layer="layout" svg:width="3.81cm" svg:height="0.725cm" svg:x="5.08cm" svg:y="0.508cm">
          <draw:text-box>
            <text:p text:style-name="P3"><text:span text:style-name="T1">Console</text:span></text:p>
          </draw:text-box>
        </draw:frame>
        <draw:frame draw:style-name="gr5" draw:text-style-name="P4" draw:layer="layout" svg:width="2.54cm" svg:height="0.725cm" svg:x="13.97cm" svg:y="0.508cm">
          <draw:text-box>
            <text:p text:style-name="P3"><text:span text:style-name="T1">Console</text:span></text:p>
          </draw:text-box>
        </draw:frame>
        <draw:frame draw:style-name="gr8" draw:text-style-name="P8" draw:layer="layout" svg:width="6.35cm" svg:height="6.731cm" svg:x="12.7cm" svg:y="7.626cm">
          <draw:text-box>
            <text:p><text:span text:style-name="T4">The broker will forward the Online message to all of the clients that are subscribed to the broadcast topic, including the client that published the message.</text:span></text:p>
          </draw:text-box>
        </draw:frame>
      </draw:page>
      <draw:page draw:name="page13" draw:style-name="dp1" draw:master-page-name="Default">
        <draw:custom-shape draw:style-name="gr18" draw:text-style-name="P7" draw:layer="layout" svg:width="6.35cm" svg:height="5.08cm" svg:x="2.54cm" svg:y="8.89cm">
          <text:p/>
          <draw:enhanced-geometry svg:viewBox="0 0 21600 21600" draw:type="rectangle" draw:enhanced-path="M 0 0 L 21600 0 21600 21600 0 21600 0 0 Z N"/>
        </draw:custom-shape>
        <draw:custom-shape draw:style-name="gr2" draw:text-style-name="P2" draw:layer="layout" svg:width="3.81cm" svg:height="5.08cm" svg:x="5.08cm" svg:y="1.27cm">
          <text:p/>
          <draw:enhanced-geometry svg:viewBox="0 0 21600 21600" draw:type="rectangle" draw:enhanced-path="M 0 0 L 21600 0 21600 21600 0 21600 0 0 Z N"/>
        </draw:custom-shape>
        <draw:line draw:style-name="gr22" draw:text-style-name="P7" draw:layer="layout" svg:x1="8.128cm" svg:y1="5.842cm" svg:x2="10.16cm" svg:y2="5.842cm">
          <text:p/>
        </draw:line>
        <draw:line draw:style-name="gr22" draw:text-style-name="P7" draw:layer="layout" svg:x1="10.16cm" svg:y1="5.842cm" svg:x2="10.16cm" svg:y2="9.525cm">
          <text:p/>
        </draw:line>
        <draw:line draw:style-name="gr3" draw:text-style-name="P2" draw:layer="layout" svg:x1="5.08cm" svg:y1="5.334cm" svg:x2="8.89cm" svg:y2="5.334cm">
          <text:p/>
        </draw:line>
        <draw:line draw:style-name="gr3" draw:text-style-name="P2" draw:layer="layout" svg:x1="5.08cm" svg:y1="4.572cm" svg:x2="8.89cm" svg:y2="4.572cm">
          <text:p/>
        </draw:line>
        <draw:custom-shape draw:style-name="gr16" draw:text-style-name="P13" draw:layer="layout" svg:width="2.286cm" svg:height="0.762cm" svg:x="4.826cm" svg:y="9.144cm">
          <text:p text:style-name="P3"><text:span text:style-name="T6">123</text:span></text:p>
          <draw:enhanced-geometry svg:viewBox="0 0 21600 21600" draw:type="rectangle" draw:enhanced-path="M 0 0 L 21600 0 21600 21600 0 21600 0 0 Z N"/>
        </draw:custom-shape>
        <draw:custom-shape draw:style-name="gr16" draw:text-style-name="P13" draw:layer="layout" svg:width="2.286cm" svg:height="0.762cm" svg:x="4.826cm" svg:y="10.414cm">
          <text:p text:style-name="P3"><text:span text:style-name="T6">234</text:span></text:p>
          <draw:enhanced-geometry svg:viewBox="0 0 21600 21600" draw:type="rectangle" draw:enhanced-path="M 0 0 L 21600 0 21600 21600 0 21600 0 0 Z N"/>
        </draw:custom-shape>
        <draw:line draw:style-name="gr22" draw:text-style-name="P7" draw:layer="layout" svg:x1="8.128cm" svg:y1="9.525cm" svg:x2="10.16cm" svg:y2="9.525cm">
          <text:p/>
        </draw:line>
        <draw:line draw:style-name="gr17" draw:text-style-name="P7" draw:layer="layout" svg:x1="8.89cm" svg:y1="6.096cm" svg:x2="9.906cm" svg:y2="6.096cm">
          <text:p/>
        </draw:line>
        <draw:line draw:style-name="gr17" draw:text-style-name="P7" draw:layer="layout" svg:x1="8.89cm" svg:y1="5.588cm" svg:x2="10.414cm" svg:y2="5.588cm">
          <text:p/>
        </draw:line>
        <draw:line draw:style-name="gr17" draw:text-style-name="P7" draw:layer="layout" svg:x1="8.89cm" svg:y1="9.779cm" svg:x2="10.414cm" svg:y2="9.779cm">
          <text:p/>
        </draw:line>
        <draw:line draw:style-name="gr17" draw:text-style-name="P7" draw:layer="layout" svg:x1="8.89cm" svg:y1="9.271cm" svg:x2="9.906cm" svg:y2="9.271cm">
          <text:p/>
        </draw:line>
        <draw:custom-shape draw:style-name="gr16" draw:text-style-name="P13" draw:layer="layout" svg:width="2.286cm" svg:height="0.762cm" svg:x="4.826cm" svg:y="12.954cm">
          <text:p text:style-name="P3"><text:span text:style-name="T6">b</text:span></text:p>
          <draw:enhanced-geometry svg:viewBox="0 0 21600 21600" draw:type="rectangle" draw:enhanced-path="M 0 0 L 21600 0 21600 21600 0 21600 0 0 Z N"/>
        </draw:custom-shape>
        <draw:custom-shape draw:style-name="gr11" draw:text-style-name="P7" draw:layer="layout" svg:width="2.54cm" svg:height="5.08cm" svg:x="13.97cm" svg:y="1.27cm">
          <text:p/>
          <draw:enhanced-geometry svg:viewBox="0 0 21600 21600" draw:type="rectangle" draw:enhanced-path="M 0 0 L 21600 0 21600 21600 0 21600 0 0 Z N"/>
        </draw:custom-shape>
        <draw:line draw:style-name="gr17" draw:text-style-name="P7" draw:layer="layout" svg:x1="11.684cm" svg:y1="6.096cm" svg:x2="13.97cm" svg:y2="6.096cm">
          <text:p/>
        </draw:line>
        <draw:line draw:style-name="gr17" draw:text-style-name="P7" draw:layer="layout" svg:x1="11.176cm" svg:y1="5.588cm" svg:x2="13.97cm" svg:y2="5.588cm">
          <text:p/>
        </draw:line>
        <draw:line draw:style-name="gr17" draw:text-style-name="P7" draw:layer="layout" svg:x1="8.89cm" svg:y1="11.049cm" svg:x2="11.684cm" svg:y2="11.049cm">
          <text:p/>
        </draw:line>
        <draw:line draw:style-name="gr17" draw:text-style-name="P7" draw:layer="layout" svg:x1="8.89cm" svg:y1="10.541cm" svg:x2="11.176cm" svg:y2="10.541cm">
          <text:p/>
        </draw:line>
        <draw:line draw:style-name="gr23" draw:text-style-name="P7" draw:layer="layout" svg:x1="7.112cm" svg:y1="10.795cm" svg:x2="8.128cm" svg:y2="10.795cm">
          <text:p/>
        </draw:line>
        <draw:frame draw:style-name="gr4" draw:text-style-name="P4" draw:layer="layout" svg:width="3.048cm" svg:height="0.762cm" svg:x="5.08cm" svg:y="5.461cm">
          <draw:text-box>
            <text:p text:style-name="P3"><text:span text:style-name="T1">OS</text:span></text:p>
          </draw:text-box>
        </draw:frame>
        <draw:frame draw:style-name="gr5" draw:text-style-name="P4" draw:layer="layout" svg:width="3.048cm" svg:height="0.725cm" svg:x="5.08cm" svg:y="4.572cm">
          <draw:text-box>
            <text:p text:style-name="P3"><text:span text:style-name="T1">paho</text:span></text:p>
          </draw:text-box>
        </draw:frame>
        <draw:frame draw:style-name="gr5" draw:text-style-name="P4" draw:layer="layout" svg:width="3.048cm" svg:height="0.725cm" svg:x="5.842cm" svg:y="3.048cm">
          <draw:text-box>
            <text:p text:style-name="P3"><text:span text:style-name="T1">net</text:span></text:p>
          </draw:text-box>
        </draw:frame>
        <draw:line draw:style-name="gr17" draw:text-style-name="P7" draw:layer="layout" svg:x1="9.906cm" svg:y1="6.096cm" svg:x2="9.906cm" svg:y2="9.271cm">
          <text:p/>
        </draw:line>
        <draw:line draw:style-name="gr17" draw:text-style-name="P7" draw:layer="layout" svg:x1="10.414cm" svg:y1="5.588cm" svg:x2="10.414cm" svg:y2="9.779cm">
          <text:p/>
        </draw:line>
        <draw:line draw:style-name="gr17" draw:text-style-name="P7" draw:layer="layout" svg:x1="11.176cm" svg:y1="5.588cm" svg:x2="11.176cm" svg:y2="10.541cm">
          <text:p/>
        </draw:line>
        <draw:line draw:style-name="gr17" draw:text-style-name="P7" draw:layer="layout" svg:x1="11.684cm" svg:y1="6.096cm" svg:x2="11.684cm" svg:y2="11.049cm">
          <text:p/>
        </draw:line>
        <draw:line draw:style-name="gr22" draw:text-style-name="P7" draw:layer="layout" svg:x1="8.128cm" svg:y1="9.525cm" svg:x2="8.128cm" svg:y2="10.795cm">
          <text:p/>
        </draw:line>
        <draw:frame draw:style-name="gr5" draw:text-style-name="P4" draw:layer="layout" svg:width="2.286cm" svg:height="0.725cm" svg:x="2.54cm" svg:y="9.144cm">
          <draw:text-box>
            <text:p text:style-name="P3"><text:span text:style-name="T1">Net</text:span></text:p>
          </draw:text-box>
        </draw:frame>
        <draw:frame draw:style-name="gr6" draw:text-style-name="P5" draw:layer="layout" svg:width="3.298cm" svg:height="0.645cm" draw:transform="rotate (1.58912228394084) translate (5.127cm 4.572cm)">
          <draw:text-box>
            <text:p text:style-name="P3"><text:span text:style-name="T2">BACpypes</text:span></text:p>
          </draw:text-box>
        </draw:frame>
        <draw:line draw:style-name="gr3" draw:text-style-name="P2" draw:layer="layout" svg:x1="5.842cm" svg:y1="1.27cm" svg:x2="5.842cm" svg:y2="4.572cm">
          <text:p/>
        </draw:line>
        <draw:frame draw:style-name="gr5" draw:text-style-name="P4" draw:layer="layout" svg:width="2.286cm" svg:height="0.725cm" svg:x="5.842cm" svg:y="3.81cm">
          <draw:text-box>
            <text:p text:style-name="P3"><text:span text:style-name="T1">bvll</text:span></text:p>
          </draw:text-box>
        </draw:frame>
        <draw:line draw:style-name="gr3" draw:text-style-name="P2" draw:layer="layout" svg:x1="5.842cm" svg:y1="3.81cm" svg:x2="8.89cm" svg:y2="3.81cm">
          <text:p/>
        </draw:line>
        <draw:line draw:style-name="gr3" draw:text-style-name="P2" draw:layer="layout" svg:x1="5.842cm" svg:y1="1.995cm" svg:x2="8.89cm" svg:y2="1.995cm">
          <text:p/>
        </draw:line>
        <draw:frame draw:style-name="gr5" draw:text-style-name="P6" draw:layer="layout" svg:width="3.048cm" svg:height="0.725cm" svg:x="5.842cm" svg:y="1.27cm">
          <draw:text-box>
            <text:p text:style-name="P3"><text:span text:style-name="T3">console</text:span></text:p>
          </draw:text-box>
        </draw:frame>
        <draw:line draw:style-name="gr24" draw:text-style-name="P7" draw:layer="layout" svg:x1="8.128cm" svg:y1="4.191cm" svg:x2="8.128cm" svg:y2="5.842cm">
          <text:p/>
        </draw:line>
        <draw:frame draw:style-name="gr5" draw:text-style-name="P4" draw:layer="layout" svg:width="3.048cm" svg:height="0.725cm" svg:x="5.842cm" svg:y="2.159cm">
          <draw:text-box>
            <text:p text:style-name="P3"><text:span text:style-name="T1">app</text:span></text:p>
          </draw:text-box>
        </draw:frame>
        <draw:line draw:style-name="gr3" draw:text-style-name="P2" draw:layer="layout" svg:x1="5.842cm" svg:y1="3.048cm" svg:x2="8.89cm" svg:y2="3.048cm">
          <text:p/>
        </draw:line>
        <draw:line draw:style-name="gr3" draw:text-style-name="P2" draw:layer="layout" svg:x1="16.002cm" svg:y1="1.27cm" svg:x2="16.002cm" svg:y2="4.572cm">
          <text:p/>
        </draw:line>
        <draw:line draw:style-name="gr3" draw:text-style-name="P2" draw:layer="layout" svg:x1="13.97cm" svg:y1="2.032cm" svg:x2="16.002cm" svg:y2="2.032cm">
          <text:p/>
        </draw:line>
        <draw:line draw:style-name="gr3" draw:text-style-name="P2" draw:layer="layout" svg:x1="13.97cm" svg:y1="3.048cm" svg:x2="16.002cm" svg:y2="3.048cm">
          <text:p/>
        </draw:line>
        <draw:line draw:style-name="gr3" draw:text-style-name="P2" draw:layer="layout" svg:x1="13.97cm" svg:y1="3.81cm" svg:x2="16.002cm" svg:y2="3.81cm">
          <text:p/>
        </draw:line>
        <draw:line draw:style-name="gr3" draw:text-style-name="P2" draw:layer="layout" svg:x1="13.97cm" svg:y1="4.572cm" svg:x2="16.51cm" svg:y2="4.572cm">
          <text:p/>
        </draw:line>
        <draw:line draw:style-name="gr3" draw:text-style-name="P2" draw:layer="layout" svg:x1="13.97cm" svg:y1="5.334cm" svg:x2="16.51cm" svg:y2="5.334cm">
          <text:p/>
        </draw:line>
        <draw:frame draw:style-name="gr5" draw:text-style-name="P15" draw:layer="layout" svg:width="6.35cm" svg:height="0.725cm" svg:x="2.54cm" svg:y="8.128cm">
          <draw:text-box>
            <text:p text:style-name="P3"><text:span text:style-name="T12">MQTT Broker</text:span></text:p>
          </draw:text-box>
        </draw:frame>
        <draw:frame draw:style-name="gr5" draw:text-style-name="P4" draw:layer="layout" svg:width="3.81cm" svg:height="0.725cm" svg:x="5.08cm" svg:y="0.508cm">
          <draw:text-box>
            <text:p text:style-name="P3"><text:span text:style-name="T1">Console</text:span></text:p>
          </draw:text-box>
        </draw:frame>
        <draw:frame draw:style-name="gr5" draw:text-style-name="P4" draw:layer="layout" svg:width="2.54cm" svg:height="0.725cm" svg:x="13.97cm" svg:y="0.508cm">
          <draw:text-box>
            <text:p text:style-name="P3"><text:span text:style-name="T1">Console</text:span></text:p>
          </draw:text-box>
        </draw:frame>
        <draw:frame draw:style-name="gr8" draw:text-style-name="P8" draw:layer="layout" svg:width="6.35cm" svg:height="6.731cm" svg:x="12.7cm" svg:y="7.625cm">
          <draw:text-box>
            <text:p><text:span text:style-name="T4">Similar to BACnet/IP, B/MQTT uses an </text:span><text:span text:style-name="T7">Original Unicast</text:span><text:span text:style-name="T4"> BVLPDU to send an NPDU from one virtual network node to another.</text:span></text:p>
            <text:p><text:span text:style-name="T4"/></text:p>
            <text:p><text:span text:style-name="T4">The virtual source address is contained in the BLVPDU so the destination node knows which node published the message.</text:span></text:p>
          </draw:text-box>
        </draw:frame>
      </draw:page>
      <draw:page draw:name="page14" draw:style-name="dp1" draw:master-page-name="Default">
        <draw:custom-shape draw:style-name="gr18" draw:text-style-name="P7" draw:layer="layout" svg:width="6.35cm" svg:height="5.08cm" svg:x="2.54cm" svg:y="8.89cm">
          <text:p/>
          <draw:enhanced-geometry svg:viewBox="0 0 21600 21600" draw:type="rectangle" draw:enhanced-path="M 0 0 L 21600 0 21600 21600 0 21600 0 0 Z N"/>
        </draw:custom-shape>
        <draw:custom-shape draw:style-name="gr2" draw:text-style-name="P2" draw:layer="layout" svg:width="3.81cm" svg:height="5.08cm" svg:x="5.08cm" svg:y="1.27cm">
          <text:p/>
          <draw:enhanced-geometry svg:viewBox="0 0 21600 21600" draw:type="rectangle" draw:enhanced-path="M 0 0 L 21600 0 21600 21600 0 21600 0 0 Z N"/>
        </draw:custom-shape>
        <draw:line draw:style-name="gr22" draw:text-style-name="P7" draw:layer="layout" svg:x1="8.128cm" svg:y1="5.842cm" svg:x2="10.16cm" svg:y2="5.842cm">
          <text:p/>
        </draw:line>
        <draw:line draw:style-name="gr22" draw:text-style-name="P7" draw:layer="layout" svg:x1="10.16cm" svg:y1="5.842cm" svg:x2="10.16cm" svg:y2="9.525cm">
          <text:p/>
        </draw:line>
        <draw:line draw:style-name="gr3" draw:text-style-name="P2" draw:layer="layout" svg:x1="5.08cm" svg:y1="5.334cm" svg:x2="8.89cm" svg:y2="5.334cm">
          <text:p/>
        </draw:line>
        <draw:line draw:style-name="gr3" draw:text-style-name="P2" draw:layer="layout" svg:x1="5.08cm" svg:y1="4.572cm" svg:x2="8.89cm" svg:y2="4.572cm">
          <text:p/>
        </draw:line>
        <draw:custom-shape draw:style-name="gr16" draw:text-style-name="P13" draw:layer="layout" svg:width="2.286cm" svg:height="0.762cm" svg:x="4.826cm" svg:y="9.144cm">
          <text:p text:style-name="P3"><text:span text:style-name="T6">123</text:span></text:p>
          <draw:enhanced-geometry svg:viewBox="0 0 21600 21600" draw:type="rectangle" draw:enhanced-path="M 0 0 L 21600 0 21600 21600 0 21600 0 0 Z N"/>
        </draw:custom-shape>
        <draw:custom-shape draw:style-name="gr16" draw:text-style-name="P13" draw:layer="layout" svg:width="2.286cm" svg:height="0.762cm" svg:x="4.826cm" svg:y="10.414cm">
          <text:p text:style-name="P3"><text:span text:style-name="T6">234</text:span></text:p>
          <draw:enhanced-geometry svg:viewBox="0 0 21600 21600" draw:type="rectangle" draw:enhanced-path="M 0 0 L 21600 0 21600 21600 0 21600 0 0 Z N"/>
        </draw:custom-shape>
        <draw:line draw:style-name="gr22" draw:text-style-name="P7" draw:layer="layout" svg:x1="8.128cm" svg:y1="9.525cm" svg:x2="10.16cm" svg:y2="9.525cm">
          <text:p/>
        </draw:line>
        <draw:line draw:style-name="gr17" draw:text-style-name="P7" draw:layer="layout" svg:x1="8.89cm" svg:y1="6.096cm" svg:x2="9.906cm" svg:y2="6.096cm">
          <text:p/>
        </draw:line>
        <draw:line draw:style-name="gr17" draw:text-style-name="P7" draw:layer="layout" svg:x1="8.89cm" svg:y1="5.588cm" svg:x2="10.414cm" svg:y2="5.588cm">
          <text:p/>
        </draw:line>
        <draw:line draw:style-name="gr17" draw:text-style-name="P7" draw:layer="layout" svg:x1="8.89cm" svg:y1="9.779cm" svg:x2="10.414cm" svg:y2="9.779cm">
          <text:p/>
        </draw:line>
        <draw:line draw:style-name="gr17" draw:text-style-name="P7" draw:layer="layout" svg:x1="8.89cm" svg:y1="9.271cm" svg:x2="9.906cm" svg:y2="9.271cm">
          <text:p/>
        </draw:line>
        <draw:custom-shape draw:style-name="gr16" draw:text-style-name="P13" draw:layer="layout" svg:width="2.286cm" svg:height="0.762cm" svg:x="4.826cm" svg:y="12.954cm">
          <text:p text:style-name="P3"><text:span text:style-name="T6">b</text:span></text:p>
          <draw:enhanced-geometry svg:viewBox="0 0 21600 21600" draw:type="rectangle" draw:enhanced-path="M 0 0 L 21600 0 21600 21600 0 21600 0 0 Z N"/>
        </draw:custom-shape>
        <draw:custom-shape draw:style-name="gr11" draw:text-style-name="P7" draw:layer="layout" svg:width="2.54cm" svg:height="5.08cm" svg:x="13.97cm" svg:y="1.27cm">
          <text:p/>
          <draw:enhanced-geometry svg:viewBox="0 0 21600 21600" draw:type="rectangle" draw:enhanced-path="M 0 0 L 21600 0 21600 21600 0 21600 0 0 Z N"/>
        </draw:custom-shape>
        <draw:line draw:style-name="gr17" draw:text-style-name="P7" draw:layer="layout" svg:x1="11.684cm" svg:y1="6.096cm" svg:x2="13.97cm" svg:y2="6.096cm">
          <text:p/>
        </draw:line>
        <draw:line draw:style-name="gr17" draw:text-style-name="P7" draw:layer="layout" svg:x1="11.176cm" svg:y1="5.588cm" svg:x2="13.97cm" svg:y2="5.588cm">
          <text:p/>
        </draw:line>
        <draw:line draw:style-name="gr17" draw:text-style-name="P7" draw:layer="layout" svg:x1="8.89cm" svg:y1="11.049cm" svg:x2="11.684cm" svg:y2="11.049cm">
          <text:p/>
        </draw:line>
        <draw:line draw:style-name="gr17" draw:text-style-name="P7" draw:layer="layout" svg:x1="8.89cm" svg:y1="10.541cm" svg:x2="11.176cm" svg:y2="10.541cm">
          <text:p/>
        </draw:line>
        <draw:line draw:style-name="gr23" draw:text-style-name="P7" draw:layer="layout" svg:x1="7.112cm" svg:y1="13.335cm" svg:x2="8.128cm" svg:y2="13.335cm">
          <text:p/>
        </draw:line>
        <draw:frame draw:style-name="gr4" draw:text-style-name="P4" draw:layer="layout" svg:width="3.048cm" svg:height="0.762cm" svg:x="5.08cm" svg:y="5.461cm">
          <draw:text-box>
            <text:p text:style-name="P3"><text:span text:style-name="T1">OS</text:span></text:p>
          </draw:text-box>
        </draw:frame>
        <draw:frame draw:style-name="gr5" draw:text-style-name="P4" draw:layer="layout" svg:width="3.048cm" svg:height="0.725cm" svg:x="5.08cm" svg:y="4.572cm">
          <draw:text-box>
            <text:p text:style-name="P3"><text:span text:style-name="T1">paho</text:span></text:p>
          </draw:text-box>
        </draw:frame>
        <draw:frame draw:style-name="gr5" draw:text-style-name="P4" draw:layer="layout" svg:width="3.048cm" svg:height="0.725cm" svg:x="5.842cm" svg:y="3.048cm">
          <draw:text-box>
            <text:p text:style-name="P3"><text:span text:style-name="T1">net</text:span></text:p>
          </draw:text-box>
        </draw:frame>
        <draw:line draw:style-name="gr17" draw:text-style-name="P7" draw:layer="layout" svg:x1="9.906cm" svg:y1="6.096cm" svg:x2="9.906cm" svg:y2="9.271cm">
          <text:p/>
        </draw:line>
        <draw:line draw:style-name="gr17" draw:text-style-name="P7" draw:layer="layout" svg:x1="10.414cm" svg:y1="5.588cm" svg:x2="10.414cm" svg:y2="9.779cm">
          <text:p/>
        </draw:line>
        <draw:line draw:style-name="gr17" draw:text-style-name="P7" draw:layer="layout" svg:x1="11.176cm" svg:y1="5.588cm" svg:x2="11.176cm" svg:y2="10.541cm">
          <text:p/>
        </draw:line>
        <draw:line draw:style-name="gr17" draw:text-style-name="P7" draw:layer="layout" svg:x1="11.684cm" svg:y1="6.096cm" svg:x2="11.684cm" svg:y2="11.049cm">
          <text:p/>
        </draw:line>
        <draw:line draw:style-name="gr22" draw:text-style-name="P7" draw:layer="layout" svg:x1="8.128cm" svg:y1="9.525cm" svg:x2="8.128cm" svg:y2="13.335cm">
          <text:p/>
        </draw:line>
        <draw:frame draw:style-name="gr5" draw:text-style-name="P4" draw:layer="layout" svg:width="2.286cm" svg:height="0.725cm" svg:x="2.54cm" svg:y="9.144cm">
          <draw:text-box>
            <text:p text:style-name="P3"><text:span text:style-name="T1">Net</text:span></text:p>
          </draw:text-box>
        </draw:frame>
        <draw:frame draw:style-name="gr6" draw:text-style-name="P5" draw:layer="layout" svg:width="3.298cm" svg:height="0.645cm" draw:transform="rotate (1.58912228394084) translate (5.127cm 4.572cm)">
          <draw:text-box>
            <text:p text:style-name="P3"><text:span text:style-name="T2">BACpypes</text:span></text:p>
          </draw:text-box>
        </draw:frame>
        <draw:line draw:style-name="gr3" draw:text-style-name="P2" draw:layer="layout" svg:x1="5.842cm" svg:y1="1.27cm" svg:x2="5.842cm" svg:y2="4.572cm">
          <text:p/>
        </draw:line>
        <draw:frame draw:style-name="gr5" draw:text-style-name="P4" draw:layer="layout" svg:width="2.286cm" svg:height="0.725cm" svg:x="5.842cm" svg:y="3.81cm">
          <draw:text-box>
            <text:p text:style-name="P3"><text:span text:style-name="T1">bvll</text:span></text:p>
          </draw:text-box>
        </draw:frame>
        <draw:line draw:style-name="gr3" draw:text-style-name="P2" draw:layer="layout" svg:x1="5.842cm" svg:y1="3.81cm" svg:x2="8.89cm" svg:y2="3.81cm">
          <text:p/>
        </draw:line>
        <draw:line draw:style-name="gr3" draw:text-style-name="P2" draw:layer="layout" svg:x1="5.842cm" svg:y1="1.995cm" svg:x2="8.89cm" svg:y2="1.995cm">
          <text:p/>
        </draw:line>
        <draw:frame draw:style-name="gr5" draw:text-style-name="P6" draw:layer="layout" svg:width="3.048cm" svg:height="0.725cm" svg:x="5.842cm" svg:y="1.27cm">
          <draw:text-box>
            <text:p text:style-name="P3"><text:span text:style-name="T3">console</text:span></text:p>
          </draw:text-box>
        </draw:frame>
        <draw:line draw:style-name="gr24" draw:text-style-name="P7" draw:layer="layout" svg:x1="8.128cm" svg:y1="4.191cm" svg:x2="8.128cm" svg:y2="5.842cm">
          <text:p/>
        </draw:line>
        <draw:frame draw:style-name="gr5" draw:text-style-name="P4" draw:layer="layout" svg:width="3.048cm" svg:height="0.725cm" svg:x="5.842cm" svg:y="2.159cm">
          <draw:text-box>
            <text:p text:style-name="P3"><text:span text:style-name="T1">app</text:span></text:p>
          </draw:text-box>
        </draw:frame>
        <draw:line draw:style-name="gr3" draw:text-style-name="P2" draw:layer="layout" svg:x1="5.842cm" svg:y1="3.048cm" svg:x2="8.89cm" svg:y2="3.048cm">
          <text:p/>
        </draw:line>
        <draw:line draw:style-name="gr3" draw:text-style-name="P2" draw:layer="layout" svg:x1="16.002cm" svg:y1="1.27cm" svg:x2="16.002cm" svg:y2="4.572cm">
          <text:p/>
        </draw:line>
        <draw:line draw:style-name="gr3" draw:text-style-name="P2" draw:layer="layout" svg:x1="13.97cm" svg:y1="2.032cm" svg:x2="16.002cm" svg:y2="2.032cm">
          <text:p/>
        </draw:line>
        <draw:line draw:style-name="gr3" draw:text-style-name="P2" draw:layer="layout" svg:x1="13.97cm" svg:y1="3.048cm" svg:x2="16.002cm" svg:y2="3.048cm">
          <text:p/>
        </draw:line>
        <draw:line draw:style-name="gr3" draw:text-style-name="P2" draw:layer="layout" svg:x1="13.97cm" svg:y1="3.81cm" svg:x2="16.002cm" svg:y2="3.81cm">
          <text:p/>
        </draw:line>
        <draw:line draw:style-name="gr3" draw:text-style-name="P2" draw:layer="layout" svg:x1="13.97cm" svg:y1="4.572cm" svg:x2="16.51cm" svg:y2="4.572cm">
          <text:p/>
        </draw:line>
        <draw:line draw:style-name="gr3" draw:text-style-name="P2" draw:layer="layout" svg:x1="13.97cm" svg:y1="5.334cm" svg:x2="16.51cm" svg:y2="5.334cm">
          <text:p/>
        </draw:line>
        <draw:frame draw:style-name="gr5" draw:text-style-name="P15" draw:layer="layout" svg:width="6.35cm" svg:height="0.725cm" svg:x="2.54cm" svg:y="8.128cm">
          <draw:text-box>
            <text:p text:style-name="P3"><text:span text:style-name="T12">MQTT Broker</text:span></text:p>
          </draw:text-box>
        </draw:frame>
        <draw:frame draw:style-name="gr5" draw:text-style-name="P4" draw:layer="layout" svg:width="3.81cm" svg:height="0.725cm" svg:x="5.08cm" svg:y="0.508cm">
          <draw:text-box>
            <text:p text:style-name="P3"><text:span text:style-name="T1">Console</text:span></text:p>
          </draw:text-box>
        </draw:frame>
        <draw:frame draw:style-name="gr5" draw:text-style-name="P4" draw:layer="layout" svg:width="2.54cm" svg:height="0.725cm" svg:x="13.97cm" svg:y="0.508cm">
          <draw:text-box>
            <text:p text:style-name="P3"><text:span text:style-name="T1">Console</text:span></text:p>
          </draw:text-box>
        </draw:frame>
        <draw:frame draw:style-name="gr8" draw:text-style-name="P8" draw:layer="layout" svg:width="6.35cm" svg:height="6.731cm" svg:x="12.7cm" svg:y="7.625cm">
          <draw:text-box>
            <text:p><text:span text:style-name="T4">Also similar to BACnet/IP, BACnet/MQTT uses an </text:span><text:span text:style-name="T7">Original Broadcast</text:span><text:span text:style-name="T4"> BLVPDU always published to the broadcast topic.</text:span></text:p>
            <text:p><text:span text:style-name="T4"/></text:p>
            <text:p><text:span text:style-name="T4">With no concepts of multi-hop distribution of broadcast messages, distribution tables to maintain, foreign devices and device registration, BACnet/MQTT is simpler than BACnet/IP.</text:span></text:p>
          </draw:text-box>
        </draw:frame>
      </draw:page>
      <draw:page draw:name="page15" draw:style-name="dp1" draw:master-page-name="Default">
        <draw:line draw:style-name="gr17" draw:text-style-name="P7" draw:layer="layout" svg:x1="8.89cm" svg:y1="6.096cm" svg:x2="9.906cm" svg:y2="6.096cm">
          <text:p/>
        </draw:line>
        <draw:line draw:style-name="gr17" draw:text-style-name="P7" draw:layer="layout" svg:x1="8.89cm" svg:y1="5.588cm" svg:x2="10.414cm" svg:y2="5.588cm">
          <text:p/>
        </draw:line>
        <draw:line draw:style-name="gr17" draw:text-style-name="P7" draw:layer="layout" svg:x1="11.684cm" svg:y1="6.096cm" svg:x2="13.97cm" svg:y2="6.096cm">
          <text:p/>
        </draw:line>
        <draw:line draw:style-name="gr17" draw:text-style-name="P7" draw:layer="layout" svg:x1="11.176cm" svg:y1="5.588cm" svg:x2="13.97cm" svg:y2="5.588cm">
          <text:p/>
        </draw:line>
        <draw:custom-shape draw:style-name="gr18" draw:text-style-name="P7" draw:layer="layout" svg:width="6.35cm" svg:height="5.08cm" svg:x="2.54cm" svg:y="8.89cm">
          <text:p/>
          <draw:enhanced-geometry svg:viewBox="0 0 21600 21600" draw:type="rectangle" draw:enhanced-path="M 0 0 L 21600 0 21600 21600 0 21600 0 0 Z N"/>
        </draw:custom-shape>
        <draw:custom-shape draw:style-name="gr2" draw:text-style-name="P2" draw:layer="layout" svg:width="3.81cm" svg:height="5.08cm" svg:x="5.08cm" svg:y="1.27cm">
          <text:p/>
          <draw:enhanced-geometry svg:viewBox="0 0 21600 21600" draw:type="rectangle" draw:enhanced-path="M 0 0 L 21600 0 21600 21600 0 21600 0 0 Z N"/>
        </draw:custom-shape>
        <draw:line draw:style-name="gr22" draw:text-style-name="P7" draw:layer="layout" svg:x1="8.128cm" svg:y1="5.842cm" svg:x2="10.16cm" svg:y2="5.842cm">
          <text:p/>
        </draw:line>
        <draw:line draw:style-name="gr22" draw:text-style-name="P7" draw:layer="layout" svg:x1="10.16cm" svg:y1="5.842cm" svg:x2="10.16cm" svg:y2="9.525cm">
          <text:p/>
        </draw:line>
        <draw:line draw:style-name="gr3" draw:text-style-name="P2" draw:layer="layout" svg:x1="5.08cm" svg:y1="5.334cm" svg:x2="8.89cm" svg:y2="5.334cm">
          <text:p/>
        </draw:line>
        <draw:line draw:style-name="gr3" draw:text-style-name="P2" draw:layer="layout" svg:x1="5.08cm" svg:y1="4.572cm" svg:x2="8.89cm" svg:y2="4.572cm">
          <text:p/>
        </draw:line>
        <draw:custom-shape draw:style-name="gr16" draw:text-style-name="P13" draw:layer="layout" svg:width="2.286cm" svg:height="0.762cm" svg:x="4.826cm" svg:y="9.144cm">
          <text:p text:style-name="P3"><text:span text:style-name="T6">123</text:span></text:p>
          <draw:enhanced-geometry svg:viewBox="0 0 21600 21600" draw:type="rectangle" draw:enhanced-path="M 0 0 L 21600 0 21600 21600 0 21600 0 0 Z N"/>
        </draw:custom-shape>
        <draw:custom-shape draw:style-name="gr16" draw:text-style-name="P13" draw:layer="layout" svg:width="2.286cm" svg:height="0.762cm" svg:x="4.826cm" svg:y="10.414cm">
          <text:p text:style-name="P3"><text:span text:style-name="T6">234</text:span></text:p>
          <draw:enhanced-geometry svg:viewBox="0 0 21600 21600" draw:type="rectangle" draw:enhanced-path="M 0 0 L 21600 0 21600 21600 0 21600 0 0 Z N"/>
        </draw:custom-shape>
        <draw:line draw:style-name="gr25" draw:text-style-name="P7" draw:layer="layout" svg:x1="8.509cm" svg:y1="9.525cm" svg:x2="10.16cm" svg:y2="9.525cm">
          <text:p/>
        </draw:line>
        <draw:line draw:style-name="gr17" draw:text-style-name="P7" draw:layer="layout" svg:x1="8.89cm" svg:y1="9.779cm" svg:x2="10.414cm" svg:y2="9.779cm">
          <text:p/>
        </draw:line>
        <draw:line draw:style-name="gr17" draw:text-style-name="P7" draw:layer="layout" svg:x1="8.89cm" svg:y1="9.271cm" svg:x2="9.906cm" svg:y2="9.271cm">
          <text:p/>
        </draw:line>
        <draw:custom-shape draw:style-name="gr16" draw:text-style-name="P13" draw:layer="layout" svg:width="2.286cm" svg:height="0.762cm" svg:x="4.826cm" svg:y="12.954cm">
          <text:p text:style-name="P3"><text:span text:style-name="T6">b</text:span></text:p>
          <draw:enhanced-geometry svg:viewBox="0 0 21600 21600" draw:type="rectangle" draw:enhanced-path="M 0 0 L 21600 0 21600 21600 0 21600 0 0 Z N"/>
        </draw:custom-shape>
        <draw:custom-shape draw:style-name="gr11" draw:text-style-name="P7" draw:layer="layout" svg:width="2.54cm" svg:height="5.08cm" svg:x="13.97cm" svg:y="1.27cm">
          <text:p/>
          <draw:enhanced-geometry svg:viewBox="0 0 21600 21600" draw:type="rectangle" draw:enhanced-path="M 0 0 L 21600 0 21600 21600 0 21600 0 0 Z N"/>
        </draw:custom-shape>
        <draw:line draw:style-name="gr17" draw:text-style-name="P7" draw:layer="layout" svg:x1="8.89cm" svg:y1="11.049cm" svg:x2="11.684cm" svg:y2="11.049cm">
          <text:p/>
        </draw:line>
        <draw:line draw:style-name="gr17" draw:text-style-name="P7" draw:layer="layout" svg:x1="8.89cm" svg:y1="10.541cm" svg:x2="11.176cm" svg:y2="10.541cm">
          <text:p/>
        </draw:line>
        <draw:line draw:style-name="gr26" draw:text-style-name="P7" draw:layer="layout" svg:x1="7.112cm" svg:y1="13.335cm" svg:x2="8.128cm" svg:y2="13.335cm">
          <text:p/>
        </draw:line>
        <draw:frame draw:style-name="gr4" draw:text-style-name="P4" draw:layer="layout" svg:width="3.048cm" svg:height="0.762cm" svg:x="5.08cm" svg:y="5.461cm">
          <draw:text-box>
            <text:p text:style-name="P3"><text:span text:style-name="T1">OS</text:span></text:p>
          </draw:text-box>
        </draw:frame>
        <draw:frame draw:style-name="gr5" draw:text-style-name="P4" draw:layer="layout" svg:width="3.048cm" svg:height="0.725cm" svg:x="5.08cm" svg:y="4.572cm">
          <draw:text-box>
            <text:p text:style-name="P3"><text:span text:style-name="T1">paho</text:span></text:p>
          </draw:text-box>
        </draw:frame>
        <draw:frame draw:style-name="gr5" draw:text-style-name="P4" draw:layer="layout" svg:width="3.048cm" svg:height="0.725cm" svg:x="5.842cm" svg:y="3.048cm">
          <draw:text-box>
            <text:p text:style-name="P3"><text:span text:style-name="T1">net</text:span></text:p>
          </draw:text-box>
        </draw:frame>
        <draw:line draw:style-name="gr17" draw:text-style-name="P7" draw:layer="layout" svg:x1="9.906cm" svg:y1="6.096cm" svg:x2="9.906cm" svg:y2="9.271cm">
          <text:p/>
        </draw:line>
        <draw:line draw:style-name="gr17" draw:text-style-name="P7" draw:layer="layout" svg:x1="10.414cm" svg:y1="5.588cm" svg:x2="10.414cm" svg:y2="9.779cm">
          <text:p/>
        </draw:line>
        <draw:line draw:style-name="gr17" draw:text-style-name="P7" draw:layer="layout" svg:x1="11.176cm" svg:y1="5.588cm" svg:x2="11.176cm" svg:y2="10.541cm">
          <text:p/>
        </draw:line>
        <draw:line draw:style-name="gr17" draw:text-style-name="P7" draw:layer="layout" svg:x1="11.684cm" svg:y1="6.096cm" svg:x2="11.684cm" svg:y2="11.049cm">
          <text:p/>
        </draw:line>
        <draw:line draw:style-name="gr19" draw:text-style-name="P7" draw:layer="layout" svg:x1="8.128cm" svg:y1="9.525cm" svg:x2="8.128cm" svg:y2="13.335cm">
          <text:p/>
        </draw:line>
        <draw:frame draw:style-name="gr5" draw:text-style-name="P4" draw:layer="layout" svg:width="2.286cm" svg:height="0.725cm" svg:x="2.54cm" svg:y="9.144cm">
          <draw:text-box>
            <text:p text:style-name="P3"><text:span text:style-name="T1">Net</text:span></text:p>
          </draw:text-box>
        </draw:frame>
        <draw:frame draw:style-name="gr6" draw:text-style-name="P5" draw:layer="layout" svg:width="3.298cm" svg:height="0.645cm" draw:transform="rotate (1.58912228394084) translate (5.127cm 4.572cm)">
          <draw:text-box>
            <text:p text:style-name="P3"><text:span text:style-name="T2">BACpypes</text:span></text:p>
          </draw:text-box>
        </draw:frame>
        <draw:line draw:style-name="gr3" draw:text-style-name="P2" draw:layer="layout" svg:x1="5.842cm" svg:y1="1.27cm" svg:x2="5.842cm" svg:y2="4.572cm">
          <text:p/>
        </draw:line>
        <draw:frame draw:style-name="gr5" draw:text-style-name="P4" draw:layer="layout" svg:width="2.286cm" svg:height="0.725cm" svg:x="5.842cm" svg:y="3.81cm">
          <draw:text-box>
            <text:p text:style-name="P3"><text:span text:style-name="T1">bvll</text:span></text:p>
          </draw:text-box>
        </draw:frame>
        <draw:line draw:style-name="gr3" draw:text-style-name="P2" draw:layer="layout" svg:x1="5.842cm" svg:y1="3.81cm" svg:x2="8.89cm" svg:y2="3.81cm">
          <text:p/>
        </draw:line>
        <draw:line draw:style-name="gr3" draw:text-style-name="P2" draw:layer="layout" svg:x1="5.842cm" svg:y1="1.995cm" svg:x2="8.89cm" svg:y2="1.995cm">
          <text:p/>
        </draw:line>
        <draw:frame draw:style-name="gr5" draw:text-style-name="P6" draw:layer="layout" svg:width="3.048cm" svg:height="0.725cm" svg:x="5.842cm" svg:y="1.27cm">
          <draw:text-box>
            <text:p text:style-name="P3"><text:span text:style-name="T3">console</text:span></text:p>
          </draw:text-box>
        </draw:frame>
        <draw:line draw:style-name="gr24" draw:text-style-name="P7" draw:layer="layout" svg:x1="8.128cm" svg:y1="4.191cm" svg:x2="8.128cm" svg:y2="5.842cm">
          <text:p/>
        </draw:line>
        <draw:frame draw:style-name="gr5" draw:text-style-name="P4" draw:layer="layout" svg:width="3.048cm" svg:height="0.725cm" svg:x="5.842cm" svg:y="2.159cm">
          <draw:text-box>
            <text:p text:style-name="P3"><text:span text:style-name="T1">app</text:span></text:p>
          </draw:text-box>
        </draw:frame>
        <draw:line draw:style-name="gr3" draw:text-style-name="P2" draw:layer="layout" svg:x1="5.842cm" svg:y1="3.048cm" svg:x2="8.89cm" svg:y2="3.048cm">
          <text:p/>
        </draw:line>
        <draw:line draw:style-name="gr3" draw:text-style-name="P2" draw:layer="layout" svg:x1="16.002cm" svg:y1="1.27cm" svg:x2="16.002cm" svg:y2="4.572cm">
          <text:p/>
        </draw:line>
        <draw:line draw:style-name="gr3" draw:text-style-name="P2" draw:layer="layout" svg:x1="13.97cm" svg:y1="2.032cm" svg:x2="16.002cm" svg:y2="2.032cm">
          <text:p/>
        </draw:line>
        <draw:line draw:style-name="gr3" draw:text-style-name="P2" draw:layer="layout" svg:x1="13.97cm" svg:y1="3.048cm" svg:x2="16.002cm" svg:y2="3.048cm">
          <text:p/>
        </draw:line>
        <draw:line draw:style-name="gr3" draw:text-style-name="P2" draw:layer="layout" svg:x1="13.97cm" svg:y1="3.81cm" svg:x2="16.002cm" svg:y2="3.81cm">
          <text:p/>
        </draw:line>
        <draw:line draw:style-name="gr3" draw:text-style-name="P2" draw:layer="layout" svg:x1="13.97cm" svg:y1="4.572cm" svg:x2="16.51cm" svg:y2="4.572cm">
          <text:p/>
        </draw:line>
        <draw:line draw:style-name="gr3" draw:text-style-name="P2" draw:layer="layout" svg:x1="13.97cm" svg:y1="5.334cm" svg:x2="16.51cm" svg:y2="5.334cm">
          <text:p/>
        </draw:line>
        <draw:frame draw:style-name="gr5" draw:text-style-name="P15" draw:layer="layout" svg:width="6.35cm" svg:height="0.725cm" svg:x="2.54cm" svg:y="8.128cm">
          <draw:text-box>
            <text:p text:style-name="P3"><text:span text:style-name="T12">MQTT Broker</text:span></text:p>
          </draw:text-box>
        </draw:frame>
        <draw:frame draw:style-name="gr5" draw:text-style-name="P4" draw:layer="layout" svg:width="3.81cm" svg:height="0.725cm" svg:x="5.08cm" svg:y="0.508cm">
          <draw:text-box>
            <text:p text:style-name="P3"><text:span text:style-name="T1">Console</text:span></text:p>
          </draw:text-box>
        </draw:frame>
        <draw:frame draw:style-name="gr5" draw:text-style-name="P4" draw:layer="layout" svg:width="2.54cm" svg:height="0.725cm" svg:x="13.97cm" svg:y="0.508cm">
          <draw:text-box>
            <text:p text:style-name="P3"><text:span text:style-name="T1">Console</text:span></text:p>
          </draw:text-box>
        </draw:frame>
        <draw:custom-shape draw:style-name="gr27" draw:text-style-name="P16" draw:layer="layout" svg:width="0.762cm" svg:height="0.762cm" svg:x="7.747cm" svg:y="9.144cm">
          <text:p/>
          <draw:enhanced-geometry svg:viewBox="0 0 21600 21600" draw:type="rectangle" draw:enhanced-path="M 0 0 L 21600 0 21600 21600 0 21600 0 0 Z N"/>
        </draw:custom-shape>
        <draw:frame draw:style-name="gr8" draw:text-style-name="P8" draw:layer="layout" svg:width="6.35cm" svg:height="6.731cm" svg:x="12.7cm" svg:y="7.62cm">
          <draw:text-box>
            <text:p><text:span text:style-name="T4">The </text:span><text:span text:style-name="T10">Last Will and Testament</text:span><text:span text:style-name="T4"> is a special MQTT message provided to the broker at the time the connection is made, the broker will publish the message if and only if the connection to the client breaks.</text:span></text:p>
            <text:p><text:span text:style-name="T4"/></text:p>
            <text:p><text:span text:style-name="T4">Clients use a </text:span><text:span text:style-name="T7">Lost Connection</text:span><text:span text:style-name="T4"> message to be broadcast so other clients know when the client connection failed.</text:span></text:p>
          </draw:text-box>
        </draw:frame>
      </draw:page>
      <draw:page draw:name="page16" draw:style-name="dp1" draw:master-page-name="Default">
        <draw:custom-shape draw:style-name="gr18" draw:text-style-name="P7" draw:layer="layout" svg:width="6.35cm" svg:height="5.08cm" svg:x="2.54cm" svg:y="8.89cm">
          <text:p/>
          <draw:enhanced-geometry svg:viewBox="0 0 21600 21600" draw:type="rectangle" draw:enhanced-path="M 0 0 L 21600 0 21600 21600 0 21600 0 0 Z N"/>
        </draw:custom-shape>
        <draw:custom-shape draw:style-name="gr2" draw:text-style-name="P2" draw:layer="layout" svg:width="3.81cm" svg:height="5.08cm" svg:x="5.08cm" svg:y="1.27cm">
          <text:p/>
          <draw:enhanced-geometry svg:viewBox="0 0 21600 21600" draw:type="rectangle" draw:enhanced-path="M 0 0 L 21600 0 21600 21600 0 21600 0 0 Z N"/>
        </draw:custom-shape>
        <draw:line draw:style-name="gr22" draw:text-style-name="P7" draw:layer="layout" svg:x1="8.128cm" svg:y1="5.842cm" svg:x2="10.16cm" svg:y2="5.842cm">
          <text:p/>
        </draw:line>
        <draw:line draw:style-name="gr22" draw:text-style-name="P7" draw:layer="layout" svg:x1="10.16cm" svg:y1="5.842cm" svg:x2="10.16cm" svg:y2="9.525cm">
          <text:p/>
        </draw:line>
        <draw:line draw:style-name="gr3" draw:text-style-name="P2" draw:layer="layout" svg:x1="5.08cm" svg:y1="5.334cm" svg:x2="8.89cm" svg:y2="5.334cm">
          <text:p/>
        </draw:line>
        <draw:line draw:style-name="gr3" draw:text-style-name="P2" draw:layer="layout" svg:x1="5.08cm" svg:y1="4.572cm" svg:x2="8.89cm" svg:y2="4.572cm">
          <text:p/>
        </draw:line>
        <draw:custom-shape draw:style-name="gr16" draw:text-style-name="P13" draw:layer="layout" svg:width="2.286cm" svg:height="0.762cm" svg:x="4.826cm" svg:y="9.144cm">
          <text:p text:style-name="P3"><text:span text:style-name="T6">123</text:span></text:p>
          <draw:enhanced-geometry svg:viewBox="0 0 21600 21600" draw:type="rectangle" draw:enhanced-path="M 0 0 L 21600 0 21600 21600 0 21600 0 0 Z N"/>
        </draw:custom-shape>
        <draw:custom-shape draw:style-name="gr16" draw:text-style-name="P13" draw:layer="layout" svg:width="2.286cm" svg:height="0.762cm" svg:x="4.826cm" svg:y="10.414cm">
          <text:p text:style-name="P3"><text:span text:style-name="T6">234</text:span></text:p>
          <draw:enhanced-geometry svg:viewBox="0 0 21600 21600" draw:type="rectangle" draw:enhanced-path="M 0 0 L 21600 0 21600 21600 0 21600 0 0 Z N"/>
        </draw:custom-shape>
        <draw:line draw:style-name="gr22" draw:text-style-name="P7" draw:layer="layout" svg:x1="8.128cm" svg:y1="9.525cm" svg:x2="10.16cm" svg:y2="9.525cm">
          <text:p/>
        </draw:line>
        <draw:line draw:style-name="gr17" draw:text-style-name="P7" draw:layer="layout" svg:x1="8.89cm" svg:y1="6.096cm" svg:x2="9.906cm" svg:y2="6.096cm">
          <text:p/>
        </draw:line>
        <draw:line draw:style-name="gr17" draw:text-style-name="P7" draw:layer="layout" svg:x1="8.89cm" svg:y1="5.588cm" svg:x2="10.414cm" svg:y2="5.588cm">
          <text:p/>
        </draw:line>
        <draw:line draw:style-name="gr17" draw:text-style-name="P7" draw:layer="layout" svg:x1="8.89cm" svg:y1="9.779cm" svg:x2="10.414cm" svg:y2="9.779cm">
          <text:p/>
        </draw:line>
        <draw:line draw:style-name="gr17" draw:text-style-name="P7" draw:layer="layout" svg:x1="8.89cm" svg:y1="9.271cm" svg:x2="9.906cm" svg:y2="9.271cm">
          <text:p/>
        </draw:line>
        <draw:custom-shape draw:style-name="gr16" draw:text-style-name="P13" draw:layer="layout" svg:width="2.286cm" svg:height="0.762cm" svg:x="4.826cm" svg:y="12.954cm">
          <text:p text:style-name="P3"><text:span text:style-name="T6">b</text:span></text:p>
          <draw:enhanced-geometry svg:viewBox="0 0 21600 21600" draw:type="rectangle" draw:enhanced-path="M 0 0 L 21600 0 21600 21600 0 21600 0 0 Z N"/>
        </draw:custom-shape>
        <draw:custom-shape draw:style-name="gr11" draw:text-style-name="P7" draw:layer="layout" svg:width="2.54cm" svg:height="5.08cm" svg:x="13.97cm" svg:y="1.27cm">
          <text:p/>
          <draw:enhanced-geometry svg:viewBox="0 0 21600 21600" draw:type="rectangle" draw:enhanced-path="M 0 0 L 21600 0 21600 21600 0 21600 0 0 Z N"/>
        </draw:custom-shape>
        <draw:line draw:style-name="gr17" draw:text-style-name="P7" draw:layer="layout" svg:x1="11.684cm" svg:y1="6.096cm" svg:x2="13.97cm" svg:y2="6.096cm">
          <text:p/>
        </draw:line>
        <draw:line draw:style-name="gr17" draw:text-style-name="P7" draw:layer="layout" svg:x1="11.176cm" svg:y1="5.588cm" svg:x2="13.97cm" svg:y2="5.588cm">
          <text:p/>
        </draw:line>
        <draw:line draw:style-name="gr17" draw:text-style-name="P7" draw:layer="layout" svg:x1="8.89cm" svg:y1="11.049cm" svg:x2="11.684cm" svg:y2="11.049cm">
          <text:p/>
        </draw:line>
        <draw:line draw:style-name="gr17" draw:text-style-name="P7" draw:layer="layout" svg:x1="8.89cm" svg:y1="10.541cm" svg:x2="11.176cm" svg:y2="10.541cm">
          <text:p/>
        </draw:line>
        <draw:line draw:style-name="gr23" draw:text-style-name="P7" draw:layer="layout" svg:x1="7.112cm" svg:y1="13.335cm" svg:x2="8.128cm" svg:y2="13.335cm">
          <text:p/>
        </draw:line>
        <draw:frame draw:style-name="gr4" draw:text-style-name="P4" draw:layer="layout" svg:width="3.048cm" svg:height="0.762cm" svg:x="5.08cm" svg:y="5.461cm">
          <draw:text-box>
            <text:p text:style-name="P3"><text:span text:style-name="T1">OS</text:span></text:p>
          </draw:text-box>
        </draw:frame>
        <draw:frame draw:style-name="gr5" draw:text-style-name="P4" draw:layer="layout" svg:width="3.048cm" svg:height="0.725cm" svg:x="5.08cm" svg:y="4.572cm">
          <draw:text-box>
            <text:p text:style-name="P3"><text:span text:style-name="T1">paho</text:span></text:p>
          </draw:text-box>
        </draw:frame>
        <draw:frame draw:style-name="gr5" draw:text-style-name="P4" draw:layer="layout" svg:width="3.048cm" svg:height="0.725cm" svg:x="5.842cm" svg:y="3.048cm">
          <draw:text-box>
            <text:p text:style-name="P3"><text:span text:style-name="T1">net</text:span></text:p>
          </draw:text-box>
        </draw:frame>
        <draw:line draw:style-name="gr17" draw:text-style-name="P7" draw:layer="layout" svg:x1="9.906cm" svg:y1="6.096cm" svg:x2="9.906cm" svg:y2="9.271cm">
          <text:p/>
        </draw:line>
        <draw:line draw:style-name="gr17" draw:text-style-name="P7" draw:layer="layout" svg:x1="10.414cm" svg:y1="5.588cm" svg:x2="10.414cm" svg:y2="9.779cm">
          <text:p/>
        </draw:line>
        <draw:line draw:style-name="gr17" draw:text-style-name="P7" draw:layer="layout" svg:x1="11.176cm" svg:y1="5.588cm" svg:x2="11.176cm" svg:y2="10.541cm">
          <text:p/>
        </draw:line>
        <draw:line draw:style-name="gr17" draw:text-style-name="P7" draw:layer="layout" svg:x1="11.684cm" svg:y1="6.096cm" svg:x2="11.684cm" svg:y2="11.049cm">
          <text:p/>
        </draw:line>
        <draw:line draw:style-name="gr22" draw:text-style-name="P7" draw:layer="layout" svg:x1="8.128cm" svg:y1="9.525cm" svg:x2="8.128cm" svg:y2="13.335cm">
          <text:p/>
        </draw:line>
        <draw:frame draw:style-name="gr5" draw:text-style-name="P4" draw:layer="layout" svg:width="2.286cm" svg:height="0.725cm" svg:x="2.54cm" svg:y="9.144cm">
          <draw:text-box>
            <text:p text:style-name="P3"><text:span text:style-name="T1">Net</text:span></text:p>
          </draw:text-box>
        </draw:frame>
        <draw:frame draw:style-name="gr6" draw:text-style-name="P5" draw:layer="layout" svg:width="3.298cm" svg:height="0.645cm" draw:transform="rotate (1.58912228394084) translate (5.127cm 4.572cm)">
          <draw:text-box>
            <text:p text:style-name="P3"><text:span text:style-name="T2">BACpypes</text:span></text:p>
          </draw:text-box>
        </draw:frame>
        <draw:line draw:style-name="gr3" draw:text-style-name="P2" draw:layer="layout" svg:x1="5.842cm" svg:y1="1.27cm" svg:x2="5.842cm" svg:y2="4.572cm">
          <text:p/>
        </draw:line>
        <draw:frame draw:style-name="gr5" draw:text-style-name="P4" draw:layer="layout" svg:width="2.286cm" svg:height="0.725cm" svg:x="5.842cm" svg:y="3.81cm">
          <draw:text-box>
            <text:p text:style-name="P3"><text:span text:style-name="T1">bvll</text:span></text:p>
          </draw:text-box>
        </draw:frame>
        <draw:line draw:style-name="gr3" draw:text-style-name="P2" draw:layer="layout" svg:x1="5.842cm" svg:y1="3.81cm" svg:x2="8.89cm" svg:y2="3.81cm">
          <text:p/>
        </draw:line>
        <draw:line draw:style-name="gr3" draw:text-style-name="P2" draw:layer="layout" svg:x1="5.842cm" svg:y1="1.995cm" svg:x2="8.89cm" svg:y2="1.995cm">
          <text:p/>
        </draw:line>
        <draw:frame draw:style-name="gr5" draw:text-style-name="P6" draw:layer="layout" svg:width="3.048cm" svg:height="0.725cm" svg:x="5.842cm" svg:y="1.27cm">
          <draw:text-box>
            <text:p text:style-name="P3"><text:span text:style-name="T3">console</text:span></text:p>
          </draw:text-box>
        </draw:frame>
        <draw:line draw:style-name="gr24" draw:text-style-name="P7" draw:layer="layout" svg:x1="8.128cm" svg:y1="4.191cm" svg:x2="8.128cm" svg:y2="5.842cm">
          <text:p/>
        </draw:line>
        <draw:frame draw:style-name="gr5" draw:text-style-name="P4" draw:layer="layout" svg:width="3.048cm" svg:height="0.725cm" svg:x="5.842cm" svg:y="2.159cm">
          <draw:text-box>
            <text:p text:style-name="P3"><text:span text:style-name="T1">app</text:span></text:p>
          </draw:text-box>
        </draw:frame>
        <draw:line draw:style-name="gr3" draw:text-style-name="P2" draw:layer="layout" svg:x1="5.842cm" svg:y1="3.048cm" svg:x2="8.89cm" svg:y2="3.048cm">
          <text:p/>
        </draw:line>
        <draw:line draw:style-name="gr3" draw:text-style-name="P2" draw:layer="layout" svg:x1="16.002cm" svg:y1="1.27cm" svg:x2="16.002cm" svg:y2="4.572cm">
          <text:p/>
        </draw:line>
        <draw:line draw:style-name="gr3" draw:text-style-name="P2" draw:layer="layout" svg:x1="13.97cm" svg:y1="2.032cm" svg:x2="16.002cm" svg:y2="2.032cm">
          <text:p/>
        </draw:line>
        <draw:line draw:style-name="gr3" draw:text-style-name="P2" draw:layer="layout" svg:x1="13.97cm" svg:y1="3.048cm" svg:x2="16.002cm" svg:y2="3.048cm">
          <text:p/>
        </draw:line>
        <draw:line draw:style-name="gr3" draw:text-style-name="P2" draw:layer="layout" svg:x1="13.97cm" svg:y1="3.81cm" svg:x2="16.002cm" svg:y2="3.81cm">
          <text:p/>
        </draw:line>
        <draw:line draw:style-name="gr3" draw:text-style-name="P2" draw:layer="layout" svg:x1="13.97cm" svg:y1="4.572cm" svg:x2="16.51cm" svg:y2="4.572cm">
          <text:p/>
        </draw:line>
        <draw:line draw:style-name="gr3" draw:text-style-name="P2" draw:layer="layout" svg:x1="13.97cm" svg:y1="5.334cm" svg:x2="16.51cm" svg:y2="5.334cm">
          <text:p/>
        </draw:line>
        <draw:frame draw:style-name="gr5" draw:text-style-name="P15" draw:layer="layout" svg:width="6.35cm" svg:height="0.725cm" svg:x="2.54cm" svg:y="8.128cm">
          <draw:text-box>
            <text:p text:style-name="P3"><text:span text:style-name="T12">MQTT Broker</text:span></text:p>
          </draw:text-box>
        </draw:frame>
        <draw:frame draw:style-name="gr5" draw:text-style-name="P4" draw:layer="layout" svg:width="3.81cm" svg:height="0.725cm" svg:x="5.08cm" svg:y="0.508cm">
          <draw:text-box>
            <text:p text:style-name="P3"><text:span text:style-name="T1">Console</text:span></text:p>
          </draw:text-box>
        </draw:frame>
        <draw:frame draw:style-name="gr5" draw:text-style-name="P4" draw:layer="layout" svg:width="2.54cm" svg:height="0.725cm" svg:x="13.97cm" svg:y="0.508cm">
          <draw:text-box>
            <text:p text:style-name="P3"><text:span text:style-name="T1">Console</text:span></text:p>
          </draw:text-box>
        </draw:frame>
        <draw:frame draw:style-name="gr8" draw:text-style-name="P8" draw:layer="layout" svg:width="6.35cm" svg:height="6.731cm" svg:x="12.7cm" svg:y="7.625cm">
          <draw:text-box>
            <text:p><text:span text:style-name="T4">During normal shutdown, clients will broadcast an </text:span><text:span text:style-name="T7">Offline</text:span><text:span text:style-name="T4"> message. <text:s/>When receiving </text:span><text:span text:style-name="T7">Offline</text:span><text:span text:style-name="T4"> and </text:span><text:span text:style-name="T7">Lost Connection</text:span><text:span text:style-name="T4"> messages, other clients can immediately abort pending confirmed services at the application layer, and/or assume routing paths are lost for the network layer.</text:span></text:p>
          </draw:text-box>
        </draw:frame>
      </draw:page>
      <draw:page draw:name="page17" draw:style-name="dp1" draw:master-page-name="Default">
        <draw:custom-shape draw:style-name="gr18" draw:text-style-name="P7" draw:layer="layout" svg:width="6.35cm" svg:height="5.08cm" svg:x="2.54cm" svg:y="8.89cm">
          <text:p/>
          <draw:enhanced-geometry svg:viewBox="0 0 21600 21600" draw:type="rectangle" draw:enhanced-path="M 0 0 L 21600 0 21600 21600 0 21600 0 0 Z N"/>
        </draw:custom-shape>
        <draw:custom-shape draw:style-name="gr2" draw:text-style-name="P2" draw:layer="layout" svg:width="3.81cm" svg:height="5.08cm" svg:x="5.08cm" svg:y="1.27cm">
          <text:p/>
          <draw:enhanced-geometry svg:viewBox="0 0 21600 21600" draw:type="rectangle" draw:enhanced-path="M 0 0 L 21600 0 21600 21600 0 21600 0 0 Z N"/>
        </draw:custom-shape>
        <draw:line draw:style-name="gr22" draw:text-style-name="P7" draw:layer="layout" svg:x1="8.128cm" svg:y1="5.842cm" svg:x2="10.16cm" svg:y2="5.842cm">
          <text:p/>
        </draw:line>
        <draw:line draw:style-name="gr22" draw:text-style-name="P7" draw:layer="layout" svg:x1="10.16cm" svg:y1="5.842cm" svg:x2="10.16cm" svg:y2="9.525cm">
          <text:p/>
        </draw:line>
        <draw:line draw:style-name="gr3" draw:text-style-name="P2" draw:layer="layout" svg:x1="5.08cm" svg:y1="5.334cm" svg:x2="8.89cm" svg:y2="5.334cm">
          <text:p/>
        </draw:line>
        <draw:line draw:style-name="gr3" draw:text-style-name="P2" draw:layer="layout" svg:x1="5.08cm" svg:y1="4.572cm" svg:x2="8.89cm" svg:y2="4.572cm">
          <text:p/>
        </draw:line>
        <draw:custom-shape draw:style-name="gr16" draw:text-style-name="P13" draw:layer="layout" svg:width="2.286cm" svg:height="0.762cm" svg:x="4.826cm" svg:y="9.144cm">
          <text:p text:style-name="P3"><text:span text:style-name="T6">123</text:span></text:p>
          <draw:enhanced-geometry svg:viewBox="0 0 21600 21600" draw:type="rectangle" draw:enhanced-path="M 0 0 L 21600 0 21600 21600 0 21600 0 0 Z N"/>
        </draw:custom-shape>
        <draw:custom-shape draw:style-name="gr16" draw:text-style-name="P13" draw:layer="layout" svg:width="2.286cm" svg:height="0.762cm" svg:x="4.826cm" svg:y="10.414cm">
          <text:p text:style-name="P3"><text:span text:style-name="T6">234</text:span></text:p>
          <draw:enhanced-geometry svg:viewBox="0 0 21600 21600" draw:type="rectangle" draw:enhanced-path="M 0 0 L 21600 0 21600 21600 0 21600 0 0 Z N"/>
        </draw:custom-shape>
        <draw:line draw:style-name="gr22" draw:text-style-name="P7" draw:layer="layout" svg:x1="8.128cm" svg:y1="9.525cm" svg:x2="10.16cm" svg:y2="9.525cm">
          <text:p/>
        </draw:line>
        <draw:line draw:style-name="gr17" draw:text-style-name="P7" draw:layer="layout" svg:x1="8.89cm" svg:y1="6.096cm" svg:x2="9.906cm" svg:y2="6.096cm">
          <text:p/>
        </draw:line>
        <draw:line draw:style-name="gr17" draw:text-style-name="P7" draw:layer="layout" svg:x1="8.89cm" svg:y1="5.588cm" svg:x2="10.414cm" svg:y2="5.588cm">
          <text:p/>
        </draw:line>
        <draw:line draw:style-name="gr17" draw:text-style-name="P7" draw:layer="layout" svg:x1="8.89cm" svg:y1="9.779cm" svg:x2="10.414cm" svg:y2="9.779cm">
          <text:p/>
        </draw:line>
        <draw:line draw:style-name="gr17" draw:text-style-name="P7" draw:layer="layout" svg:x1="8.89cm" svg:y1="9.271cm" svg:x2="9.906cm" svg:y2="9.271cm">
          <text:p/>
        </draw:line>
        <draw:custom-shape draw:style-name="gr16" draw:text-style-name="P13" draw:layer="layout" svg:width="2.286cm" svg:height="0.762cm" svg:x="4.826cm" svg:y="12.954cm">
          <text:p text:style-name="P3"><text:span text:style-name="T6">b</text:span></text:p>
          <draw:enhanced-geometry svg:viewBox="0 0 21600 21600" draw:type="rectangle" draw:enhanced-path="M 0 0 L 21600 0 21600 21600 0 21600 0 0 Z N"/>
        </draw:custom-shape>
        <draw:custom-shape draw:style-name="gr11" draw:text-style-name="P7" draw:layer="layout" svg:width="2.54cm" svg:height="5.08cm" svg:x="13.97cm" svg:y="1.27cm">
          <text:p/>
          <draw:enhanced-geometry svg:viewBox="0 0 21600 21600" draw:type="rectangle" draw:enhanced-path="M 0 0 L 21600 0 21600 21600 0 21600 0 0 Z N"/>
        </draw:custom-shape>
        <draw:line draw:style-name="gr17" draw:text-style-name="P7" draw:layer="layout" svg:x1="11.684cm" svg:y1="6.096cm" svg:x2="13.97cm" svg:y2="6.096cm">
          <text:p/>
        </draw:line>
        <draw:line draw:style-name="gr17" draw:text-style-name="P7" draw:layer="layout" svg:x1="11.176cm" svg:y1="5.588cm" svg:x2="13.97cm" svg:y2="5.588cm">
          <text:p/>
        </draw:line>
        <draw:line draw:style-name="gr17" draw:text-style-name="P7" draw:layer="layout" svg:x1="8.89cm" svg:y1="11.049cm" svg:x2="11.684cm" svg:y2="11.049cm">
          <text:p/>
        </draw:line>
        <draw:line draw:style-name="gr17" draw:text-style-name="P7" draw:layer="layout" svg:x1="8.89cm" svg:y1="10.541cm" svg:x2="11.176cm" svg:y2="10.541cm">
          <text:p/>
        </draw:line>
        <draw:line draw:style-name="gr23" draw:text-style-name="P7" draw:layer="layout" svg:x1="7.112cm" svg:y1="13.335cm" svg:x2="8.128cm" svg:y2="13.335cm">
          <text:p/>
        </draw:line>
        <draw:frame draw:style-name="gr4" draw:text-style-name="P4" draw:layer="layout" svg:width="3.048cm" svg:height="0.762cm" svg:x="5.08cm" svg:y="5.461cm">
          <draw:text-box>
            <text:p text:style-name="P3"><text:span text:style-name="T1">OS</text:span></text:p>
          </draw:text-box>
        </draw:frame>
        <draw:frame draw:style-name="gr5" draw:text-style-name="P4" draw:layer="layout" svg:width="3.048cm" svg:height="0.725cm" svg:x="5.08cm" svg:y="4.572cm">
          <draw:text-box>
            <text:p text:style-name="P3"><text:span text:style-name="T1">paho</text:span></text:p>
          </draw:text-box>
        </draw:frame>
        <draw:frame draw:style-name="gr5" draw:text-style-name="P4" draw:layer="layout" svg:width="3.048cm" svg:height="0.725cm" svg:x="5.842cm" svg:y="3.048cm">
          <draw:text-box>
            <text:p text:style-name="P3"><text:span text:style-name="T1">net</text:span></text:p>
          </draw:text-box>
        </draw:frame>
        <draw:line draw:style-name="gr17" draw:text-style-name="P7" draw:layer="layout" svg:x1="9.906cm" svg:y1="6.096cm" svg:x2="9.906cm" svg:y2="9.271cm">
          <text:p/>
        </draw:line>
        <draw:line draw:style-name="gr17" draw:text-style-name="P7" draw:layer="layout" svg:x1="10.414cm" svg:y1="5.588cm" svg:x2="10.414cm" svg:y2="9.779cm">
          <text:p/>
        </draw:line>
        <draw:line draw:style-name="gr17" draw:text-style-name="P7" draw:layer="layout" svg:x1="11.176cm" svg:y1="5.588cm" svg:x2="11.176cm" svg:y2="10.541cm">
          <text:p/>
        </draw:line>
        <draw:line draw:style-name="gr17" draw:text-style-name="P7" draw:layer="layout" svg:x1="11.684cm" svg:y1="6.096cm" svg:x2="11.684cm" svg:y2="11.049cm">
          <text:p/>
        </draw:line>
        <draw:line draw:style-name="gr22" draw:text-style-name="P7" draw:layer="layout" svg:x1="8.128cm" svg:y1="9.525cm" svg:x2="8.128cm" svg:y2="13.335cm">
          <text:p/>
        </draw:line>
        <draw:frame draw:style-name="gr5" draw:text-style-name="P4" draw:layer="layout" svg:width="2.286cm" svg:height="0.725cm" svg:x="2.54cm" svg:y="9.144cm">
          <draw:text-box>
            <text:p text:style-name="P3"><text:span text:style-name="T1">Net</text:span></text:p>
          </draw:text-box>
        </draw:frame>
        <draw:frame draw:style-name="gr6" draw:text-style-name="P5" draw:layer="layout" svg:width="3.298cm" svg:height="0.645cm" draw:transform="rotate (1.58912228394084) translate (5.127cm 4.572cm)">
          <draw:text-box>
            <text:p text:style-name="P3"><text:span text:style-name="T2">BACpypes</text:span></text:p>
          </draw:text-box>
        </draw:frame>
        <draw:line draw:style-name="gr3" draw:text-style-name="P2" draw:layer="layout" svg:x1="5.842cm" svg:y1="1.27cm" svg:x2="5.842cm" svg:y2="4.572cm">
          <text:p/>
        </draw:line>
        <draw:frame draw:style-name="gr5" draw:text-style-name="P4" draw:layer="layout" svg:width="2.286cm" svg:height="0.725cm" svg:x="5.842cm" svg:y="3.81cm">
          <draw:text-box>
            <text:p text:style-name="P3"><text:span text:style-name="T1">bvll</text:span></text:p>
          </draw:text-box>
        </draw:frame>
        <draw:line draw:style-name="gr3" draw:text-style-name="P2" draw:layer="layout" svg:x1="5.842cm" svg:y1="3.81cm" svg:x2="8.89cm" svg:y2="3.81cm">
          <text:p/>
        </draw:line>
        <draw:line draw:style-name="gr3" draw:text-style-name="P2" draw:layer="layout" svg:x1="5.842cm" svg:y1="1.995cm" svg:x2="8.89cm" svg:y2="1.995cm">
          <text:p/>
        </draw:line>
        <draw:frame draw:style-name="gr5" draw:text-style-name="P6" draw:layer="layout" svg:width="3.048cm" svg:height="0.725cm" svg:x="5.842cm" svg:y="1.27cm">
          <draw:text-box>
            <text:p text:style-name="P3"><text:span text:style-name="T3">console</text:span></text:p>
          </draw:text-box>
        </draw:frame>
        <draw:line draw:style-name="gr24" draw:text-style-name="P7" draw:layer="layout" svg:x1="8.128cm" svg:y1="4.191cm" svg:x2="8.128cm" svg:y2="5.842cm">
          <text:p/>
        </draw:line>
        <draw:frame draw:style-name="gr5" draw:text-style-name="P4" draw:layer="layout" svg:width="3.048cm" svg:height="0.725cm" svg:x="5.842cm" svg:y="2.159cm">
          <draw:text-box>
            <text:p text:style-name="P3"><text:span text:style-name="T1">app</text:span></text:p>
          </draw:text-box>
        </draw:frame>
        <draw:line draw:style-name="gr3" draw:text-style-name="P2" draw:layer="layout" svg:x1="5.842cm" svg:y1="3.048cm" svg:x2="8.89cm" svg:y2="3.048cm">
          <text:p/>
        </draw:line>
        <draw:line draw:style-name="gr3" draw:text-style-name="P2" draw:layer="layout" svg:x1="16.002cm" svg:y1="1.27cm" svg:x2="16.002cm" svg:y2="4.572cm">
          <text:p/>
        </draw:line>
        <draw:line draw:style-name="gr3" draw:text-style-name="P2" draw:layer="layout" svg:x1="13.97cm" svg:y1="2.032cm" svg:x2="16.002cm" svg:y2="2.032cm">
          <text:p/>
        </draw:line>
        <draw:line draw:style-name="gr3" draw:text-style-name="P2" draw:layer="layout" svg:x1="13.97cm" svg:y1="3.048cm" svg:x2="16.002cm" svg:y2="3.048cm">
          <text:p/>
        </draw:line>
        <draw:line draw:style-name="gr3" draw:text-style-name="P2" draw:layer="layout" svg:x1="13.97cm" svg:y1="3.81cm" svg:x2="16.002cm" svg:y2="3.81cm">
          <text:p/>
        </draw:line>
        <draw:line draw:style-name="gr3" draw:text-style-name="P2" draw:layer="layout" svg:x1="13.97cm" svg:y1="4.572cm" svg:x2="16.51cm" svg:y2="4.572cm">
          <text:p/>
        </draw:line>
        <draw:line draw:style-name="gr3" draw:text-style-name="P2" draw:layer="layout" svg:x1="13.97cm" svg:y1="5.334cm" svg:x2="16.51cm" svg:y2="5.334cm">
          <text:p/>
        </draw:line>
        <draw:frame draw:style-name="gr5" draw:text-style-name="P15" draw:layer="layout" svg:width="6.35cm" svg:height="0.725cm" svg:x="2.54cm" svg:y="8.128cm">
          <draw:text-box>
            <text:p text:style-name="P3"><text:span text:style-name="T12">MQTT Broker</text:span></text:p>
          </draw:text-box>
        </draw:frame>
        <draw:frame draw:style-name="gr5" draw:text-style-name="P4" draw:layer="layout" svg:width="3.81cm" svg:height="0.725cm" svg:x="5.08cm" svg:y="0.508cm">
          <draw:text-box>
            <text:p text:style-name="P3"><text:span text:style-name="T1">Console</text:span></text:p>
          </draw:text-box>
        </draw:frame>
        <draw:frame draw:style-name="gr5" draw:text-style-name="P4" draw:layer="layout" svg:width="2.54cm" svg:height="0.725cm" svg:x="13.97cm" svg:y="0.508cm">
          <draw:text-box>
            <text:p text:style-name="P3"><text:span text:style-name="T1">Console</text:span></text:p>
          </draw:text-box>
        </draw:frame>
        <draw:frame draw:style-name="gr8" draw:text-style-name="P8" draw:layer="layout" svg:width="6.35cm" svg:height="6.731cm" svg:x="12.7cm" svg:y="7.625cm">
          <draw:text-box>
            <text:p><text:span text:style-name="T4">For “random” client addresses, after a client subscribes to the broadcast topic and before it subscribes to its client topic, a client broadcasts a </text:span><text:span text:style-name="T7">Poll</text:span><text:span text:style-name="T4"> message containing the address it would like to use. <text:s/>If it receives an </text:span><text:span text:style-name="T7">Online</text:span><text:span text:style-name="T4"> message with the same address, the address is already being used.</text:span></text:p>
          </draw:text-box>
        </draw:frame>
      </draw:page>
      <draw:page draw:name="page18" draw:style-name="dp1" draw:master-page-name="Default">
        <draw:line draw:style-name="gr17" draw:text-style-name="P7" draw:layer="layout" svg:x1="8.89cm" svg:y1="6.096cm" svg:x2="9.906cm" svg:y2="6.096cm">
          <text:p/>
        </draw:line>
        <draw:line draw:style-name="gr17" draw:text-style-name="P7" draw:layer="layout" svg:x1="8.89cm" svg:y1="5.588cm" svg:x2="10.414cm" svg:y2="5.588cm">
          <text:p/>
        </draw:line>
        <draw:line draw:style-name="gr17" draw:text-style-name="P7" draw:layer="layout" svg:x1="11.684cm" svg:y1="6.096cm" svg:x2="13.97cm" svg:y2="6.096cm">
          <text:p/>
        </draw:line>
        <draw:line draw:style-name="gr17" draw:text-style-name="P7" draw:layer="layout" svg:x1="11.176cm" svg:y1="5.588cm" svg:x2="13.97cm" svg:y2="5.588cm">
          <text:p/>
        </draw:line>
        <draw:custom-shape draw:style-name="gr18" draw:text-style-name="P7" draw:layer="layout" svg:width="6.35cm" svg:height="5.08cm" svg:x="2.54cm" svg:y="8.89cm">
          <text:p/>
          <draw:enhanced-geometry svg:viewBox="0 0 21600 21600" draw:type="rectangle" draw:enhanced-path="M 0 0 L 21600 0 21600 21600 0 21600 0 0 Z N"/>
        </draw:custom-shape>
        <draw:custom-shape draw:style-name="gr2" draw:text-style-name="P2" draw:layer="layout" svg:width="3.81cm" svg:height="5.08cm" svg:x="5.08cm" svg:y="1.27cm">
          <text:p/>
          <draw:enhanced-geometry svg:viewBox="0 0 21600 21600" draw:type="rectangle" draw:enhanced-path="M 0 0 L 21600 0 21600 21600 0 21600 0 0 Z N"/>
        </draw:custom-shape>
        <draw:line draw:style-name="gr22" draw:text-style-name="P7" draw:layer="layout" svg:x1="7.112cm" svg:y1="9.525cm" svg:x2="8.128cm" svg:y2="9.525cm">
          <text:p/>
        </draw:line>
        <draw:line draw:style-name="gr22" draw:text-style-name="P7" draw:layer="layout" svg:x1="8.128cm" svg:y1="9.525cm" svg:x2="8.128cm" svg:y2="13.335cm">
          <text:p/>
        </draw:line>
        <draw:line draw:style-name="gr3" draw:text-style-name="P2" draw:layer="layout" svg:x1="5.08cm" svg:y1="5.334cm" svg:x2="8.89cm" svg:y2="5.334cm">
          <text:p/>
        </draw:line>
        <draw:line draw:style-name="gr3" draw:text-style-name="P2" draw:layer="layout" svg:x1="5.08cm" svg:y1="4.572cm" svg:x2="8.89cm" svg:y2="4.572cm">
          <text:p/>
        </draw:line>
        <draw:custom-shape draw:style-name="gr16" draw:text-style-name="P13" draw:layer="layout" svg:width="2.286cm" svg:height="0.762cm" svg:x="4.826cm" svg:y="9.144cm">
          <text:p text:style-name="P3"><text:span text:style-name="T6">123</text:span></text:p>
          <draw:enhanced-geometry svg:viewBox="0 0 21600 21600" draw:type="rectangle" draw:enhanced-path="M 0 0 L 21600 0 21600 21600 0 21600 0 0 Z N"/>
        </draw:custom-shape>
        <draw:custom-shape draw:style-name="gr16" draw:text-style-name="P13" draw:layer="layout" svg:width="2.286cm" svg:height="0.762cm" svg:x="4.826cm" svg:y="10.414cm">
          <text:p text:style-name="P3"><text:span text:style-name="T6">234</text:span></text:p>
          <draw:enhanced-geometry svg:viewBox="0 0 21600 21600" draw:type="rectangle" draw:enhanced-path="M 0 0 L 21600 0 21600 21600 0 21600 0 0 Z N"/>
        </draw:custom-shape>
        <draw:line draw:style-name="gr17" draw:text-style-name="P7" draw:layer="layout" svg:x1="8.89cm" svg:y1="9.779cm" svg:x2="10.414cm" svg:y2="9.779cm">
          <text:p/>
        </draw:line>
        <draw:line draw:style-name="gr17" draw:text-style-name="P7" draw:layer="layout" svg:x1="8.89cm" svg:y1="9.271cm" svg:x2="9.906cm" svg:y2="9.271cm">
          <text:p/>
        </draw:line>
        <draw:custom-shape draw:style-name="gr16" draw:text-style-name="P13" draw:layer="layout" svg:width="2.286cm" svg:height="0.762cm" svg:x="4.826cm" svg:y="12.954cm">
          <text:p text:style-name="P3"><text:span text:style-name="T6">b</text:span></text:p>
          <draw:enhanced-geometry svg:viewBox="0 0 21600 21600" draw:type="rectangle" draw:enhanced-path="M 0 0 L 21600 0 21600 21600 0 21600 0 0 Z N"/>
        </draw:custom-shape>
        <draw:custom-shape draw:style-name="gr11" draw:text-style-name="P7" draw:layer="layout" svg:width="2.54cm" svg:height="5.08cm" svg:x="13.97cm" svg:y="1.27cm">
          <text:p/>
          <draw:enhanced-geometry svg:viewBox="0 0 21600 21600" draw:type="rectangle" draw:enhanced-path="M 0 0 L 21600 0 21600 21600 0 21600 0 0 Z N"/>
        </draw:custom-shape>
        <draw:line draw:style-name="gr17" draw:text-style-name="P7" draw:layer="layout" svg:x1="8.89cm" svg:y1="11.049cm" svg:x2="11.684cm" svg:y2="11.049cm">
          <text:p/>
        </draw:line>
        <draw:line draw:style-name="gr17" draw:text-style-name="P7" draw:layer="layout" svg:x1="8.89cm" svg:y1="10.541cm" svg:x2="11.176cm" svg:y2="10.541cm">
          <text:p/>
        </draw:line>
        <draw:frame draw:style-name="gr4" draw:text-style-name="P4" draw:layer="layout" svg:width="3.048cm" svg:height="0.762cm" svg:x="5.08cm" svg:y="5.461cm">
          <draw:text-box>
            <text:p text:style-name="P3"><text:span text:style-name="T1">OS</text:span></text:p>
          </draw:text-box>
        </draw:frame>
        <draw:frame draw:style-name="gr5" draw:text-style-name="P4" draw:layer="layout" svg:width="3.048cm" svg:height="0.725cm" svg:x="5.08cm" svg:y="4.572cm">
          <draw:text-box>
            <text:p text:style-name="P3"><text:span text:style-name="T1">paho</text:span></text:p>
          </draw:text-box>
        </draw:frame>
        <draw:frame draw:style-name="gr5" draw:text-style-name="P4" draw:layer="layout" svg:width="3.048cm" svg:height="0.725cm" svg:x="5.842cm" svg:y="3.048cm">
          <draw:text-box>
            <text:p text:style-name="P3"><text:span text:style-name="T1">net</text:span></text:p>
          </draw:text-box>
        </draw:frame>
        <draw:line draw:style-name="gr17" draw:text-style-name="P7" draw:layer="layout" svg:x1="9.906cm" svg:y1="6.096cm" svg:x2="9.906cm" svg:y2="9.271cm">
          <text:p/>
        </draw:line>
        <draw:line draw:style-name="gr17" draw:text-style-name="P7" draw:layer="layout" svg:x1="10.414cm" svg:y1="5.588cm" svg:x2="10.414cm" svg:y2="9.779cm">
          <text:p/>
        </draw:line>
        <draw:line draw:style-name="gr17" draw:text-style-name="P7" draw:layer="layout" svg:x1="11.176cm" svg:y1="5.588cm" svg:x2="11.176cm" svg:y2="10.541cm">
          <text:p/>
        </draw:line>
        <draw:line draw:style-name="gr17" draw:text-style-name="P7" draw:layer="layout" svg:x1="11.684cm" svg:y1="6.096cm" svg:x2="11.684cm" svg:y2="11.049cm">
          <text:p/>
        </draw:line>
        <draw:frame draw:style-name="gr5" draw:text-style-name="P4" draw:layer="layout" svg:width="2.286cm" svg:height="0.725cm" svg:x="2.54cm" svg:y="9.144cm">
          <draw:text-box>
            <text:p text:style-name="P3"><text:span text:style-name="T1">Net</text:span></text:p>
          </draw:text-box>
        </draw:frame>
        <draw:frame draw:style-name="gr6" draw:text-style-name="P5" draw:layer="layout" svg:width="3.298cm" svg:height="0.645cm" draw:transform="rotate (1.58912228394084) translate (5.127cm 4.572cm)">
          <draw:text-box>
            <text:p text:style-name="P3"><text:span text:style-name="T2">BACpypes</text:span></text:p>
          </draw:text-box>
        </draw:frame>
        <draw:line draw:style-name="gr3" draw:text-style-name="P2" draw:layer="layout" svg:x1="5.842cm" svg:y1="1.27cm" svg:x2="5.842cm" svg:y2="4.572cm">
          <text:p/>
        </draw:line>
        <draw:frame draw:style-name="gr5" draw:text-style-name="P4" draw:layer="layout" svg:width="2.286cm" svg:height="0.725cm" svg:x="5.842cm" svg:y="3.81cm">
          <draw:text-box>
            <text:p text:style-name="P3"><text:span text:style-name="T1">bvll</text:span></text:p>
          </draw:text-box>
        </draw:frame>
        <draw:line draw:style-name="gr3" draw:text-style-name="P2" draw:layer="layout" svg:x1="5.842cm" svg:y1="3.81cm" svg:x2="8.89cm" svg:y2="3.81cm">
          <text:p/>
        </draw:line>
        <draw:line draw:style-name="gr3" draw:text-style-name="P2" draw:layer="layout" svg:x1="5.842cm" svg:y1="1.995cm" svg:x2="8.89cm" svg:y2="1.995cm">
          <text:p/>
        </draw:line>
        <draw:frame draw:style-name="gr5" draw:text-style-name="P6" draw:layer="layout" svg:width="3.048cm" svg:height="0.725cm" svg:x="5.842cm" svg:y="1.27cm">
          <draw:text-box>
            <text:p text:style-name="P3"><text:span text:style-name="T3">console</text:span></text:p>
          </draw:text-box>
        </draw:frame>
        <draw:frame draw:style-name="gr5" draw:text-style-name="P4" draw:layer="layout" svg:width="3.048cm" svg:height="0.725cm" svg:x="5.842cm" svg:y="2.159cm">
          <draw:text-box>
            <text:p text:style-name="P3"><text:span text:style-name="T1">app</text:span></text:p>
          </draw:text-box>
        </draw:frame>
        <draw:line draw:style-name="gr3" draw:text-style-name="P2" draw:layer="layout" svg:x1="5.842cm" svg:y1="3.048cm" svg:x2="8.89cm" svg:y2="3.048cm">
          <text:p/>
        </draw:line>
        <draw:line draw:style-name="gr3" draw:text-style-name="P2" draw:layer="layout" svg:x1="16.002cm" svg:y1="1.27cm" svg:x2="16.002cm" svg:y2="4.572cm">
          <text:p/>
        </draw:line>
        <draw:line draw:style-name="gr3" draw:text-style-name="P2" draw:layer="layout" svg:x1="13.97cm" svg:y1="2.032cm" svg:x2="16.002cm" svg:y2="2.032cm">
          <text:p/>
        </draw:line>
        <draw:line draw:style-name="gr3" draw:text-style-name="P2" draw:layer="layout" svg:x1="13.97cm" svg:y1="3.048cm" svg:x2="16.002cm" svg:y2="3.048cm">
          <text:p/>
        </draw:line>
        <draw:line draw:style-name="gr3" draw:text-style-name="P2" draw:layer="layout" svg:x1="13.97cm" svg:y1="3.81cm" svg:x2="16.002cm" svg:y2="3.81cm">
          <text:p/>
        </draw:line>
        <draw:line draw:style-name="gr3" draw:text-style-name="P2" draw:layer="layout" svg:x1="13.97cm" svg:y1="4.572cm" svg:x2="16.51cm" svg:y2="4.572cm">
          <text:p/>
        </draw:line>
        <draw:line draw:style-name="gr3" draw:text-style-name="P2" draw:layer="layout" svg:x1="13.97cm" svg:y1="5.334cm" svg:x2="16.51cm" svg:y2="5.334cm">
          <text:p/>
        </draw:line>
        <draw:frame draw:style-name="gr5" draw:text-style-name="P15" draw:layer="layout" svg:width="6.35cm" svg:height="0.725cm" svg:x="2.54cm" svg:y="8.128cm">
          <draw:text-box>
            <text:p text:style-name="P3"><text:span text:style-name="T12">MQTT Broker</text:span></text:p>
          </draw:text-box>
        </draw:frame>
        <draw:frame draw:style-name="gr5" draw:text-style-name="P4" draw:layer="layout" svg:width="3.81cm" svg:height="0.725cm" svg:x="5.08cm" svg:y="0.508cm">
          <draw:text-box>
            <text:p text:style-name="P3"><text:span text:style-name="T1">Console</text:span></text:p>
          </draw:text-box>
        </draw:frame>
        <draw:frame draw:style-name="gr5" draw:text-style-name="P4" draw:layer="layout" svg:width="2.54cm" svg:height="0.725cm" svg:x="13.97cm" svg:y="0.508cm">
          <draw:text-box>
            <text:p text:style-name="P3"><text:span text:style-name="T1">Console</text:span></text:p>
          </draw:text-box>
        </draw:frame>
        <draw:frame draw:style-name="gr8" draw:text-style-name="P8" draw:layer="layout" svg:width="6.35cm" svg:height="6.731cm" svg:x="12.7cm" svg:y="7.62cm">
          <draw:text-box>
            <text:p><text:span text:style-name="T4">MQTT subscriptions may contain wildcard characters ‘+’ and ‘#’ for single and multi-level topics.</text:span></text:p>
            <text:p><text:span text:style-name="T4"/></text:p>
            <text:p><text:span text:style-name="T4">Subscribing to the B/MQTT topic </text:span><text:span text:style-name="T7">bacnet-mqtt/+</text:span><text:span text:style-name="T4"> is reserved for protocol analyzers.</text:span></text:p>
          </draw:text-box>
        </draw:frame>
        <draw:custom-shape draw:style-name="gr28" draw:text-style-name="P7" draw:layer="layout" svg:width="2.54cm" svg:height="1.27cm" svg:x="10.16cm" svg:y="12.7cm">
          <text:p/>
          <draw:enhanced-geometry svg:viewBox="0 0 21600 21600" draw:type="rectangle" draw:enhanced-path="M 0 0 L 21600 0 21600 21600 0 21600 0 0 Z N"/>
        </draw:custom-shape>
        <draw:frame draw:style-name="gr5" draw:text-style-name="P4" draw:layer="layout" svg:width="2.54cm" svg:height="0.725cm" svg:x="10.16cm" svg:y="11.938cm">
          <draw:text-box>
            <text:p text:style-name="P3"><text:span text:style-name="T1">Sniffer</text:span></text:p>
          </draw:text-box>
        </draw:frame>
        <draw:line draw:style-name="gr22" draw:text-style-name="P7" draw:layer="layout" svg:x1="7.112cm" svg:y1="10.795cm" svg:x2="8.128cm" svg:y2="10.795cm">
          <text:p/>
        </draw:line>
        <draw:line draw:style-name="gr25" draw:text-style-name="P7" draw:layer="layout" svg:x1="10.414cm" svg:y1="13.335cm" svg:x2="7.112cm" svg:y2="13.335cm">
          <text:p/>
        </draw:line>
      </draw:page>
      <draw:page draw:name="page19" draw:style-name="dp1" draw:master-page-name="Default">
        <draw:custom-shape draw:style-name="gr29" draw:text-style-name="P1" draw:layer="layout" svg:width="0.635cm" svg:height="1.27cm" svg:x="3.81cm" svg:y="2.54cm">
          <text:p/>
          <draw:enhanced-geometry svg:viewBox="0 0 21600 21600" draw:type="rectangle" draw:enhanced-path="M 0 0 L 21600 0 21600 21600 0 21600 0 0 Z N"/>
        </draw:custom-shape>
        <draw:custom-shape draw:style-name="gr30" draw:text-style-name="P7" draw:layer="layout" svg:width="10.16cm" svg:height="1.27cm" svg:x="3.81cm" svg:y="2.54cm">
          <text:p/>
          <draw:enhanced-geometry svg:viewBox="0 0 21600 21600" draw:type="rectangle" draw:enhanced-path="M 0 0 L 21600 0 21600 21600 0 21600 0 0 Z N"/>
        </draw:custom-shape>
        <draw:line draw:style-name="gr3" draw:text-style-name="P2" draw:layer="layout" svg:x1="5.08cm" svg:y1="2.54cm" svg:x2="5.08cm" svg:y2="3.81cm">
          <text:p/>
        </draw:line>
        <draw:frame draw:style-name="gr5" draw:text-style-name="P4" draw:layer="layout" svg:width="10.16cm" svg:height="0.725cm" svg:x="3.81cm" svg:y="1.778cm">
          <draw:text-box>
            <text:p text:style-name="P3"><text:span text:style-name="T1">BACnet/MQTT Virtual Link Layer PDU</text:span></text:p>
          </draw:text-box>
        </draw:frame>
        <draw:line draw:style-name="gr3" draw:text-style-name="P2" draw:layer="layout" svg:x1="4.445cm" svg:y1="2.54cm" svg:x2="4.445cm" svg:y2="3.81cm">
          <text:p/>
        </draw:line>
        <draw:line draw:style-name="gr3" draw:text-style-name="P2" draw:layer="layout" svg:x1="5.715cm" svg:y1="3.302cm" svg:x2="5.715cm" svg:y2="3.81cm">
          <text:p/>
        </draw:line>
        <draw:line draw:style-name="gr3" draw:text-style-name="P2" draw:layer="layout" svg:x1="6.35cm" svg:y1="2.54cm" svg:x2="6.35cm" svg:y2="3.81cm">
          <text:p/>
        </draw:line>
        <draw:line draw:style-name="gr3" draw:text-style-name="P2" draw:layer="layout" svg:x1="6.985cm" svg:y1="3.302cm" svg:x2="6.985cm" svg:y2="3.81cm">
          <text:p/>
        </draw:line>
        <draw:line draw:style-name="gr3" draw:text-style-name="P2" draw:layer="layout" svg:x1="7.62cm" svg:y1="3.302cm" svg:x2="7.62cm" svg:y2="3.81cm">
          <text:p/>
        </draw:line>
        <draw:line draw:style-name="gr3" draw:text-style-name="P2" draw:layer="layout" svg:x1="8.255cm" svg:y1="2.54cm" svg:x2="8.255cm" svg:y2="3.81cm">
          <text:p/>
        </draw:line>
        <draw:line draw:style-name="gr3" draw:text-style-name="P2" draw:layer="layout" svg:x1="8.89cm" svg:y1="3.302cm" svg:x2="8.89cm" svg:y2="3.81cm">
          <text:p/>
        </draw:line>
        <draw:line draw:style-name="gr3" draw:text-style-name="P2" draw:layer="layout" svg:x1="9.525cm" svg:y1="3.302cm" svg:x2="9.525cm" svg:y2="3.81cm">
          <text:p/>
        </draw:line>
        <draw:line draw:style-name="gr3" draw:text-style-name="P2" draw:layer="layout" svg:x1="10.16cm" svg:y1="3.302cm" svg:x2="10.16cm" svg:y2="3.81cm">
          <text:p/>
        </draw:line>
        <draw:line draw:style-name="gr3" draw:text-style-name="P2" draw:layer="layout" svg:x1="10.795cm" svg:y1="3.302cm" svg:x2="10.795cm" svg:y2="3.81cm">
          <text:p/>
        </draw:line>
        <draw:line draw:style-name="gr3" draw:text-style-name="P2" draw:layer="layout" svg:x1="11.43cm" svg:y1="3.302cm" svg:x2="11.43cm" svg:y2="3.81cm">
          <text:p/>
        </draw:line>
        <draw:line draw:style-name="gr3" draw:text-style-name="P2" draw:layer="layout" svg:x1="12.065cm" svg:y1="3.302cm" svg:x2="12.065cm" svg:y2="3.81cm">
          <text:p/>
        </draw:line>
        <draw:line draw:style-name="gr3" draw:text-style-name="P2" draw:layer="layout" svg:x1="12.7cm" svg:y1="3.302cm" svg:x2="12.7cm" svg:y2="3.81cm">
          <text:p/>
        </draw:line>
        <draw:line draw:style-name="gr3" draw:text-style-name="P2" draw:layer="layout" svg:x1="13.335cm" svg:y1="3.302cm" svg:x2="13.335cm" svg:y2="3.81cm">
          <text:p/>
        </draw:line>
        <draw:frame draw:style-name="gr31" draw:text-style-name="P8" draw:layer="layout" svg:width="12.7cm" svg:height="3.81cm" svg:x="3.81cm" svg:y="6.35cm">
          <draw:text-box>
            <text:p><text:span text:style-name="T4">The BVLC Type field is present to be consistent with other BVLL packet formats including BACnet/IPv4, BACnet/IPv6, and BACnet/SC.</text:span></text:p>
          </draw:text-box>
        </draw:frame>
        <draw:line draw:style-name="gr9" draw:text-style-name="P2" draw:layer="layout" svg:x1="4.191cm" svg:y1="5.08cm" svg:x2="5.08cm" svg:y2="5.08cm">
          <text:p/>
        </draw:line>
        <draw:line draw:style-name="gr9" draw:text-style-name="P2" draw:layer="layout" svg:x1="4.191cm" svg:y1="3.81cm" svg:x2="4.191cm" svg:y2="5.08cm">
          <text:p/>
        </draw:line>
        <draw:frame draw:style-name="gr10" draw:text-style-name="P9" draw:layer="layout" svg:width="7.62cm" svg:height="1.199cm" svg:x="5.08cm" svg:y="4.699cm">
          <draw:text-box>
            <text:p><text:span text:style-name="T5">BVLC Type, 0x84 for BACnet/MQTT</text:span></text:p>
          </draw:text-box>
        </draw:frame>
      </draw:page>
      <draw:page draw:name="page20" draw:style-name="dp1" draw:master-page-name="Default">
        <draw:custom-shape draw:style-name="gr29" draw:text-style-name="P1" draw:layer="layout" svg:width="0.635cm" svg:height="1.27cm" svg:x="4.445cm" svg:y="2.54cm">
          <text:p/>
          <draw:enhanced-geometry svg:viewBox="0 0 21600 21600" draw:type="rectangle" draw:enhanced-path="M 0 0 L 21600 0 21600 21600 0 21600 0 0 Z N"/>
        </draw:custom-shape>
        <draw:custom-shape draw:style-name="gr30" draw:text-style-name="P7" draw:layer="layout" svg:width="10.16cm" svg:height="1.27cm" svg:x="3.81cm" svg:y="2.54cm">
          <text:p/>
          <draw:enhanced-geometry svg:viewBox="0 0 21600 21600" draw:type="rectangle" draw:enhanced-path="M 0 0 L 21600 0 21600 21600 0 21600 0 0 Z N"/>
        </draw:custom-shape>
        <draw:line draw:style-name="gr3" draw:text-style-name="P2" draw:layer="layout" svg:x1="5.08cm" svg:y1="2.54cm" svg:x2="5.08cm" svg:y2="3.81cm">
          <text:p/>
        </draw:line>
        <draw:frame draw:style-name="gr5" draw:text-style-name="P4" draw:layer="layout" svg:width="10.16cm" svg:height="0.725cm" svg:x="3.81cm" svg:y="1.778cm">
          <draw:text-box>
            <text:p text:style-name="P3"><text:span text:style-name="T1">BACnet/MQTT Virtual Link Layer PDU</text:span></text:p>
          </draw:text-box>
        </draw:frame>
        <draw:line draw:style-name="gr3" draw:text-style-name="P2" draw:layer="layout" svg:x1="4.445cm" svg:y1="2.54cm" svg:x2="4.445cm" svg:y2="3.81cm">
          <text:p/>
        </draw:line>
        <draw:line draw:style-name="gr3" draw:text-style-name="P2" draw:layer="layout" svg:x1="5.715cm" svg:y1="3.302cm" svg:x2="5.715cm" svg:y2="3.81cm">
          <text:p/>
        </draw:line>
        <draw:line draw:style-name="gr3" draw:text-style-name="P2" draw:layer="layout" svg:x1="6.35cm" svg:y1="2.54cm" svg:x2="6.35cm" svg:y2="3.81cm">
          <text:p/>
        </draw:line>
        <draw:line draw:style-name="gr3" draw:text-style-name="P2" draw:layer="layout" svg:x1="6.985cm" svg:y1="3.302cm" svg:x2="6.985cm" svg:y2="3.81cm">
          <text:p/>
        </draw:line>
        <draw:line draw:style-name="gr3" draw:text-style-name="P2" draw:layer="layout" svg:x1="7.62cm" svg:y1="3.302cm" svg:x2="7.62cm" svg:y2="3.81cm">
          <text:p/>
        </draw:line>
        <draw:line draw:style-name="gr3" draw:text-style-name="P2" draw:layer="layout" svg:x1="8.255cm" svg:y1="2.54cm" svg:x2="8.255cm" svg:y2="3.81cm">
          <text:p/>
        </draw:line>
        <draw:line draw:style-name="gr3" draw:text-style-name="P2" draw:layer="layout" svg:x1="8.89cm" svg:y1="3.302cm" svg:x2="8.89cm" svg:y2="3.81cm">
          <text:p/>
        </draw:line>
        <draw:line draw:style-name="gr3" draw:text-style-name="P2" draw:layer="layout" svg:x1="9.525cm" svg:y1="3.302cm" svg:x2="9.525cm" svg:y2="3.81cm">
          <text:p/>
        </draw:line>
        <draw:line draw:style-name="gr3" draw:text-style-name="P2" draw:layer="layout" svg:x1="10.16cm" svg:y1="3.302cm" svg:x2="10.16cm" svg:y2="3.81cm">
          <text:p/>
        </draw:line>
        <draw:line draw:style-name="gr3" draw:text-style-name="P2" draw:layer="layout" svg:x1="10.795cm" svg:y1="3.302cm" svg:x2="10.795cm" svg:y2="3.81cm">
          <text:p/>
        </draw:line>
        <draw:line draw:style-name="gr3" draw:text-style-name="P2" draw:layer="layout" svg:x1="11.43cm" svg:y1="3.302cm" svg:x2="11.43cm" svg:y2="3.81cm">
          <text:p/>
        </draw:line>
        <draw:line draw:style-name="gr3" draw:text-style-name="P2" draw:layer="layout" svg:x1="12.065cm" svg:y1="3.302cm" svg:x2="12.065cm" svg:y2="3.81cm">
          <text:p/>
        </draw:line>
        <draw:line draw:style-name="gr3" draw:text-style-name="P2" draw:layer="layout" svg:x1="12.7cm" svg:y1="3.302cm" svg:x2="12.7cm" svg:y2="3.81cm">
          <text:p/>
        </draw:line>
        <draw:line draw:style-name="gr3" draw:text-style-name="P2" draw:layer="layout" svg:x1="13.335cm" svg:y1="3.302cm" svg:x2="13.335cm" svg:y2="3.81cm">
          <text:p/>
        </draw:line>
        <draw:frame draw:style-name="gr32" draw:text-style-name="P8" draw:layer="layout" svg:width="12.7cm" svg:height="4.517cm" svg:x="3.81cm" svg:y="6.35cm">
          <draw:text-box>
            <text:p><text:span text:style-name="T4">The BVLC Function code provides the message type:</text:span></text:p>
            <text:p><text:span text:style-name="T4"/></text:p>
            <text:p><text:span text:style-name="T4"><text:tab/></text:span><text:span text:style-name="T4">0x00</text:span><text:span text:style-name="T4"><text:tab/></text:span><text:span text:style-name="T4"><text:tab/></text:span><text:span text:style-name="T4">Result</text:span></text:p>
            <text:p><text:span text:style-name="T4"><text:tab/></text:span><text:span text:style-name="T4">0x01</text:span><text:span text:style-name="T4"><text:tab/></text:span><text:span text:style-name="T4"><text:tab/></text:span><text:span text:style-name="T4">Poll</text:span></text:p>
            <text:p><text:span text:style-name="T4"><text:tab/></text:span><text:span text:style-name="T4">0x02</text:span><text:span text:style-name="T4"><text:tab/></text:span><text:span text:style-name="T4"><text:tab/></text:span><text:span text:style-name="T4">Online</text:span></text:p>
            <text:p><text:span text:style-name="T4"><text:tab/></text:span><text:span text:style-name="T4">0x03</text:span><text:span text:style-name="T4"><text:tab/></text:span><text:span text:style-name="T4"><text:tab/></text:span><text:span text:style-name="T4">Offline</text:span></text:p>
            <text:p><text:span text:style-name="T4"><text:tab/></text:span><text:span text:style-name="T4">0x04</text:span><text:span text:style-name="T4"><text:tab/></text:span><text:span text:style-name="T4"><text:tab/></text:span><text:span text:style-name="T4">Lost Connection</text:span></text:p>
            <text:p><text:span text:style-name="T4"><text:tab/></text:span><text:span text:style-name="T4">0x05</text:span><text:span text:style-name="T4"><text:tab/></text:span><text:span text:style-name="T4"><text:tab/></text:span><text:span text:style-name="T4">Original Unicast</text:span></text:p>
            <text:p><text:span text:style-name="T4"><text:tab/></text:span><text:span text:style-name="T4">0x06</text:span><text:span text:style-name="T4"><text:tab/></text:span><text:span text:style-name="T4"><text:tab/></text:span><text:span text:style-name="T4">Original Broadcast</text:span></text:p>
          </draw:text-box>
        </draw:frame>
        <draw:line draw:style-name="gr9" draw:text-style-name="P2" draw:layer="layout" svg:x1="4.826cm" svg:y1="5.08cm" svg:x2="5.715cm" svg:y2="5.08cm">
          <text:p/>
        </draw:line>
        <draw:line draw:style-name="gr9" draw:text-style-name="P2" draw:layer="layout" svg:x1="4.826cm" svg:y1="3.81cm" svg:x2="4.826cm" svg:y2="5.08cm">
          <text:p/>
        </draw:line>
        <draw:frame draw:style-name="gr4" draw:text-style-name="P9" draw:layer="layout" svg:width="6.35cm" svg:height="0.762cm" svg:x="5.715cm" svg:y="4.699cm">
          <draw:text-box>
            <text:p><text:span text:style-name="T5">BVLC Function</text:span></text:p>
          </draw:text-box>
        </draw:frame>
      </draw:page>
      <draw:page draw:name="page21" draw:style-name="dp1" draw:master-page-name="Default">
        <draw:custom-shape draw:style-name="gr33" draw:text-style-name="P1" draw:layer="layout" svg:width="1.27cm" svg:height="1.27cm" svg:x="5.08cm" svg:y="2.54cm">
          <text:p/>
          <draw:enhanced-geometry svg:viewBox="0 0 21600 21600" draw:type="rectangle" draw:enhanced-path="M 0 0 L 21600 0 21600 21600 0 21600 0 0 Z N"/>
        </draw:custom-shape>
        <draw:custom-shape draw:style-name="gr30" draw:text-style-name="P7" draw:layer="layout" svg:width="10.16cm" svg:height="1.27cm" svg:x="3.81cm" svg:y="2.54cm">
          <text:p/>
          <draw:enhanced-geometry svg:viewBox="0 0 21600 21600" draw:type="rectangle" draw:enhanced-path="M 0 0 L 21600 0 21600 21600 0 21600 0 0 Z N"/>
        </draw:custom-shape>
        <draw:line draw:style-name="gr3" draw:text-style-name="P2" draw:layer="layout" svg:x1="5.08cm" svg:y1="2.54cm" svg:x2="5.08cm" svg:y2="3.81cm">
          <text:p/>
        </draw:line>
        <draw:frame draw:style-name="gr5" draw:text-style-name="P4" draw:layer="layout" svg:width="10.16cm" svg:height="0.725cm" svg:x="3.81cm" svg:y="1.778cm">
          <draw:text-box>
            <text:p text:style-name="P3"><text:span text:style-name="T1">BACnet/MQTT Virtual Link Layer PDU</text:span></text:p>
          </draw:text-box>
        </draw:frame>
        <draw:line draw:style-name="gr3" draw:text-style-name="P2" draw:layer="layout" svg:x1="4.445cm" svg:y1="2.54cm" svg:x2="4.445cm" svg:y2="3.81cm">
          <text:p/>
        </draw:line>
        <draw:line draw:style-name="gr3" draw:text-style-name="P2" draw:layer="layout" svg:x1="5.715cm" svg:y1="3.302cm" svg:x2="5.715cm" svg:y2="3.81cm">
          <text:p/>
        </draw:line>
        <draw:line draw:style-name="gr3" draw:text-style-name="P2" draw:layer="layout" svg:x1="6.35cm" svg:y1="2.54cm" svg:x2="6.35cm" svg:y2="3.81cm">
          <text:p/>
        </draw:line>
        <draw:line draw:style-name="gr3" draw:text-style-name="P2" draw:layer="layout" svg:x1="6.985cm" svg:y1="3.302cm" svg:x2="6.985cm" svg:y2="3.81cm">
          <text:p/>
        </draw:line>
        <draw:line draw:style-name="gr3" draw:text-style-name="P2" draw:layer="layout" svg:x1="7.62cm" svg:y1="3.302cm" svg:x2="7.62cm" svg:y2="3.81cm">
          <text:p/>
        </draw:line>
        <draw:line draw:style-name="gr3" draw:text-style-name="P2" draw:layer="layout" svg:x1="8.255cm" svg:y1="2.54cm" svg:x2="8.255cm" svg:y2="3.81cm">
          <text:p/>
        </draw:line>
        <draw:line draw:style-name="gr3" draw:text-style-name="P2" draw:layer="layout" svg:x1="8.89cm" svg:y1="3.302cm" svg:x2="8.89cm" svg:y2="3.81cm">
          <text:p/>
        </draw:line>
        <draw:line draw:style-name="gr3" draw:text-style-name="P2" draw:layer="layout" svg:x1="9.525cm" svg:y1="3.302cm" svg:x2="9.525cm" svg:y2="3.81cm">
          <text:p/>
        </draw:line>
        <draw:line draw:style-name="gr3" draw:text-style-name="P2" draw:layer="layout" svg:x1="10.16cm" svg:y1="3.302cm" svg:x2="10.16cm" svg:y2="3.81cm">
          <text:p/>
        </draw:line>
        <draw:line draw:style-name="gr3" draw:text-style-name="P2" draw:layer="layout" svg:x1="10.795cm" svg:y1="3.302cm" svg:x2="10.795cm" svg:y2="3.81cm">
          <text:p/>
        </draw:line>
        <draw:line draw:style-name="gr3" draw:text-style-name="P2" draw:layer="layout" svg:x1="11.43cm" svg:y1="3.302cm" svg:x2="11.43cm" svg:y2="3.81cm">
          <text:p/>
        </draw:line>
        <draw:line draw:style-name="gr3" draw:text-style-name="P2" draw:layer="layout" svg:x1="12.065cm" svg:y1="3.302cm" svg:x2="12.065cm" svg:y2="3.81cm">
          <text:p/>
        </draw:line>
        <draw:line draw:style-name="gr3" draw:text-style-name="P2" draw:layer="layout" svg:x1="12.7cm" svg:y1="3.302cm" svg:x2="12.7cm" svg:y2="3.81cm">
          <text:p/>
        </draw:line>
        <draw:line draw:style-name="gr3" draw:text-style-name="P2" draw:layer="layout" svg:x1="13.335cm" svg:y1="3.302cm" svg:x2="13.335cm" svg:y2="3.81cm">
          <text:p/>
        </draw:line>
        <draw:frame draw:style-name="gr31" draw:text-style-name="P8" draw:layer="layout" svg:width="12.7cm" svg:height="3.81cm" svg:x="3.81cm" svg:y="6.35cm">
          <draw:text-box>
            <text:p><text:span text:style-name="T4">The BVLC Length is the self-included length of the entire BVLL packet, identical to the other BVLL formats.</text:span></text:p>
          </draw:text-box>
        </draw:frame>
        <draw:line draw:style-name="gr9" draw:text-style-name="P2" draw:layer="layout" svg:x1="5.715cm" svg:y1="5.08cm" svg:x2="6.604cm" svg:y2="5.08cm">
          <text:p/>
        </draw:line>
        <draw:line draw:style-name="gr9" draw:text-style-name="P2" draw:layer="layout" svg:x1="5.715cm" svg:y1="3.81cm" svg:x2="5.715cm" svg:y2="5.08cm">
          <text:p/>
        </draw:line>
        <draw:frame draw:style-name="gr4" draw:text-style-name="P9" draw:layer="layout" svg:width="6.35cm" svg:height="0.762cm" svg:x="6.604cm" svg:y="4.699cm">
          <draw:text-box>
            <text:p><text:span text:style-name="T5">BVLC Length</text:span></text:p>
          </draw:text-box>
        </draw:frame>
      </draw:page>
      <draw:page draw:name="page22" draw:style-name="dp1" draw:master-page-name="Default">
        <draw:custom-shape draw:style-name="gr34" draw:text-style-name="P1" draw:layer="layout" svg:width="1.905cm" svg:height="1.27cm" svg:x="6.35cm" svg:y="2.54cm">
          <text:p/>
          <draw:enhanced-geometry svg:viewBox="0 0 21600 21600" draw:type="rectangle" draw:enhanced-path="M 0 0 L 21600 0 21600 21600 0 21600 0 0 Z N"/>
        </draw:custom-shape>
        <draw:custom-shape draw:style-name="gr30" draw:text-style-name="P7" draw:layer="layout" svg:width="10.16cm" svg:height="1.27cm" svg:x="3.81cm" svg:y="2.54cm">
          <text:p/>
          <draw:enhanced-geometry svg:viewBox="0 0 21600 21600" draw:type="rectangle" draw:enhanced-path="M 0 0 L 21600 0 21600 21600 0 21600 0 0 Z N"/>
        </draw:custom-shape>
        <draw:line draw:style-name="gr3" draw:text-style-name="P2" draw:layer="layout" svg:x1="5.08cm" svg:y1="2.54cm" svg:x2="5.08cm" svg:y2="3.81cm">
          <text:p/>
        </draw:line>
        <draw:frame draw:style-name="gr5" draw:text-style-name="P4" draw:layer="layout" svg:width="10.16cm" svg:height="0.725cm" svg:x="3.81cm" svg:y="1.778cm">
          <draw:text-box>
            <text:p text:style-name="P3"><text:span text:style-name="T1">BACnet/MQTT Virtual Link Layer PDU</text:span></text:p>
          </draw:text-box>
        </draw:frame>
        <draw:line draw:style-name="gr3" draw:text-style-name="P2" draw:layer="layout" svg:x1="4.445cm" svg:y1="2.54cm" svg:x2="4.445cm" svg:y2="3.81cm">
          <text:p/>
        </draw:line>
        <draw:line draw:style-name="gr3" draw:text-style-name="P2" draw:layer="layout" svg:x1="5.715cm" svg:y1="3.302cm" svg:x2="5.715cm" svg:y2="3.81cm">
          <text:p/>
        </draw:line>
        <draw:line draw:style-name="gr3" draw:text-style-name="P2" draw:layer="layout" svg:x1="6.35cm" svg:y1="2.54cm" svg:x2="6.35cm" svg:y2="3.81cm">
          <text:p/>
        </draw:line>
        <draw:line draw:style-name="gr3" draw:text-style-name="P2" draw:layer="layout" svg:x1="6.985cm" svg:y1="3.302cm" svg:x2="6.985cm" svg:y2="3.81cm">
          <text:p/>
        </draw:line>
        <draw:line draw:style-name="gr3" draw:text-style-name="P2" draw:layer="layout" svg:x1="7.62cm" svg:y1="3.302cm" svg:x2="7.62cm" svg:y2="3.81cm">
          <text:p/>
        </draw:line>
        <draw:line draw:style-name="gr3" draw:text-style-name="P2" draw:layer="layout" svg:x1="8.255cm" svg:y1="2.54cm" svg:x2="8.255cm" svg:y2="3.81cm">
          <text:p/>
        </draw:line>
        <draw:line draw:style-name="gr3" draw:text-style-name="P2" draw:layer="layout" svg:x1="8.89cm" svg:y1="3.302cm" svg:x2="8.89cm" svg:y2="3.81cm">
          <text:p/>
        </draw:line>
        <draw:line draw:style-name="gr3" draw:text-style-name="P2" draw:layer="layout" svg:x1="9.525cm" svg:y1="3.302cm" svg:x2="9.525cm" svg:y2="3.81cm">
          <text:p/>
        </draw:line>
        <draw:line draw:style-name="gr3" draw:text-style-name="P2" draw:layer="layout" svg:x1="10.16cm" svg:y1="3.302cm" svg:x2="10.16cm" svg:y2="3.81cm">
          <text:p/>
        </draw:line>
        <draw:line draw:style-name="gr3" draw:text-style-name="P2" draw:layer="layout" svg:x1="10.795cm" svg:y1="3.302cm" svg:x2="10.795cm" svg:y2="3.81cm">
          <text:p/>
        </draw:line>
        <draw:line draw:style-name="gr3" draw:text-style-name="P2" draw:layer="layout" svg:x1="11.43cm" svg:y1="3.302cm" svg:x2="11.43cm" svg:y2="3.81cm">
          <text:p/>
        </draw:line>
        <draw:line draw:style-name="gr3" draw:text-style-name="P2" draw:layer="layout" svg:x1="12.065cm" svg:y1="3.302cm" svg:x2="12.065cm" svg:y2="3.81cm">
          <text:p/>
        </draw:line>
        <draw:line draw:style-name="gr3" draw:text-style-name="P2" draw:layer="layout" svg:x1="12.7cm" svg:y1="3.302cm" svg:x2="12.7cm" svg:y2="3.81cm">
          <text:p/>
        </draw:line>
        <draw:line draw:style-name="gr3" draw:text-style-name="P2" draw:layer="layout" svg:x1="13.335cm" svg:y1="3.302cm" svg:x2="13.335cm" svg:y2="3.81cm">
          <text:p/>
        </draw:line>
        <draw:frame draw:style-name="gr31" draw:text-style-name="P8" draw:layer="layout" svg:width="12.7cm" svg:height="3.81cm" svg:x="3.81cm" svg:y="6.35cm">
          <draw:text-box>
            <text:p><text:span text:style-name="T4">The Source Virtual Address is the virtual MAC address for the client. <text:s/>It is unique for each client and cannot be the broadcast address. <text:s/>All virtual addresses are the same length, 3 octets.</text:span></text:p>
          </draw:text-box>
        </draw:frame>
        <draw:line draw:style-name="gr9" draw:text-style-name="P2" draw:layer="layout" svg:x1="7.299cm" svg:y1="5.08cm" svg:x2="8.188cm" svg:y2="5.08cm">
          <text:p/>
        </draw:line>
        <draw:line draw:style-name="gr9" draw:text-style-name="P2" draw:layer="layout" svg:x1="7.299cm" svg:y1="3.81cm" svg:x2="7.299cm" svg:y2="5.08cm">
          <text:p/>
        </draw:line>
        <draw:frame draw:style-name="gr4" draw:text-style-name="P9" draw:layer="layout" svg:width="6.35cm" svg:height="0.762cm" svg:x="8.188cm" svg:y="4.699cm">
          <draw:text-box>
            <text:p><text:span text:style-name="T5">Source Virtual Address</text:span></text:p>
          </draw:text-box>
        </draw:frame>
      </draw:page>
      <draw:page draw:name="page23" draw:style-name="dp1" draw:master-page-name="Default">
        <draw:custom-shape draw:style-name="gr35" draw:text-style-name="P1" draw:layer="layout" svg:width="5.715cm" svg:height="1.27cm" svg:x="8.255cm" svg:y="2.54cm">
          <text:p/>
          <draw:enhanced-geometry svg:viewBox="0 0 21600 21600" draw:type="rectangle" draw:enhanced-path="M 0 0 L 21600 0 21600 21600 0 21600 0 0 Z N"/>
        </draw:custom-shape>
        <draw:custom-shape draw:style-name="gr30" draw:text-style-name="P7" draw:layer="layout" svg:width="10.16cm" svg:height="1.27cm" svg:x="3.81cm" svg:y="2.54cm">
          <text:p/>
          <draw:enhanced-geometry svg:viewBox="0 0 21600 21600" draw:type="rectangle" draw:enhanced-path="M 0 0 L 21600 0 21600 21600 0 21600 0 0 Z N"/>
        </draw:custom-shape>
        <draw:line draw:style-name="gr3" draw:text-style-name="P2" draw:layer="layout" svg:x1="5.08cm" svg:y1="2.54cm" svg:x2="5.08cm" svg:y2="3.81cm">
          <text:p/>
        </draw:line>
        <draw:frame draw:style-name="gr5" draw:text-style-name="P4" draw:layer="layout" svg:width="10.16cm" svg:height="0.725cm" svg:x="3.81cm" svg:y="1.778cm">
          <draw:text-box>
            <text:p text:style-name="P3"><text:span text:style-name="T1">BACnet/MQTT Virtual Link Layer PDU</text:span></text:p>
          </draw:text-box>
        </draw:frame>
        <draw:line draw:style-name="gr3" draw:text-style-name="P2" draw:layer="layout" svg:x1="4.445cm" svg:y1="2.54cm" svg:x2="4.445cm" svg:y2="3.81cm">
          <text:p/>
        </draw:line>
        <draw:line draw:style-name="gr3" draw:text-style-name="P2" draw:layer="layout" svg:x1="5.715cm" svg:y1="3.302cm" svg:x2="5.715cm" svg:y2="3.81cm">
          <text:p/>
        </draw:line>
        <draw:line draw:style-name="gr3" draw:text-style-name="P2" draw:layer="layout" svg:x1="6.35cm" svg:y1="2.54cm" svg:x2="6.35cm" svg:y2="3.81cm">
          <text:p/>
        </draw:line>
        <draw:line draw:style-name="gr3" draw:text-style-name="P2" draw:layer="layout" svg:x1="6.985cm" svg:y1="3.302cm" svg:x2="6.985cm" svg:y2="3.81cm">
          <text:p/>
        </draw:line>
        <draw:line draw:style-name="gr3" draw:text-style-name="P2" draw:layer="layout" svg:x1="7.62cm" svg:y1="3.302cm" svg:x2="7.62cm" svg:y2="3.81cm">
          <text:p/>
        </draw:line>
        <draw:line draw:style-name="gr3" draw:text-style-name="P2" draw:layer="layout" svg:x1="8.255cm" svg:y1="2.54cm" svg:x2="8.255cm" svg:y2="3.81cm">
          <text:p/>
        </draw:line>
        <draw:line draw:style-name="gr3" draw:text-style-name="P2" draw:layer="layout" svg:x1="8.89cm" svg:y1="3.302cm" svg:x2="8.89cm" svg:y2="3.81cm">
          <text:p/>
        </draw:line>
        <draw:line draw:style-name="gr3" draw:text-style-name="P2" draw:layer="layout" svg:x1="9.525cm" svg:y1="3.302cm" svg:x2="9.525cm" svg:y2="3.81cm">
          <text:p/>
        </draw:line>
        <draw:line draw:style-name="gr3" draw:text-style-name="P2" draw:layer="layout" svg:x1="10.16cm" svg:y1="3.302cm" svg:x2="10.16cm" svg:y2="3.81cm">
          <text:p/>
        </draw:line>
        <draw:line draw:style-name="gr3" draw:text-style-name="P2" draw:layer="layout" svg:x1="10.795cm" svg:y1="3.302cm" svg:x2="10.795cm" svg:y2="3.81cm">
          <text:p/>
        </draw:line>
        <draw:line draw:style-name="gr3" draw:text-style-name="P2" draw:layer="layout" svg:x1="11.43cm" svg:y1="3.302cm" svg:x2="11.43cm" svg:y2="3.81cm">
          <text:p/>
        </draw:line>
        <draw:line draw:style-name="gr3" draw:text-style-name="P2" draw:layer="layout" svg:x1="12.065cm" svg:y1="3.302cm" svg:x2="12.065cm" svg:y2="3.81cm">
          <text:p/>
        </draw:line>
        <draw:line draw:style-name="gr3" draw:text-style-name="P2" draw:layer="layout" svg:x1="12.7cm" svg:y1="3.302cm" svg:x2="12.7cm" svg:y2="3.81cm">
          <text:p/>
        </draw:line>
        <draw:line draw:style-name="gr3" draw:text-style-name="P2" draw:layer="layout" svg:x1="13.335cm" svg:y1="3.302cm" svg:x2="13.335cm" svg:y2="3.81cm">
          <text:p/>
        </draw:line>
        <draw:frame draw:style-name="gr31" draw:text-style-name="P8" draw:layer="layout" svg:width="12.7cm" svg:height="3.81cm" svg:x="3.81cm" svg:y="6.35cm">
          <draw:text-box>
            <text:p><text:span text:style-name="T4">The NPDU field is only used for </text:span><text:span text:style-name="T7">Original Unicast</text:span><text:span text:style-name="T4"> and </text:span><text:span text:style-name="T7">Original Broadcast</text:span><text:span text:style-name="T4"> messages and contains the complete NPDU beginning with the BACnet version number 0x01.</text:span></text:p>
          </draw:text-box>
        </draw:frame>
        <draw:line draw:style-name="gr9" draw:text-style-name="P2" draw:layer="layout" svg:x1="11.43cm" svg:y1="5.08cm" svg:x2="12.319cm" svg:y2="5.08cm">
          <text:p/>
        </draw:line>
        <draw:line draw:style-name="gr9" draw:text-style-name="P2" draw:layer="layout" svg:x1="11.43cm" svg:y1="3.81cm" svg:x2="11.43cm" svg:y2="5.08cm">
          <text:p/>
        </draw:line>
        <draw:frame draw:style-name="gr4" draw:text-style-name="P9" draw:layer="layout" svg:width="2.286cm" svg:height="0.762cm" svg:x="12.319cm" svg:y="4.699cm">
          <draw:text-box>
            <text:p><text:span text:style-name="T5">NPDU</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24T14:30:01.771412678</meta:creation-date>
    <dc:date>2018-08-01T22:00:27.512572499</dc:date>
    <meta:editing-duration>PT1H44S</meta:editing-duration>
    <meta:editing-cycles>11</meta:editing-cycles>
    <meta:generator>LibreOffice/5.1.6.2$Linux_X86_64 LibreOffice_project/10m0$Build-2</meta:generator>
    <meta:document-statistic meta:object-count="827"/>
  </office:meta>
</office:document-meta>
</file>